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38c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2.7429in" svg:height="1.77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6" text:anchor-type="paragraph" svg:width="2.8602in" svg:height="1.42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/>
      <text:p text:style-name="Standard"/>
      <text:p text:style-name="P1"/>
      <text:p text:style-name="Standard"/>
      <text:p text:style-name="Standard"/>
      <text:p text:style-name="Standard"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Object5" text:anchor-type="paragraph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ct8" text:anchor-type="paragraph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5:39:20.743935068</meta:creation-date>
    <dc:date>2018-05-01T13:42:01.875653300</dc:date>
    <meta:editing-duration>PT15M56S</meta:editing-duration>
    <meta:editing-cycles>4</meta:editing-cycles>
    <meta:generator>LibreOffice/5.1.6.2$Linux_X86_64 LibreOffice_project/10m0$Build-2</meta:generator>
    <meta:document-statistic meta:table-count="0" meta:image-count="0" meta:object-count="8" meta:page-count="4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ata_export_relational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5">
          <table:table-cell table:number-columns-repeated="19"/>
        </table:table-row>
        <table:table-row table:style-name="ro1">
          <table:table-cell table:number-columns-repeated="16"/>
          <table:table-cell table:style-name="ce2" office:value-type="string" calcext:value-type="string">
            <text:p>Build Table</text:p>
          </table:table-cell>
          <table:table-cell table:style-name="ce2" office:value-type="float" office:value="9.54958277455769" calcext:value-type="float">
            <text:p>9.5495827746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6"/>
          <table:table-cell table:style-name="ce2" office:value-type="string" calcext:value-type="string">
            <text:p>Build Edges</text:p>
          </table:table-cell>
          <table:table-cell table:style-name="ce2" office:value-type="float" office:value="0.722629797096154" calcext:value-type="float">
            <text:p>0.7226297971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6"/>
          <table:table-cell table:style-name="ce2" office:value-type="string" calcext:value-type="string">
            <text:p>A to B</text:p>
          </table:table-cell>
          <table:table-cell table:style-name="ce2" office:value-type="float" office:value="0.0471042893076923" calcext:value-type="float">
            <text:p>0.047104289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6"/>
          <table:table-cell table:style-name="ce2" office:value-type="string" calcext:value-type="string">
            <text:p>Connected </text:p>
          </table:table-cell>
          <table:table-cell table:style-name="ce2" office:value-type="float" office:value="0.199403465788462" calcext:value-type="float">
            <text:p>0.1994034658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6"/>
          <table:table-cell table:style-name="ce2" office:value-type="string" calcext:value-type="string">
            <text:p>By Type</text:p>
          </table:table-cell>
          <table:table-cell table:style-name="ce2" office:value-type="float" office:value="0.221852859384615" calcext:value-type="float">
            <text:p>0.2218528594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6"/>
          <table:table-cell table:style-name="ce2" table:number-columns-repeated="3"/>
        </table:table-row>
        <table:table-row table:style-name="ro1">
          <table:table-cell table:number-columns-repeated="16"/>
          <table:table-cell table:style-name="ce2" office:value-type="string" calcext:value-type="string">
            <text:p>Single Select</text:p>
          </table:table-cell>
          <table:table-cell table:style-name="ce2" office:value-type="float" office:value="0.00413026051923077" calcext:value-type="float">
            <text:p>0.0041302605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6"/>
          <table:table-cell table:style-name="ce2" office:value-type="string" calcext:value-type="string">
            <text:p>Table Select</text:p>
          </table:table-cell>
          <table:table-cell table:style-name="ce2" office:value-type="float" office:value="0.0114401149038462" calcext:value-type="float">
            <text:p>0.0114401149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6"/>
          <table:table-cell table:style-name="ce2" table:number-columns-repeated="3"/>
        </table:table-row>
        <table:table-row table:style-name="ro1">
          <table:table-cell table:number-columns-repeated="16"/>
          <table:table-cell table:style-name="ce2" office:value-type="string" calcext:value-type="string">
            <text:p>Size Allocated</text:p>
          </table:table-cell>
          <table:table-cell table:style-name="ce2" office:value-type="float" office:value="64.6292344615385" calcext:value-type="float">
            <text:p>64.6292344615</text:p>
          </table:table-cell>
          <table:table-cell table:style-name="ce2" office:value-type="string" calcext:value-type="string">
            <text:p>MB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3:34:12.147218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676cm" svg:y="3.702cm" style:legend-expansion="high" chart:style-name="ch2"/>
        <chart:plot-area chart:style-name="ch3" chart:data-source-has-labels="both" svg:x="0.319cm" svg:y="0.179cm" svg:width="13.038cm" svg:height="8.641cm">
          <chartooo:coordinate-region svg:x="1.231cm" svg:y="0.378cm" svg:width="12.126cm" svg:height="8.243cm"/>
          <chart:axis chart:dimension="x" chart:name="primary-x" chart:style-name="ch4" chartooo:axis-type="text">
            <chart:categories table:cell-range-address="local-table.$A$2:.$A$1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5" chart:label-cell-address="local-table.$B$1" chart:class="chart:line">
            <chart:data-point chart:repeated="104"/>
          </chart:series>
          <chart:series chart:style-name="ch7" chart:values-cell-range-address="local-table.$C$2:.$C$105" chart:label-cell-address="local-table.$C$1" chart:class="chart:line">
            <chart:data-point chart:repeated="104"/>
          </chart:series>
          <chart:series chart:style-name="ch8" chart:values-cell-range-address="local-table.$D$2:.$D$105" chart:label-cell-address="local-table.$D$1" chart:class="chart:line">
            <chart:data-point chart:repeated="1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</table:table-cell>
              <table:table-cell office:value-type="string">
                <text:p>Nodes</text:p>
              </table:table-cell>
              <table:table-cell office:value-type="string">
                <text:p>Edg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.993088">
                <text:p>73.993088</text:p>
              </table:table-cell>
              <table:table-cell office:value-type="float" office:value="65.35224">
                <text:p>65.35224</text:p>
              </table:table-cell>
              <table:table-cell office:value-type="float" office:value="84.01936">
                <text:p>84.019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5152">
                <text:p>63.435152</text:p>
              </table:table-cell>
              <table:table-cell office:value-type="float" office:value="112.137016">
                <text:p>112.137016</text:p>
              </table:table-cell>
              <table:table-cell office:value-type="float" office:value="128.842008">
                <text:p>128.842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077296">
                <text:p>66.077296</text:p>
              </table:table-cell>
              <table:table-cell office:value-type="float" office:value="88.429904">
                <text:p>88.429904</text:p>
              </table:table-cell>
              <table:table-cell office:value-type="float" office:value="107.227488">
                <text:p>107.227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077384">
                <text:p>66.077384</text:p>
              </table:table-cell>
              <table:table-cell office:value-type="float" office:value="-13.45056">
                <text:p>-13.45056</text:p>
              </table:table-cell>
              <table:table-cell office:value-type="float" office:value="6.15908">
                <text:p>6.15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434744">
                <text:p>63.434744</text:p>
              </table:table-cell>
              <table:table-cell office:value-type="float" office:value="-73.308648">
                <text:p>-73.308648</text:p>
              </table:table-cell>
              <table:table-cell office:value-type="float" office:value="-56.283624">
                <text:p>-56.283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077512">
                <text:p>66.077512</text:p>
              </table:table-cell>
              <table:table-cell office:value-type="float" office:value="94.99352">
                <text:p>94.99352</text:p>
              </table:table-cell>
              <table:table-cell office:value-type="float" office:value="112.941792">
                <text:p>112.94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434744">
                <text:p>63.434744</text:p>
              </table:table-cell>
              <table:table-cell office:value-type="float" office:value="75.103648">
                <text:p>75.103648</text:p>
              </table:table-cell>
              <table:table-cell office:value-type="float" office:value="94.282312">
                <text:p>94.282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.435096">
                <text:p>63.435096</text:p>
              </table:table-cell>
              <table:table-cell office:value-type="float" office:value="86.467936">
                <text:p>86.467936</text:p>
              </table:table-cell>
              <table:table-cell office:value-type="float" office:value="105.333952">
                <text:p>105.333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43508">
                <text:p>63.43508</text:p>
              </table:table-cell>
              <table:table-cell office:value-type="float" office:value="77.451432">
                <text:p>77.451432</text:p>
              </table:table-cell>
              <table:table-cell office:value-type="float" office:value="94.80232">
                <text:p>94.80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077392">
                <text:p>66.077392</text:p>
              </table:table-cell>
              <table:table-cell office:value-type="float" office:value="-80.105432">
                <text:p>-80.105432</text:p>
              </table:table-cell>
              <table:table-cell office:value-type="float" office:value="-60.51432">
                <text:p>-60.51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434936">
                <text:p>63.434936</text:p>
              </table:table-cell>
              <table:table-cell office:value-type="float" office:value="95.485608">
                <text:p>95.485608</text:p>
              </table:table-cell>
              <table:table-cell office:value-type="float" office:value="114.224144">
                <text:p>114.224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07764">
                <text:p>66.07764</text:p>
              </table:table-cell>
              <table:table-cell office:value-type="float" office:value="-20.943744">
                <text:p>-20.943744</text:p>
              </table:table-cell>
              <table:table-cell office:value-type="float" office:value="-0.839144">
                <text:p>-0.839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.435224">
                <text:p>63.435224</text:p>
              </table:table-cell>
              <table:table-cell office:value-type="float" office:value="90.71944">
                <text:p>90.71944</text:p>
              </table:table-cell>
              <table:table-cell office:value-type="float" office:value="107.506696">
                <text:p>107.506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077456">
                <text:p>66.077456</text:p>
              </table:table-cell>
              <table:table-cell office:value-type="float" office:value="101.532792">
                <text:p>101.532792</text:p>
              </table:table-cell>
              <table:table-cell office:value-type="float" office:value="118.46712">
                <text:p>118.46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435144">
                <text:p>63.435144</text:p>
              </table:table-cell>
              <table:table-cell office:value-type="float" office:value="131.232768">
                <text:p>131.232768</text:p>
              </table:table-cell>
              <table:table-cell office:value-type="float" office:value="147.765768">
                <text:p>147.765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077456">
                <text:p>66.077456</text:p>
              </table:table-cell>
              <table:table-cell office:value-type="float" office:value="93.543168">
                <text:p>93.543168</text:p>
              </table:table-cell>
              <table:table-cell office:value-type="float" office:value="110.301064">
                <text:p>110.301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4352">
                <text:p>63.4352</text:p>
              </table:table-cell>
              <table:table-cell office:value-type="float" office:value="65.187768">
                <text:p>65.187768</text:p>
              </table:table-cell>
              <table:table-cell office:value-type="float" office:value="82.314216">
                <text:p>82.314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435032">
                <text:p>63.435032</text:p>
              </table:table-cell>
              <table:table-cell office:value-type="float" office:value="76.555208">
                <text:p>76.555208</text:p>
              </table:table-cell>
              <table:table-cell office:value-type="float" office:value="94.3734">
                <text:p>94.3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434888">
                <text:p>63.434888</text:p>
              </table:table-cell>
              <table:table-cell office:value-type="float" office:value="84.023496">
                <text:p>84.023496</text:p>
              </table:table-cell>
              <table:table-cell office:value-type="float" office:value="102.842952">
                <text:p>102.842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.435336">
                <text:p>63.435336</text:p>
              </table:table-cell>
              <table:table-cell office:value-type="float" office:value="122.539872">
                <text:p>122.539872</text:p>
              </table:table-cell>
              <table:table-cell office:value-type="float" office:value="142.289216">
                <text:p>142.289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43516">
                <text:p>63.43516</text:p>
              </table:table-cell>
              <table:table-cell office:value-type="float" office:value="114.574288">
                <text:p>114.574288</text:p>
              </table:table-cell>
              <table:table-cell office:value-type="float" office:value="131.223488">
                <text:p>131.223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77432">
                <text:p>66.077432</text:p>
              </table:table-cell>
              <table:table-cell office:value-type="float" office:value="-49.130256">
                <text:p>-49.130256</text:p>
              </table:table-cell>
              <table:table-cell office:value-type="float" office:value="-32.871848">
                <text:p>-32.871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434952">
                <text:p>63.434952</text:p>
              </table:table-cell>
              <table:table-cell office:value-type="float" office:value="93.854864">
                <text:p>93.854864</text:p>
              </table:table-cell>
              <table:table-cell office:value-type="float" office:value="112.642408">
                <text:p>112.642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4352">
                <text:p>63.4352</text:p>
              </table:table-cell>
              <table:table-cell office:value-type="float" office:value="96.133008">
                <text:p>96.133008</text:p>
              </table:table-cell>
              <table:table-cell office:value-type="float" office:value="112.853536">
                <text:p>112.853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077584">
                <text:p>66.077584</text:p>
              </table:table-cell>
              <table:table-cell office:value-type="float" office:value="109.274608">
                <text:p>109.274608</text:p>
              </table:table-cell>
              <table:table-cell office:value-type="float" office:value="128.30948">
                <text:p>128.30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077408">
                <text:p>66.077408</text:p>
              </table:table-cell>
              <table:table-cell office:value-type="float" office:value="109.320032">
                <text:p>109.320032</text:p>
              </table:table-cell>
              <table:table-cell office:value-type="float" office:value="127.925584">
                <text:p>127.925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434824">
                <text:p>63.434824</text:p>
              </table:table-cell>
              <table:table-cell office:value-type="float" office:value="98.104968">
                <text:p>98.104968</text:p>
              </table:table-cell>
              <table:table-cell office:value-type="float" office:value="114.797872">
                <text:p>114.797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.07748">
                <text:p>66.07748</text:p>
              </table:table-cell>
              <table:table-cell office:value-type="float" office:value="63.011736">
                <text:p>63.011736</text:p>
              </table:table-cell>
              <table:table-cell office:value-type="float" office:value="81.885952">
                <text:p>81.885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07768">
                <text:p>66.07768</text:p>
              </table:table-cell>
              <table:table-cell office:value-type="float" office:value="-76.10544">
                <text:p>-76.10544</text:p>
              </table:table-cell>
              <table:table-cell office:value-type="float" office:value="-59.930816">
                <text:p>-59.930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.077456">
                <text:p>66.077456</text:p>
              </table:table-cell>
              <table:table-cell office:value-type="float" office:value="89.981392">
                <text:p>89.981392</text:p>
              </table:table-cell>
              <table:table-cell office:value-type="float" office:value="106.77008">
                <text:p>106.77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077536">
                <text:p>66.077536</text:p>
              </table:table-cell>
              <table:table-cell office:value-type="float" office:value="93.31144">
                <text:p>93.31144</text:p>
              </table:table-cell>
              <table:table-cell office:value-type="float" office:value="110.066528">
                <text:p>110.066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.43492">
                <text:p>63.43492</text:p>
              </table:table-cell>
              <table:table-cell office:value-type="float" office:value="-77.511384">
                <text:p>-77.511384</text:p>
              </table:table-cell>
              <table:table-cell office:value-type="float" office:value="-56.826808">
                <text:p>-56.8268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077328">
                <text:p>66.077328</text:p>
              </table:table-cell>
              <table:table-cell office:value-type="float" office:value="91.211272">
                <text:p>91.211272</text:p>
              </table:table-cell>
              <table:table-cell office:value-type="float" office:value="110.288096">
                <text:p>110.288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435008">
                <text:p>63.435008</text:p>
              </table:table-cell>
              <table:table-cell office:value-type="float" office:value="-8.920848">
                <text:p>-8.920848</text:p>
              </table:table-cell>
              <table:table-cell office:value-type="float" office:value="6.446776">
                <text:p>6.446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434952">
                <text:p>63.434952</text:p>
              </table:table-cell>
              <table:table-cell office:value-type="float" office:value="105.82668">
                <text:p>105.82668</text:p>
              </table:table-cell>
              <table:table-cell office:value-type="float" office:value="122.587848">
                <text:p>122.587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.07736">
                <text:p>66.07736</text:p>
              </table:table-cell>
              <table:table-cell office:value-type="float" office:value="118.787936">
                <text:p>118.787936</text:p>
              </table:table-cell>
              <table:table-cell office:value-type="float" office:value="135.369144">
                <text:p>135.369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.077616">
                <text:p>66.077616</text:p>
              </table:table-cell>
              <table:table-cell office:value-type="float" office:value="95.965288">
                <text:p>95.965288</text:p>
              </table:table-cell>
              <table:table-cell office:value-type="float" office:value="114.692056">
                <text:p>114.6920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434752">
                <text:p>63.434752</text:p>
              </table:table-cell>
              <table:table-cell office:value-type="float" office:value="115.75752">
                <text:p>115.75752</text:p>
              </table:table-cell>
              <table:table-cell office:value-type="float" office:value="134.636984">
                <text:p>134.636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.077808">
                <text:p>66.077808</text:p>
              </table:table-cell>
              <table:table-cell office:value-type="float" office:value="113.445608">
                <text:p>113.445608</text:p>
              </table:table-cell>
              <table:table-cell office:value-type="float" office:value="130.109416">
                <text:p>130.109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43968">
                <text:p>63.43968</text:p>
              </table:table-cell>
              <table:table-cell office:value-type="float" office:value="-39.572192">
                <text:p>-39.572192</text:p>
              </table:table-cell>
              <table:table-cell office:value-type="float" office:value="-19.997936">
                <text:p>-19.997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07764">
                <text:p>66.07764</text:p>
              </table:table-cell>
              <table:table-cell office:value-type="float" office:value="58.067848">
                <text:p>58.067848</text:p>
              </table:table-cell>
              <table:table-cell office:value-type="float" office:value="76.914296">
                <text:p>76.914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077704">
                <text:p>66.077704</text:p>
              </table:table-cell>
              <table:table-cell office:value-type="float" office:value="-17.127248">
                <text:p>-17.127248</text:p>
              </table:table-cell>
              <table:table-cell office:value-type="float" office:value="-1.894464">
                <text:p>-1.894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.434888">
                <text:p>63.434888</text:p>
              </table:table-cell>
              <table:table-cell office:value-type="float" office:value="93.269752">
                <text:p>93.269752</text:p>
              </table:table-cell>
              <table:table-cell office:value-type="float" office:value="109.98688">
                <text:p>109.98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.077408">
                <text:p>66.077408</text:p>
              </table:table-cell>
              <table:table-cell office:value-type="float" office:value="39.474136">
                <text:p>39.474136</text:p>
              </table:table-cell>
              <table:table-cell office:value-type="float" office:value="57.48272">
                <text:p>57.4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07736">
                <text:p>66.07736</text:p>
              </table:table-cell>
              <table:table-cell office:value-type="float" office:value="118.784664">
                <text:p>118.784664</text:p>
              </table:table-cell>
              <table:table-cell office:value-type="float" office:value="135.344728">
                <text:p>135.3447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435128">
                <text:p>63.435128</text:p>
              </table:table-cell>
              <table:table-cell office:value-type="float" office:value="-9.053192">
                <text:p>-9.053192</text:p>
              </table:table-cell>
              <table:table-cell office:value-type="float" office:value="9.815144">
                <text:p>9.815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435088">
                <text:p>63.435088</text:p>
              </table:table-cell>
              <table:table-cell office:value-type="float" office:value="-13.752472">
                <text:p>-13.752472</text:p>
              </table:table-cell>
              <table:table-cell office:value-type="float" office:value="5.122456">
                <text:p>5.122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.434952">
                <text:p>63.434952</text:p>
              </table:table-cell>
              <table:table-cell office:value-type="float" office:value="118.861216">
                <text:p>118.861216</text:p>
              </table:table-cell>
              <table:table-cell office:value-type="float" office:value="137.389288">
                <text:p>137.389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.435128">
                <text:p>63.435128</text:p>
              </table:table-cell>
              <table:table-cell office:value-type="float" office:value="118.589136">
                <text:p>118.589136</text:p>
              </table:table-cell>
              <table:table-cell office:value-type="float" office:value="135.155296">
                <text:p>135.1552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.07728">
                <text:p>66.07728</text:p>
              </table:table-cell>
              <table:table-cell office:value-type="float" office:value="77.388288">
                <text:p>77.388288</text:p>
              </table:table-cell>
              <table:table-cell office:value-type="float" office:value="95.135904">
                <text:p>95.135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435072">
                <text:p>63.435072</text:p>
              </table:table-cell>
              <table:table-cell office:value-type="float" office:value="113.84776">
                <text:p>113.84776</text:p>
              </table:table-cell>
              <table:table-cell office:value-type="float" office:value="130.823584">
                <text:p>130.823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.43492">
                <text:p>63.43492</text:p>
              </table:table-cell>
              <table:table-cell office:value-type="float" office:value="98.811144">
                <text:p>98.811144</text:p>
              </table:table-cell>
              <table:table-cell office:value-type="float" office:value="115.49732">
                <text:p>115.49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434952">
                <text:p>63.434952</text:p>
              </table:table-cell>
              <table:table-cell office:value-type="float" office:value="90.983144">
                <text:p>90.983144</text:p>
              </table:table-cell>
              <table:table-cell office:value-type="float" office:value="107.40048">
                <text:p>107.40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.077296">
                <text:p>66.077296</text:p>
              </table:table-cell>
              <table:table-cell office:value-type="float" office:value="107.116312">
                <text:p>107.116312</text:p>
              </table:table-cell>
              <table:table-cell office:value-type="float" office:value="126.139968">
                <text:p>126.139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.434952">
                <text:p>63.434952</text:p>
              </table:table-cell>
              <table:table-cell office:value-type="float" office:value="83.530248">
                <text:p>83.530248</text:p>
              </table:table-cell>
              <table:table-cell office:value-type="float" office:value="100.731704">
                <text:p>100.7317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435096">
                <text:p>63.435096</text:p>
              </table:table-cell>
              <table:table-cell office:value-type="float" office:value="112.056048">
                <text:p>112.056048</text:p>
              </table:table-cell>
              <table:table-cell office:value-type="float" office:value="131.096576">
                <text:p>131.096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439752">
                <text:p>63.439752</text:p>
              </table:table-cell>
              <table:table-cell office:value-type="float" office:value="-15.192592">
                <text:p>-15.192592</text:p>
              </table:table-cell>
              <table:table-cell office:value-type="float" office:value="4.678456">
                <text:p>4.678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719936">
                <text:p>68.719936</text:p>
              </table:table-cell>
              <table:table-cell office:value-type="float" office:value="116.662488">
                <text:p>116.662488</text:p>
              </table:table-cell>
              <table:table-cell office:value-type="float" office:value="133.6346">
                <text:p>133.6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.435128">
                <text:p>63.435128</text:p>
              </table:table-cell>
              <table:table-cell office:value-type="float" office:value="-79.816656">
                <text:p>-79.816656</text:p>
              </table:table-cell>
              <table:table-cell office:value-type="float" office:value="-60.184656">
                <text:p>-60.184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.435496">
                <text:p>63.435496</text:p>
              </table:table-cell>
              <table:table-cell office:value-type="float" office:value="110.189128">
                <text:p>110.189128</text:p>
              </table:table-cell>
              <table:table-cell office:value-type="float" office:value="129.50188">
                <text:p>129.50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077216">
                <text:p>66.077216</text:p>
              </table:table-cell>
              <table:table-cell office:value-type="float" office:value="116.86336">
                <text:p>116.86336</text:p>
              </table:table-cell>
              <table:table-cell office:value-type="float" office:value="133.811016">
                <text:p>133.811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077392">
                <text:p>66.077392</text:p>
              </table:table-cell>
              <table:table-cell office:value-type="float" office:value="93.722264">
                <text:p>93.722264</text:p>
              </table:table-cell>
              <table:table-cell office:value-type="float" office:value="110.469536">
                <text:p>110.469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.435152">
                <text:p>63.435152</text:p>
              </table:table-cell>
              <table:table-cell office:value-type="float" office:value="91.887656">
                <text:p>91.887656</text:p>
              </table:table-cell>
              <table:table-cell office:value-type="float" office:value="110.903136">
                <text:p>110.9031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435168">
                <text:p>63.435168</text:p>
              </table:table-cell>
              <table:table-cell office:value-type="float" office:value="74.42464">
                <text:p>74.42464</text:p>
              </table:table-cell>
              <table:table-cell office:value-type="float" office:value="93.188976">
                <text:p>93.188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.077264">
                <text:p>66.077264</text:p>
              </table:table-cell>
              <table:table-cell office:value-type="float" office:value="72.808368">
                <text:p>72.808368</text:p>
              </table:table-cell>
              <table:table-cell office:value-type="float" office:value="90.668912">
                <text:p>90.668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.435128">
                <text:p>63.435128</text:p>
              </table:table-cell>
              <table:table-cell office:value-type="float" office:value="116.53812">
                <text:p>116.53812</text:p>
              </table:table-cell>
              <table:table-cell office:value-type="float" office:value="133.150096">
                <text:p>133.150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077608">
                <text:p>66.077608</text:p>
              </table:table-cell>
              <table:table-cell office:value-type="float" office:value="-48.347576">
                <text:p>-48.347576</text:p>
              </table:table-cell>
              <table:table-cell office:value-type="float" office:value="-32.150864">
                <text:p>-32.150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.435216">
                <text:p>63.435216</text:p>
              </table:table-cell>
              <table:table-cell office:value-type="float" office:value="-80.11244">
                <text:p>-80.11244</text:p>
              </table:table-cell>
              <table:table-cell office:value-type="float" office:value="-59.67096">
                <text:p>-59.670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077608">
                <text:p>66.077608</text:p>
              </table:table-cell>
              <table:table-cell office:value-type="float" office:value="89.37844">
                <text:p>89.37844</text:p>
              </table:table-cell>
              <table:table-cell office:value-type="float" office:value="108.175512">
                <text:p>108.175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.435016">
                <text:p>63.435016</text:p>
              </table:table-cell>
              <table:table-cell office:value-type="float" office:value="-59.966192">
                <text:p>-59.966192</text:p>
              </table:table-cell>
              <table:table-cell office:value-type="float" office:value="-39.301376">
                <text:p>-39.301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.43488">
                <text:p>63.43488</text:p>
              </table:table-cell>
              <table:table-cell office:value-type="float" office:value="37.40648">
                <text:p>37.40648</text:p>
              </table:table-cell>
              <table:table-cell office:value-type="float" office:value="54.857936">
                <text:p>54.857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.077184">
                <text:p>66.077184</text:p>
              </table:table-cell>
              <table:table-cell office:value-type="float" office:value="107.38632">
                <text:p>107.38632</text:p>
              </table:table-cell>
              <table:table-cell office:value-type="float" office:value="124.018984">
                <text:p>124.018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.077664">
                <text:p>66.077664</text:p>
              </table:table-cell>
              <table:table-cell office:value-type="float" office:value="118.229624">
                <text:p>118.229624</text:p>
              </table:table-cell>
              <table:table-cell office:value-type="float" office:value="134.77332">
                <text:p>134.77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435096">
                <text:p>63.435096</text:p>
              </table:table-cell>
              <table:table-cell office:value-type="float" office:value="83.515632">
                <text:p>83.515632</text:p>
              </table:table-cell>
              <table:table-cell office:value-type="float" office:value="100.278928">
                <text:p>100.278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.435144">
                <text:p>63.435144</text:p>
              </table:table-cell>
              <table:table-cell office:value-type="float" office:value="59.118776">
                <text:p>59.118776</text:p>
              </table:table-cell>
              <table:table-cell office:value-type="float" office:value="75.642264">
                <text:p>75.642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.435144">
                <text:p>63.435144</text:p>
              </table:table-cell>
              <table:table-cell office:value-type="float" office:value="-74.616096">
                <text:p>-74.616096</text:p>
              </table:table-cell>
              <table:table-cell office:value-type="float" office:value="-58.197496">
                <text:p>-58.197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077184">
                <text:p>66.077184</text:p>
              </table:table-cell>
              <table:table-cell office:value-type="float" office:value="37.681592">
                <text:p>37.681592</text:p>
              </table:table-cell>
              <table:table-cell office:value-type="float" office:value="55.182776">
                <text:p>55.182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.435376">
                <text:p>63.435376</text:p>
              </table:table-cell>
              <table:table-cell office:value-type="float" office:value="-79.280776">
                <text:p>-79.280776</text:p>
              </table:table-cell>
              <table:table-cell office:value-type="float" office:value="-59.620736">
                <text:p>-59.620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.07736">
                <text:p>66.07736</text:p>
              </table:table-cell>
              <table:table-cell office:value-type="float" office:value="-35.936864">
                <text:p>-35.936864</text:p>
              </table:table-cell>
              <table:table-cell office:value-type="float" office:value="-15.90556">
                <text:p>-15.90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434992">
                <text:p>63.434992</text:p>
              </table:table-cell>
              <table:table-cell office:value-type="float" office:value="89.8436">
                <text:p>89.8436</text:p>
              </table:table-cell>
              <table:table-cell office:value-type="float" office:value="106.960376">
                <text:p>106.960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.434744">
                <text:p>63.434744</text:p>
              </table:table-cell>
              <table:table-cell office:value-type="float" office:value="90.61556">
                <text:p>90.61556</text:p>
              </table:table-cell>
              <table:table-cell office:value-type="float" office:value="108.285688">
                <text:p>108.2856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.07728">
                <text:p>66.07728</text:p>
              </table:table-cell>
              <table:table-cell office:value-type="float" office:value="-26.57336">
                <text:p>-26.57336</text:p>
              </table:table-cell>
              <table:table-cell office:value-type="float" office:value="-10.565504">
                <text:p>-10.5655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.434752">
                <text:p>63.434752</text:p>
              </table:table-cell>
              <table:table-cell office:value-type="float" office:value="105.139512">
                <text:p>105.139512</text:p>
              </table:table-cell>
              <table:table-cell office:value-type="float" office:value="121.832952">
                <text:p>121.832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.435168">
                <text:p>63.435168</text:p>
              </table:table-cell>
              <table:table-cell office:value-type="float" office:value="84.0922">
                <text:p>84.0922</text:p>
              </table:table-cell>
              <table:table-cell office:value-type="float" office:value="101.124032">
                <text:p>101.124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435136">
                <text:p>63.435136</text:p>
              </table:table-cell>
              <table:table-cell office:value-type="float" office:value="84.631968">
                <text:p>84.631968</text:p>
              </table:table-cell>
              <table:table-cell office:value-type="float" office:value="103.188832">
                <text:p>103.188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.435096">
                <text:p>63.435096</text:p>
              </table:table-cell>
              <table:table-cell office:value-type="float" office:value="-43.44564">
                <text:p>-43.44564</text:p>
              </table:table-cell>
              <table:table-cell office:value-type="float" office:value="-24.280528">
                <text:p>-24.2805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.077408">
                <text:p>66.077408</text:p>
              </table:table-cell>
              <table:table-cell office:value-type="float" office:value="-73.941832">
                <text:p>-73.941832</text:p>
              </table:table-cell>
              <table:table-cell office:value-type="float" office:value="-53.14288">
                <text:p>-53.142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.435144">
                <text:p>63.435144</text:p>
              </table:table-cell>
              <table:table-cell office:value-type="float" office:value="114.351984">
                <text:p>114.351984</text:p>
              </table:table-cell>
              <table:table-cell office:value-type="float" office:value="131.002552">
                <text:p>131.002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43496">
                <text:p>63.43496</text:p>
              </table:table-cell>
              <table:table-cell office:value-type="float" office:value="65.133064">
                <text:p>65.133064</text:p>
              </table:table-cell>
              <table:table-cell office:value-type="float" office:value="83.943464">
                <text:p>83.943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077536">
                <text:p>66.077536</text:p>
              </table:table-cell>
              <table:table-cell office:value-type="float" office:value="95.530384">
                <text:p>95.530384</text:p>
              </table:table-cell>
              <table:table-cell office:value-type="float" office:value="114.247272">
                <text:p>114.2472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.435">
                <text:p>63.435</text:p>
              </table:table-cell>
              <table:table-cell office:value-type="float" office:value="112.050544">
                <text:p>112.050544</text:p>
              </table:table-cell>
              <table:table-cell office:value-type="float" office:value="128.757344">
                <text:p>128.757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.439504">
                <text:p>63.439504</text:p>
              </table:table-cell>
              <table:table-cell office:value-type="float" office:value="-84.289664">
                <text:p>-84.289664</text:p>
              </table:table-cell>
              <table:table-cell office:value-type="float" office:value="-68.821984">
                <text:p>-68.8219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.077568">
                <text:p>66.077568</text:p>
              </table:table-cell>
              <table:table-cell office:value-type="float" office:value="106.522">
                <text:p>106.522</text:p>
              </table:table-cell>
              <table:table-cell office:value-type="float" office:value="125.5778">
                <text:p>125.5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434888">
                <text:p>63.434888</text:p>
              </table:table-cell>
              <table:table-cell office:value-type="float" office:value="95.71512">
                <text:p>95.71512</text:p>
              </table:table-cell>
              <table:table-cell office:value-type="float" office:value="112.43804">
                <text:p>112.43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.434912">
                <text:p>63.434912</text:p>
              </table:table-cell>
              <table:table-cell office:value-type="float" office:value="-45.847176">
                <text:p>-45.847176</text:p>
              </table:table-cell>
              <table:table-cell office:value-type="float" office:value="-25.6378">
                <text:p>-25.6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.434952">
                <text:p>63.434952</text:p>
              </table:table-cell>
              <table:table-cell office:value-type="float" office:value="90.388408">
                <text:p>90.388408</text:p>
              </table:table-cell>
              <table:table-cell office:value-type="float" office:value="107.190288">
                <text:p>107.190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3.43516">
                <text:p>63.43516</text:p>
              </table:table-cell>
              <table:table-cell office:value-type="float" office:value="97.823656">
                <text:p>97.823656</text:p>
              </table:table-cell>
              <table:table-cell office:value-type="float" office:value="114.51652">
                <text:p>114.51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.077328">
                <text:p>66.077328</text:p>
              </table:table-cell>
              <table:table-cell office:value-type="float" office:value="114.691488">
                <text:p>114.691488</text:p>
              </table:table-cell>
              <table:table-cell office:value-type="float" office:value="131.402176">
                <text:p>131.402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.434928">
                <text:p>63.434928</text:p>
              </table:table-cell>
              <table:table-cell office:value-type="float" office:value="114.51864">
                <text:p>114.51864</text:p>
              </table:table-cell>
              <table:table-cell office:value-type="float" office:value="133.47248">
                <text:p>133.47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435144">
                <text:p>63.435144</text:p>
              </table:table-cell>
              <table:table-cell office:value-type="float" office:value="114.267512">
                <text:p>114.267512</text:p>
              </table:table-cell>
              <table:table-cell office:value-type="float" office:value="130.871416">
                <text:p>130.871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077528">
                <text:p>66.077528</text:p>
              </table:table-cell>
              <table:table-cell office:value-type="float" office:value="111.035768">
                <text:p>111.035768</text:p>
              </table:table-cell>
              <table:table-cell office:value-type="float" office:value="129.58324">
                <text:p>129.583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.435024">
                <text:p>63.435024</text:p>
              </table:table-cell>
              <table:table-cell office:value-type="float" office:value="110.920504">
                <text:p>110.920504</text:p>
              </table:table-cell>
              <table:table-cell office:value-type="float" office:value="127.643824">
                <text:p>127.6438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.077608">
                <text:p>66.077608</text:p>
              </table:table-cell>
              <table:table-cell office:value-type="float" office:value="116.562808">
                <text:p>116.562808</text:p>
              </table:table-cell>
              <table:table-cell office:value-type="float" office:value="135.535496">
                <text:p>135.535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.077712">
                <text:p>66.077712</text:p>
              </table:table-cell>
              <table:table-cell office:value-type="float" office:value="103.085952">
                <text:p>103.085952</text:p>
              </table:table-cell>
              <table:table-cell office:value-type="float" office:value="119.799664">
                <text:p>119.799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141cm" svg:y="3.702cm" style:legend-expansion="high" chart:style-name="ch2"/>
        <chart:plot-area chart:style-name="ch3" chart:data-source-has-labels="both" svg:x="0.319cm" svg:y="0.179cm" svg:width="11.503cm" svg:height="8.641cm">
          <chartooo:coordinate-region svg:x="1.231cm" svg:y="0.3cm" svg:width="10.552cm" svg:height="7.518cm"/>
          <chart:axis chart:dimension="x" chart:name="primary-x" chart:style-name="ch4" chartooo:axis-type="text">
            <chart:categories table:cell-range-address="local-table.$A$2:.$A$1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5" chart:label-cell-address="local-table.$B$1" chart:class="chart:line">
            <chart:data-point chart:repeated="104"/>
          </chart:series>
          <chart:series chart:style-name="ch7" chart:values-cell-range-address="local-table.$C$2:.$C$105" chart:label-cell-address="local-table.$C$1" chart:class="chart:line">
            <chart:data-point chart:repeated="104"/>
          </chart:series>
          <chart:series chart:style-name="ch8" chart:values-cell-range-address="local-table.$D$2:.$D$105" chart:label-cell-address="local-table.$D$1" chart:class="chart:line">
            <chart:data-point chart:repeated="1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B</text:p>
              </table:table-cell>
              <table:table-cell office:value-type="string">
                <text:p>contained</text:p>
              </table:table-cell>
              <table:table-cell office:value-type="string">
                <text:p>contained_typ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000022">
                <text:p>0.043000022</text:p>
              </table:table-cell>
              <table:table-cell office:value-type="float" office:value="0.194513658">
                <text:p>0.194513658</text:p>
              </table:table-cell>
              <table:table-cell office:value-type="float" office:value="0.215196512">
                <text:p>0.2151965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270723">
                <text:p>0.043270723</text:p>
              </table:table-cell>
              <table:table-cell office:value-type="float" office:value="0.205452737">
                <text:p>0.205452737</text:p>
              </table:table-cell>
              <table:table-cell office:value-type="float" office:value="0.281400004">
                <text:p>0.2814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847796">
                <text:p>0.052847796</text:p>
              </table:table-cell>
              <table:table-cell office:value-type="float" office:value="0.195937765">
                <text:p>0.195937765</text:p>
              </table:table-cell>
              <table:table-cell office:value-type="float" office:value="0.199091889">
                <text:p>0.199091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900295">
                <text:p>0.039900295</text:p>
              </table:table-cell>
              <table:table-cell office:value-type="float" office:value="0.188743197">
                <text:p>0.188743197</text:p>
              </table:table-cell>
              <table:table-cell office:value-type="float" office:value="0.230547705">
                <text:p>0.23054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8159356">
                <text:p>0.048159356</text:p>
              </table:table-cell>
              <table:table-cell office:value-type="float" office:value="0.17966713">
                <text:p>0.17966713</text:p>
              </table:table-cell>
              <table:table-cell office:value-type="float" office:value="0.245192214">
                <text:p>0.245192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284806">
                <text:p>0.041284806</text:p>
              </table:table-cell>
              <table:table-cell office:value-type="float" office:value="0.17977413">
                <text:p>0.17977413</text:p>
              </table:table-cell>
              <table:table-cell office:value-type="float" office:value="0.198867072">
                <text:p>0.198867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0396798">
                <text:p>0.040396798</text:p>
              </table:table-cell>
              <table:table-cell office:value-type="float" office:value="0.174697293">
                <text:p>0.174697293</text:p>
              </table:table-cell>
              <table:table-cell office:value-type="float" office:value="0.208453143">
                <text:p>0.208453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43987">
                <text:p>0.03643987</text:p>
              </table:table-cell>
              <table:table-cell office:value-type="float" office:value="0.166652033">
                <text:p>0.166652033</text:p>
              </table:table-cell>
              <table:table-cell office:value-type="float" office:value="0.185913776">
                <text:p>0.185913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249257">
                <text:p>0.048249257</text:p>
              </table:table-cell>
              <table:table-cell office:value-type="float" office:value="0.192815527">
                <text:p>0.192815527</text:p>
              </table:table-cell>
              <table:table-cell office:value-type="float" office:value="0.203593006">
                <text:p>0.203593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2897318">
                <text:p>0.042897318</text:p>
              </table:table-cell>
              <table:table-cell office:value-type="float" office:value="0.186074476">
                <text:p>0.186074476</text:p>
              </table:table-cell>
              <table:table-cell office:value-type="float" office:value="0.215337694">
                <text:p>0.215337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8724386">
                <text:p>0.038724386</text:p>
              </table:table-cell>
              <table:table-cell office:value-type="float" office:value="0.174594892">
                <text:p>0.174594892</text:p>
              </table:table-cell>
              <table:table-cell office:value-type="float" office:value="0.224885464">
                <text:p>0.224885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9678193">
                <text:p>0.039678193</text:p>
              </table:table-cell>
              <table:table-cell office:value-type="float" office:value="0.185367772">
                <text:p>0.185367772</text:p>
              </table:table-cell>
              <table:table-cell office:value-type="float" office:value="0.203471106">
                <text:p>0.203471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461114">
                <text:p>0.042461114</text:p>
              </table:table-cell>
              <table:table-cell office:value-type="float" office:value="0.175798201">
                <text:p>0.175798201</text:p>
              </table:table-cell>
              <table:table-cell office:value-type="float" office:value="0.201744093">
                <text:p>0.201744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555915">
                <text:p>0.042555915</text:p>
              </table:table-cell>
              <table:table-cell office:value-type="float" office:value="0.179518929">
                <text:p>0.179518929</text:p>
              </table:table-cell>
              <table:table-cell office:value-type="float" office:value="0.22570637">
                <text:p>0.22570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151582">
                <text:p>0.038151582</text:p>
              </table:table-cell>
              <table:table-cell office:value-type="float" office:value="0.19461444">
                <text:p>0.19461444</text:p>
              </table:table-cell>
              <table:table-cell office:value-type="float" office:value="0.198233667">
                <text:p>0.198233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413392">
                <text:p>0.039413392</text:p>
              </table:table-cell>
              <table:table-cell office:value-type="float" office:value="0.189676304">
                <text:p>0.189676304</text:p>
              </table:table-cell>
              <table:table-cell office:value-type="float" office:value="0.249133343">
                <text:p>0.249133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721016">
                <text:p>0.042721016</text:p>
              </table:table-cell>
              <table:table-cell office:value-type="float" office:value="0.208549543">
                <text:p>0.208549543</text:p>
              </table:table-cell>
              <table:table-cell office:value-type="float" office:value="0.203337805">
                <text:p>0.203337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984548">
                <text:p>0.046984548</text:p>
              </table:table-cell>
              <table:table-cell office:value-type="float" office:value="0.195608447">
                <text:p>0.195608447</text:p>
              </table:table-cell>
              <table:table-cell office:value-type="float" office:value="0.206053325">
                <text:p>0.206053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284298">
                <text:p>0.040284298</text:p>
              </table:table-cell>
              <table:table-cell office:value-type="float" office:value="0.186899983">
                <text:p>0.186899983</text:p>
              </table:table-cell>
              <table:table-cell office:value-type="float" office:value="0.197210659">
                <text:p>0.197210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5016033">
                <text:p>0.045016033</text:p>
              </table:table-cell>
              <table:table-cell office:value-type="float" office:value="0.198880172">
                <text:p>0.198880172</text:p>
              </table:table-cell>
              <table:table-cell office:value-type="float" office:value="0.225185466">
                <text:p>0.225185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298535">
                <text:p>0.045298535</text:p>
              </table:table-cell>
              <table:table-cell office:value-type="float" office:value="0.192346424">
                <text:p>0.192346424</text:p>
              </table:table-cell>
              <table:table-cell office:value-type="float" office:value="0.248951142">
                <text:p>0.248951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6326043">
                <text:p>0.046326043</text:p>
              </table:table-cell>
              <table:table-cell office:value-type="float" office:value="0.205705523">
                <text:p>0.205705523</text:p>
              </table:table-cell>
              <table:table-cell office:value-type="float" office:value="0.228483791">
                <text:p>0.228483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258534">
                <text:p>0.045258534</text:p>
              </table:table-cell>
              <table:table-cell office:value-type="float" office:value="0.206091326">
                <text:p>0.206091326</text:p>
              </table:table-cell>
              <table:table-cell office:value-type="float" office:value="0.2297424">
                <text:p>0.2297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956332">
                <text:p>0.044956332</text:p>
              </table:table-cell>
              <table:table-cell office:value-type="float" office:value="0.243504503">
                <text:p>0.243504503</text:p>
              </table:table-cell>
              <table:table-cell office:value-type="float" office:value="0.189984206">
                <text:p>0.189984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786931">
                <text:p>0.044786931</text:p>
              </table:table-cell>
              <table:table-cell office:value-type="float" office:value="0.182087948">
                <text:p>0.182087948</text:p>
              </table:table-cell>
              <table:table-cell office:value-type="float" office:value="0.21211507">
                <text:p>0.21211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8066852">
                <text:p>0.088066852</text:p>
              </table:table-cell>
              <table:table-cell office:value-type="float" office:value="0.163083307">
                <text:p>0.163083307</text:p>
              </table:table-cell>
              <table:table-cell office:value-type="float" office:value="0.184062963">
                <text:p>0.18406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433414">
                <text:p>0.042433414</text:p>
              </table:table-cell>
              <table:table-cell office:value-type="float" office:value="0.200432084">
                <text:p>0.200432084</text:p>
              </table:table-cell>
              <table:table-cell office:value-type="float" office:value="0.22021843">
                <text:p>0.22021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6329043">
                <text:p>0.046329043</text:p>
              </table:table-cell>
              <table:table-cell office:value-type="float" office:value="0.199668178">
                <text:p>0.199668178</text:p>
              </table:table-cell>
              <table:table-cell office:value-type="float" office:value="0.223342053">
                <text:p>0.223342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681823">
                <text:p>0.043681823</text:p>
              </table:table-cell>
              <table:table-cell office:value-type="float" office:value="0.208201841">
                <text:p>0.208201841</text:p>
              </table:table-cell>
              <table:table-cell office:value-type="float" office:value="0.234528736">
                <text:p>0.234528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4660531">
                <text:p>0.044660531</text:p>
              </table:table-cell>
              <table:table-cell office:value-type="float" office:value="0.196921757">
                <text:p>0.196921757</text:p>
              </table:table-cell>
              <table:table-cell office:value-type="float" office:value="0.220526932">
                <text:p>0.220526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3004818">
                <text:p>0.043004818</text:p>
              </table:table-cell>
              <table:table-cell office:value-type="float" office:value="0.188791398">
                <text:p>0.188791398</text:p>
              </table:table-cell>
              <table:table-cell office:value-type="float" office:value="0.217402809">
                <text:p>0.217402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4269127">
                <text:p>0.044269127</text:p>
              </table:table-cell>
              <table:table-cell office:value-type="float" office:value="0.176267705">
                <text:p>0.176267705</text:p>
              </table:table-cell>
              <table:table-cell office:value-type="float" office:value="0.207067333">
                <text:p>0.207067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850095">
                <text:p>0.039850095</text:p>
              </table:table-cell>
              <table:table-cell office:value-type="float" office:value="0.175520999">
                <text:p>0.175520999</text:p>
              </table:table-cell>
              <table:table-cell office:value-type="float" office:value="0.201772193">
                <text:p>0.201772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353735">
                <text:p>0.045353735</text:p>
              </table:table-cell>
              <table:table-cell office:value-type="float" office:value="0.203852709">
                <text:p>0.203852709</text:p>
              </table:table-cell>
              <table:table-cell office:value-type="float" office:value="0.234033532">
                <text:p>0.2340335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6942747">
                <text:p>0.046942747</text:p>
              </table:table-cell>
              <table:table-cell office:value-type="float" office:value="0.208284742">
                <text:p>0.208284742</text:p>
              </table:table-cell>
              <table:table-cell office:value-type="float" office:value="0.228735793">
                <text:p>0.228735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7582452">
                <text:p>0.047582452</text:p>
              </table:table-cell>
              <table:table-cell office:value-type="float" office:value="0.20533662">
                <text:p>0.20533662</text:p>
              </table:table-cell>
              <table:table-cell office:value-type="float" office:value="0.223140351">
                <text:p>0.223140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2531615">
                <text:p>0.042531615</text:p>
              </table:table-cell>
              <table:table-cell office:value-type="float" office:value="0.197956265">
                <text:p>0.197956265</text:p>
              </table:table-cell>
              <table:table-cell office:value-type="float" office:value="0.224700863">
                <text:p>0.224700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0341373">
                <text:p>0.050341373</text:p>
              </table:table-cell>
              <table:table-cell office:value-type="float" office:value="0.195460347">
                <text:p>0.195460347</text:p>
              </table:table-cell>
              <table:table-cell office:value-type="float" office:value="0.229158196">
                <text:p>0.229158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0214898">
                <text:p>0.040214898</text:p>
              </table:table-cell>
              <table:table-cell office:value-type="float" office:value="0.19455754">
                <text:p>0.19455754</text:p>
              </table:table-cell>
              <table:table-cell office:value-type="float" office:value="0.198895772">
                <text:p>0.198895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4080526">
                <text:p>0.044080526</text:p>
              </table:table-cell>
              <table:table-cell office:value-type="float" office:value="0.185723075">
                <text:p>0.185723075</text:p>
              </table:table-cell>
              <table:table-cell office:value-type="float" office:value="0.205020518">
                <text:p>0.2050205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4656631">
                <text:p>0.044656631</text:p>
              </table:table-cell>
              <table:table-cell office:value-type="float" office:value="0.197592663">
                <text:p>0.197592663</text:p>
              </table:table-cell>
              <table:table-cell office:value-type="float" office:value="0.221145837">
                <text:p>0.2211458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450763">
                <text:p>0.04450763</text:p>
              </table:table-cell>
              <table:table-cell office:value-type="float" office:value="0.204965217">
                <text:p>0.204965217</text:p>
              </table:table-cell>
              <table:table-cell office:value-type="float" office:value="0.267773583">
                <text:p>0.2677735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496566">
                <text:p>0.049496566</text:p>
              </table:table-cell>
              <table:table-cell office:value-type="float" office:value="0.196886358">
                <text:p>0.196886358</text:p>
              </table:table-cell>
              <table:table-cell office:value-type="float" office:value="0.220653333">
                <text:p>0.22065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5362006">
                <text:p>0.095362006</text:p>
              </table:table-cell>
              <table:table-cell office:value-type="float" office:value="0.165509226">
                <text:p>0.165509226</text:p>
              </table:table-cell>
              <table:table-cell office:value-type="float" office:value="0.188935199">
                <text:p>0.188935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9512992">
                <text:p>0.039512992</text:p>
              </table:table-cell>
              <table:table-cell office:value-type="float" office:value="0.186907584">
                <text:p>0.186907584</text:p>
              </table:table-cell>
              <table:table-cell office:value-type="float" office:value="0.222551448">
                <text:p>0.222551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0125497">
                <text:p>0.040125497</text:p>
              </table:table-cell>
              <table:table-cell office:value-type="float" office:value="0.18228845">
                <text:p>0.18228845</text:p>
              </table:table-cell>
              <table:table-cell office:value-type="float" office:value="0.213942684">
                <text:p>0.213942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897588">
                <text:p>0.038897588</text:p>
              </table:table-cell>
              <table:table-cell office:value-type="float" office:value="0.173578885">
                <text:p>0.173578885</text:p>
              </table:table-cell>
              <table:table-cell office:value-type="float" office:value="0.199361676">
                <text:p>0.1993616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1593356">
                <text:p>0.061593356</text:p>
              </table:table-cell>
              <table:table-cell office:value-type="float" office:value="0.215352995">
                <text:p>0.215352995</text:p>
              </table:table-cell>
              <table:table-cell office:value-type="float" office:value="0.238659167">
                <text:p>0.238659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2804221">
                <text:p>0.042804221</text:p>
              </table:table-cell>
              <table:table-cell office:value-type="float" office:value="0.202093318">
                <text:p>0.202093318</text:p>
              </table:table-cell>
              <table:table-cell office:value-type="float" office:value="0.224088283">
                <text:p>0.224088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784016">
                <text:p>0.04784016</text:p>
              </table:table-cell>
              <table:table-cell office:value-type="float" office:value="0.203463027">
                <text:p>0.203463027</text:p>
              </table:table-cell>
              <table:table-cell office:value-type="float" office:value="0.225721695">
                <text:p>0.225721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6732851">
                <text:p>0.046732851</text:p>
              </table:table-cell>
              <table:table-cell office:value-type="float" office:value="0.201398013">
                <text:p>0.201398013</text:p>
              </table:table-cell>
              <table:table-cell office:value-type="float" office:value="0.22516729">
                <text:p>0.22516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799321">
                <text:p>0.042799321</text:p>
              </table:table-cell>
              <table:table-cell office:value-type="float" office:value="0.181509962">
                <text:p>0.181509962</text:p>
              </table:table-cell>
              <table:table-cell office:value-type="float" office:value="0.214069008">
                <text:p>0.214069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2462119">
                <text:p>0.042462119</text:p>
              </table:table-cell>
              <table:table-cell office:value-type="float" office:value="0.179400147">
                <text:p>0.179400147</text:p>
              </table:table-cell>
              <table:table-cell office:value-type="float" office:value="0.210085277">
                <text:p>0.210085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0768481">
                <text:p>0.050768481</text:p>
              </table:table-cell>
              <table:table-cell office:value-type="float" office:value="0.1998146">
                <text:p>0.1998146</text:p>
              </table:table-cell>
              <table:table-cell office:value-type="float" office:value="0.210172778">
                <text:p>0.210172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7492331">
                <text:p>0.057492331</text:p>
              </table:table-cell>
              <table:table-cell office:value-type="float" office:value="0.203360827">
                <text:p>0.203360827</text:p>
              </table:table-cell>
              <table:table-cell office:value-type="float" office:value="0.196049272">
                <text:p>0.196049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1043809">
                <text:p>0.081043809</text:p>
              </table:table-cell>
              <table:table-cell office:value-type="float" office:value="0.171056784">
                <text:p>0.171056784</text:p>
              </table:table-cell>
              <table:table-cell office:value-type="float" office:value="0.186987304">
                <text:p>0.186987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0329003">
                <text:p>0.040329003</text:p>
              </table:table-cell>
              <table:table-cell office:value-type="float" office:value="0.189859525">
                <text:p>0.189859525</text:p>
              </table:table-cell>
              <table:table-cell office:value-type="float" office:value="0.22113116">
                <text:p>0.22113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1532487">
                <text:p>0.051532487</text:p>
              </table:table-cell>
              <table:table-cell office:value-type="float" office:value="0.190703231">
                <text:p>0.190703231</text:p>
              </table:table-cell>
              <table:table-cell office:value-type="float" office:value="0.200458905">
                <text:p>0.2004589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798891">
                <text:p>0.038798891</text:p>
              </table:table-cell>
              <table:table-cell office:value-type="float" office:value="0.175428417">
                <text:p>0.175428417</text:p>
              </table:table-cell>
              <table:table-cell office:value-type="float" office:value="0.198617291">
                <text:p>0.198617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2419719">
                <text:p>0.042419719</text:p>
              </table:table-cell>
              <table:table-cell office:value-type="float" office:value="0.180405054">
                <text:p>0.180405054</text:p>
              </table:table-cell>
              <table:table-cell office:value-type="float" office:value="0.200408904">
                <text:p>0.200408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3620727">
                <text:p>0.043620727</text:p>
              </table:table-cell>
              <table:table-cell office:value-type="float" office:value="0.175451617">
                <text:p>0.175451617</text:p>
              </table:table-cell>
              <table:table-cell office:value-type="float" office:value="0.209083669">
                <text:p>0.2090836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066869">
                <text:p>0.049066869</text:p>
              </table:table-cell>
              <table:table-cell office:value-type="float" office:value="0.192449644">
                <text:p>0.192449644</text:p>
              </table:table-cell>
              <table:table-cell office:value-type="float" office:value="0.207570158">
                <text:p>0.207570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1776814">
                <text:p>0.041776814</text:p>
              </table:table-cell>
              <table:table-cell office:value-type="float" office:value="0.174106406">
                <text:p>0.174106406</text:p>
              </table:table-cell>
              <table:table-cell office:value-type="float" office:value="0.19582877">
                <text:p>0.19582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538864">
                <text:p>0.04538864</text:p>
              </table:table-cell>
              <table:table-cell office:value-type="float" office:value="0.175697619">
                <text:p>0.175697619</text:p>
              </table:table-cell>
              <table:table-cell office:value-type="float" office:value="0.194975163">
                <text:p>0.194975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0518404">
                <text:p>0.040518404</text:p>
              </table:table-cell>
              <table:table-cell office:value-type="float" office:value="0.177360531">
                <text:p>0.177360531</text:p>
              </table:table-cell>
              <table:table-cell office:value-type="float" office:value="0.195000263">
                <text:p>0.195000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0852207">
                <text:p>0.040852207</text:p>
              </table:table-cell>
              <table:table-cell office:value-type="float" office:value="0.223592178">
                <text:p>0.223592178</text:p>
              </table:table-cell>
              <table:table-cell office:value-type="float" office:value="0.217012428">
                <text:p>0.217012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9315">
                <text:p>0.0399315</text:p>
              </table:table-cell>
              <table:table-cell office:value-type="float" office:value="0.180335853">
                <text:p>0.180335853</text:p>
              </table:table-cell>
              <table:table-cell office:value-type="float" office:value="0.203437626">
                <text:p>0.203437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669857">
                <text:p>0.047669857</text:p>
              </table:table-cell>
              <table:table-cell office:value-type="float" office:value="0.176664926">
                <text:p>0.176664926</text:p>
              </table:table-cell>
              <table:table-cell office:value-type="float" office:value="0.198108686">
                <text:p>0.198108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8369888">
                <text:p>0.038369888</text:p>
              </table:table-cell>
              <table:table-cell office:value-type="float" office:value="0.184228282">
                <text:p>0.184228282</text:p>
              </table:table-cell>
              <table:table-cell office:value-type="float" office:value="0.1999387">
                <text:p>0.19993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826791">
                <text:p>0.038826791</text:p>
              </table:table-cell>
              <table:table-cell office:value-type="float" office:value="0.175291215">
                <text:p>0.175291215</text:p>
              </table:table-cell>
              <table:table-cell office:value-type="float" office:value="0.195445367">
                <text:p>0.1954453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717495">
                <text:p>0.04717495</text:p>
              </table:table-cell>
              <table:table-cell office:value-type="float" office:value="0.177669316">
                <text:p>0.177669316</text:p>
              </table:table-cell>
              <table:table-cell office:value-type="float" office:value="0.198719973">
                <text:p>0.1987199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1161705">
                <text:p>0.041161705</text:p>
              </table:table-cell>
              <table:table-cell office:value-type="float" office:value="0.171298969">
                <text:p>0.171298969</text:p>
              </table:table-cell>
              <table:table-cell office:value-type="float" office:value="0.194758643">
                <text:p>0.1947586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0934804">
                <text:p>0.040934804</text:p>
              </table:table-cell>
              <table:table-cell office:value-type="float" office:value="0.178296821">
                <text:p>0.178296821</text:p>
              </table:table-cell>
              <table:table-cell office:value-type="float" office:value="0.195769151">
                <text:p>0.195769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3133619">
                <text:p>0.043133619</text:p>
              </table:table-cell>
              <table:table-cell office:value-type="float" office:value="0.197395563">
                <text:p>0.197395563</text:p>
              </table:table-cell>
              <table:table-cell office:value-type="float" office:value="0.206760732">
                <text:p>0.206760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2125912">
                <text:p>0.042125912</text:p>
              </table:table-cell>
              <table:table-cell office:value-type="float" office:value="0.183399559">
                <text:p>0.183399559</text:p>
              </table:table-cell>
              <table:table-cell office:value-type="float" office:value="0.20643633">
                <text:p>0.20643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947556">
                <text:p>0.047947556</text:p>
              </table:table-cell>
              <table:table-cell office:value-type="float" office:value="0.22271515">
                <text:p>0.22271515</text:p>
              </table:table-cell>
              <table:table-cell office:value-type="float" office:value="0.244055608">
                <text:p>0.244055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6240143">
                <text:p>0.046240143</text:p>
              </table:table-cell>
              <table:table-cell office:value-type="float" office:value="0.197485863">
                <text:p>0.197485863</text:p>
              </table:table-cell>
              <table:table-cell office:value-type="float" office:value="0.212752877">
                <text:p>0.2127528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9800291">
                <text:p>0.079800291</text:p>
              </table:table-cell>
              <table:table-cell office:value-type="float" office:value="0.161607297">
                <text:p>0.161607297</text:p>
              </table:table-cell>
              <table:table-cell office:value-type="float" office:value="0.182439552">
                <text:p>0.182439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173712">
                <text:p>0.042173712</text:p>
              </table:table-cell>
              <table:table-cell office:value-type="float" office:value="0.175945704">
                <text:p>0.175945704</text:p>
              </table:table-cell>
              <table:table-cell office:value-type="float" office:value="0.193353233">
                <text:p>0.193353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3864726">
                <text:p>0.043864726</text:p>
              </table:table-cell>
              <table:table-cell office:value-type="float" office:value="0.201629894">
                <text:p>0.201629894</text:p>
              </table:table-cell>
              <table:table-cell office:value-type="float" office:value="0.21461489">
                <text:p>0.21461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1429307">
                <text:p>0.041429307</text:p>
              </table:table-cell>
              <table:table-cell office:value-type="float" office:value="0.245075916">
                <text:p>0.245075916</text:p>
              </table:table-cell>
              <table:table-cell office:value-type="float" office:value="0.185033272">
                <text:p>0.185033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7772454">
                <text:p>0.047772454</text:p>
              </table:table-cell>
              <table:table-cell office:value-type="float" office:value="0.191016715">
                <text:p>0.191016715</text:p>
              </table:table-cell>
              <table:table-cell office:value-type="float" office:value="0.210037557">
                <text:p>0.210037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1154179">
                <text:p>0.051154179</text:p>
              </table:table-cell>
              <table:table-cell office:value-type="float" office:value="0.213086679">
                <text:p>0.213086679</text:p>
              </table:table-cell>
              <table:table-cell office:value-type="float" office:value="0.182464652">
                <text:p>0.182464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6806221">
                <text:p>0.056806221</text:p>
              </table:table-cell>
              <table:table-cell office:value-type="float" office:value="0.254617487">
                <text:p>0.254617487</text:p>
              </table:table-cell>
              <table:table-cell office:value-type="float" office:value="0.217220009">
                <text:p>0.217220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7856654">
                <text:p>0.047856654</text:p>
              </table:table-cell>
              <table:table-cell office:value-type="float" office:value="0.236998257">
                <text:p>0.236998257</text:p>
              </table:table-cell>
              <table:table-cell office:value-type="float" office:value="0.243751606">
                <text:p>0.243751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3782398">
                <text:p>0.053782398</text:p>
              </table:table-cell>
              <table:table-cell office:value-type="float" office:value="0.217400411">
                <text:p>0.217400411</text:p>
              </table:table-cell>
              <table:table-cell office:value-type="float" office:value="0.233753233">
                <text:p>0.233753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6934248">
                <text:p>0.046934248</text:p>
              </table:table-cell>
              <table:table-cell office:value-type="float" office:value="0.282573694">
                <text:p>0.282573694</text:p>
              </table:table-cell>
              <table:table-cell office:value-type="float" office:value="0.211351267">
                <text:p>0.211351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250528">
                <text:p>0.044250528</text:p>
              </table:table-cell>
              <table:table-cell office:value-type="float" office:value="0.193695636">
                <text:p>0.193695636</text:p>
              </table:table-cell>
              <table:table-cell office:value-type="float" office:value="0.223490356">
                <text:p>0.223490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391629">
                <text:p>0.044391629</text:p>
              </table:table-cell>
              <table:table-cell office:value-type="float" office:value="0.197436963">
                <text:p>0.197436963</text:p>
              </table:table-cell>
              <table:table-cell office:value-type="float" office:value="0.234551139">
                <text:p>0.234551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1782084">
                <text:p>0.051782084</text:p>
              </table:table-cell>
              <table:table-cell office:value-type="float" office:value="0.193313333">
                <text:p>0.193313333</text:p>
              </table:table-cell>
              <table:table-cell office:value-type="float" office:value="0.217453011">
                <text:p>0.217453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1973611">
                <text:p>0.041973611</text:p>
              </table:table-cell>
              <table:table-cell office:value-type="float" office:value="0.188824499">
                <text:p>0.188824499</text:p>
              </table:table-cell>
              <table:table-cell office:value-type="float" office:value="0.268099187">
                <text:p>0.268099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3031893">
                <text:p>0.053031893</text:p>
              </table:table-cell>
              <table:table-cell office:value-type="float" office:value="0.219867129">
                <text:p>0.219867129</text:p>
              </table:table-cell>
              <table:table-cell office:value-type="float" office:value="0.256010997">
                <text:p>0.256010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1729683">
                <text:p>0.051729683</text:p>
              </table:table-cell>
              <table:table-cell office:value-type="float" office:value="0.244059209">
                <text:p>0.244059209</text:p>
              </table:table-cell>
              <table:table-cell office:value-type="float" office:value="0.294221781">
                <text:p>0.294221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4269602">
                <text:p>0.054269602</text:p>
              </table:table-cell>
              <table:table-cell office:value-type="float" office:value="0.253240277">
                <text:p>0.253240277</text:p>
              </table:table-cell>
              <table:table-cell office:value-type="float" office:value="0.272611121">
                <text:p>0.272611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2799791">
                <text:p>0.052799791</text:p>
              </table:table-cell>
              <table:table-cell office:value-type="float" office:value="0.252761673">
                <text:p>0.252761673</text:p>
              </table:table-cell>
              <table:table-cell office:value-type="float" office:value="0.280385778">
                <text:p>0.2803857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0912878">
                <text:p>0.050912878</text:p>
              </table:table-cell>
              <table:table-cell office:value-type="float" office:value="0.22004213">
                <text:p>0.22004213</text:p>
              </table:table-cell>
              <table:table-cell office:value-type="float" office:value="0.301060232">
                <text:p>0.301060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6838721">
                <text:p>0.056838721</text:p>
              </table:table-cell>
              <table:table-cell office:value-type="float" office:value="0.249947853">
                <text:p>0.249947853</text:p>
              </table:table-cell>
              <table:table-cell office:value-type="float" office:value="0.256495301">
                <text:p>0.256495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5564612">
                <text:p>0.055564612</text:p>
              </table:table-cell>
              <table:table-cell office:value-type="float" office:value="0.261855541">
                <text:p>0.261855541</text:p>
              </table:table-cell>
              <table:table-cell office:value-type="float" office:value="0.272362318">
                <text:p>0.2723623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2056686">
                <text:p>0.052056686</text:p>
              </table:table-cell>
              <table:table-cell office:value-type="float" office:value="0.243511005">
                <text:p>0.243511005</text:p>
              </table:table-cell>
              <table:table-cell office:value-type="float" office:value="0.310472101">
                <text:p>0.310472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3216695">
                <text:p>0.053216695</text:p>
              </table:table-cell>
              <table:table-cell office:value-type="float" office:value="0.241108087">
                <text:p>0.241108087</text:p>
              </table:table-cell>
              <table:table-cell office:value-type="float" office:value="0.265984771">
                <text:p>0.2659847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529141">
                <text:p>0.05529141</text:p>
              </table:table-cell>
              <table:table-cell office:value-type="float" office:value="0.259331622">
                <text:p>0.259331622</text:p>
              </table:table-cell>
              <table:table-cell office:value-type="float" office:value="0.306611672">
                <text:p>0.306611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693783">
                <text:p>0.051693783</text:p>
              </table:table-cell>
              <table:table-cell office:value-type="float" office:value="0.236908756">
                <text:p>0.236908756</text:p>
              </table:table-cell>
              <table:table-cell office:value-type="float" office:value="0.275094639">
                <text:p>0.2750946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0722476">
                <text:p>0.050722476</text:p>
              </table:table-cell>
              <table:table-cell office:value-type="float" office:value="0.253197976">
                <text:p>0.253197976</text:p>
              </table:table-cell>
              <table:table-cell office:value-type="float" office:value="0.286384623">
                <text:p>0.286384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4423629">
                <text:p>0.044423629</text:p>
              </table:table-cell>
              <table:table-cell office:value-type="float" office:value="0.200261984">
                <text:p>0.200261984</text:p>
              </table:table-cell>
              <table:table-cell office:value-type="float" office:value="0.235317444">
                <text:p>0.235317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724cm" svg:y="3.951cm" style:legend-expansion="high" chart:style-name="ch2"/>
        <chart:plot-area chart:style-name="ch3" chart:data-source-has-labels="both" svg:x="0.319cm" svg:y="0.179cm" svg:width="12.086cm" svg:height="8.641cm">
          <chartooo:coordinate-region svg:x="1.231cm" svg:y="0.3cm" svg:width="11.14cm" svg:height="7.518cm"/>
          <chart:axis chart:dimension="x" chart:name="primary-x" chart:style-name="ch4" chartooo:axis-type="text">
            <chart:categories table:cell-range-address="local-table.$A$2:.$A$1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5" chart:label-cell-address="local-table.$B$1" chart:class="chart:line">
            <chart:data-point chart:repeated="104"/>
          </chart:series>
          <chart:series chart:style-name="ch7" chart:values-cell-range-address="local-table.$C$2:.$C$105" chart:label-cell-address="local-table.$C$1" chart:class="chart:line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Select</text:p>
              </table:table-cell>
              <table:table-cell office:value-type="string">
                <text:p>WholeTab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14833">
                <text:p>0.004314833</text:p>
              </table:table-cell>
              <table:table-cell office:value-type="float" office:value="0.010867681">
                <text:p>0.0108676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653935">
                <text:p>0.004653935</text:p>
              </table:table-cell>
              <table:table-cell office:value-type="float" office:value="0.012571894">
                <text:p>0.012571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701027">
                <text:p>0.003701027</text:p>
              </table:table-cell>
              <table:table-cell office:value-type="float" office:value="0.010089176">
                <text:p>0.010089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32324">
                <text:p>0.00532324</text:p>
              </table:table-cell>
              <table:table-cell office:value-type="float" office:value="0.014246205">
                <text:p>0.014246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7832">
                <text:p>0.00267832</text:p>
              </table:table-cell>
              <table:table-cell office:value-type="float" office:value="0.00943287">
                <text:p>0.00943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15825">
                <text:p>0.003415825</text:p>
              </table:table-cell>
              <table:table-cell office:value-type="float" office:value="0.01074448">
                <text:p>0.01074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821135">
                <text:p>0.004821135</text:p>
              </table:table-cell>
              <table:table-cell office:value-type="float" office:value="0.012312391">
                <text:p>0.012312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09524">
                <text:p>0.003309524</text:p>
              </table:table-cell>
              <table:table-cell office:value-type="float" office:value="0.00947617">
                <text:p>0.00947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702235">
                <text:p>0.004702235</text:p>
              </table:table-cell>
              <table:table-cell office:value-type="float" office:value="0.011459385">
                <text:p>0.011459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895929">
                <text:p>0.003895929</text:p>
              </table:table-cell>
              <table:table-cell office:value-type="float" office:value="0.010317976">
                <text:p>0.010317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635727">
                <text:p>0.003635727</text:p>
              </table:table-cell>
              <table:table-cell office:value-type="float" office:value="0.009015867">
                <text:p>0.009015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595026">
                <text:p>0.003595026</text:p>
              </table:table-cell>
              <table:table-cell office:value-type="float" office:value="0.00937797">
                <text:p>0.00937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239531">
                <text:p>0.004239531</text:p>
              </table:table-cell>
              <table:table-cell office:value-type="float" office:value="0.010050575">
                <text:p>0.010050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685535">
                <text:p>0.004685535</text:p>
              </table:table-cell>
              <table:table-cell office:value-type="float" office:value="0.011327783">
                <text:p>0.011327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499833">
                <text:p>0.004499833</text:p>
              </table:table-cell>
              <table:table-cell office:value-type="float" office:value="0.011168383">
                <text:p>0.011168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756021">
                <text:p>0.002756021</text:p>
              </table:table-cell>
              <table:table-cell office:value-type="float" office:value="0.010360276">
                <text:p>0.010360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781628">
                <text:p>0.003781628</text:p>
              </table:table-cell>
              <table:table-cell office:value-type="float" office:value="0.010229176">
                <text:p>0.010229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40521">
                <text:p>0.002740521</text:p>
              </table:table-cell>
              <table:table-cell office:value-type="float" office:value="0.010641278">
                <text:p>0.010641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881929">
                <text:p>0.003881929</text:p>
              </table:table-cell>
              <table:table-cell office:value-type="float" office:value="0.010570578">
                <text:p>0.010570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314332">
                <text:p>0.004314332</text:p>
              </table:table-cell>
              <table:table-cell office:value-type="float" office:value="0.011274984">
                <text:p>0.011274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855821">
                <text:p>0.002855821</text:p>
              </table:table-cell>
              <table:table-cell office:value-type="float" office:value="0.010088175">
                <text:p>0.010088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351032">
                <text:p>0.004351032</text:p>
              </table:table-cell>
              <table:table-cell office:value-type="float" office:value="0.010153275">
                <text:p>0.010153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583534">
                <text:p>0.004583534</text:p>
              </table:table-cell>
              <table:table-cell office:value-type="float" office:value="0.010527278">
                <text:p>0.010527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79092">
                <text:p>0.00279092</text:p>
              </table:table-cell>
              <table:table-cell office:value-type="float" office:value="0.009165168">
                <text:p>0.009165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570734">
                <text:p>0.004570734</text:p>
              </table:table-cell>
              <table:table-cell office:value-type="float" office:value="0.012256091">
                <text:p>0.012256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831021">
                <text:p>0.002831021</text:p>
              </table:table-cell>
              <table:table-cell office:value-type="float" office:value="0.009188768">
                <text:p>0.009188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471133">
                <text:p>0.004471133</text:p>
              </table:table-cell>
              <table:table-cell office:value-type="float" office:value="0.010282076">
                <text:p>0.010282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733635">
                <text:p>0.004733635</text:p>
              </table:table-cell>
              <table:table-cell office:value-type="float" office:value="0.01077538">
                <text:p>0.01077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80134">
                <text:p>0.004580134</text:p>
              </table:table-cell>
              <table:table-cell office:value-type="float" office:value="0.009681372">
                <text:p>0.009681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310832">
                <text:p>0.004310832</text:p>
              </table:table-cell>
              <table:table-cell office:value-type="float" office:value="0.010548978">
                <text:p>0.010548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500533">
                <text:p>0.004500533</text:p>
              </table:table-cell>
              <table:table-cell office:value-type="float" office:value="0.011675386">
                <text:p>0.011675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295132">
                <text:p>0.004295132</text:p>
              </table:table-cell>
              <table:table-cell office:value-type="float" office:value="0.011062682">
                <text:p>0.011062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194131">
                <text:p>0.004194131</text:p>
              </table:table-cell>
              <table:table-cell office:value-type="float" office:value="0.011103383">
                <text:p>0.011103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501433">
                <text:p>0.004501433</text:p>
              </table:table-cell>
              <table:table-cell office:value-type="float" office:value="0.01073588">
                <text:p>0.01073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177261">
                <text:p>0.008177261</text:p>
              </table:table-cell>
              <table:table-cell office:value-type="float" office:value="0.011966388">
                <text:p>0.011966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383633">
                <text:p>0.004383633</text:p>
              </table:table-cell>
              <table:table-cell office:value-type="float" office:value="0.009569071">
                <text:p>0.009569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354933">
                <text:p>0.004354933</text:p>
              </table:table-cell>
              <table:table-cell office:value-type="float" office:value="0.011466085">
                <text:p>0.011466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464133">
                <text:p>0.004464133</text:p>
              </table:table-cell>
              <table:table-cell office:value-type="float" office:value="0.010314877">
                <text:p>0.010314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400226">
                <text:p>0.003400226</text:p>
              </table:table-cell>
              <table:table-cell office:value-type="float" office:value="0.010686179">
                <text:p>0.010686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701727">
                <text:p>0.003701727</text:p>
              </table:table-cell>
              <table:table-cell office:value-type="float" office:value="0.010848981">
                <text:p>0.010848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285732">
                <text:p>0.004285732</text:p>
              </table:table-cell>
              <table:table-cell office:value-type="float" office:value="0.010194875">
                <text:p>0.010194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817021">
                <text:p>0.002817021</text:p>
              </table:table-cell>
              <table:table-cell office:value-type="float" office:value="0.008995966">
                <text:p>0.008995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405833">
                <text:p>0.004405833</text:p>
              </table:table-cell>
              <table:table-cell office:value-type="float" office:value="0.009717772">
                <text:p>0.0097177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969822">
                <text:p>0.002969822</text:p>
              </table:table-cell>
              <table:table-cell office:value-type="float" office:value="0.009361369">
                <text:p>0.009361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09333">
                <text:p>0.00409333</text:p>
              </table:table-cell>
              <table:table-cell office:value-type="float" office:value="0.009611271">
                <text:p>0.009611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609927">
                <text:p>0.003609927</text:p>
              </table:table-cell>
              <table:table-cell office:value-type="float" office:value="0.009336669">
                <text:p>0.0093366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567826">
                <text:p>0.003567826</text:p>
              </table:table-cell>
              <table:table-cell office:value-type="float" office:value="0.010931581">
                <text:p>0.010931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489933">
                <text:p>0.004489933</text:p>
              </table:table-cell>
              <table:table-cell office:value-type="float" office:value="0.010629179">
                <text:p>0.010629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369532">
                <text:p>0.004369532</text:p>
              </table:table-cell>
              <table:table-cell office:value-type="float" office:value="0.009687073">
                <text:p>0.0096870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497834">
                <text:p>0.004497834</text:p>
              </table:table-cell>
              <table:table-cell office:value-type="float" office:value="0.01057398">
                <text:p>0.01057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286933">
                <text:p>0.004286933</text:p>
              </table:table-cell>
              <table:table-cell office:value-type="float" office:value="0.009748273">
                <text:p>0.009748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310532">
                <text:p>0.004310532</text:p>
              </table:table-cell>
              <table:table-cell office:value-type="float" office:value="0.009769074">
                <text:p>0.009769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866329">
                <text:p>0.003866329</text:p>
              </table:table-cell>
              <table:table-cell office:value-type="float" office:value="0.011310285">
                <text:p>0.011310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244032">
                <text:p>0.004244032</text:p>
              </table:table-cell>
              <table:table-cell office:value-type="float" office:value="0.084126732">
                <text:p>0.0841267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459133">
                <text:p>0.004459133</text:p>
              </table:table-cell>
              <table:table-cell office:value-type="float" office:value="0.010902582">
                <text:p>0.010902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74442">
                <text:p>0.00274442</text:p>
              </table:table-cell>
              <table:table-cell office:value-type="float" office:value="0.009117469">
                <text:p>0.009117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409533">
                <text:p>0.004409533</text:p>
              </table:table-cell>
              <table:table-cell office:value-type="float" office:value="0.01197359">
                <text:p>0.01197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049938">
                <text:p>0.005049938</text:p>
              </table:table-cell>
              <table:table-cell office:value-type="float" office:value="0.010837981">
                <text:p>0.010837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05563">
                <text:p>0.00405563</text:p>
              </table:table-cell>
              <table:table-cell office:value-type="float" office:value="0.009677573">
                <text:p>0.0096775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782928">
                <text:p>0.003782928</text:p>
              </table:table-cell>
              <table:table-cell office:value-type="float" office:value="0.010118476">
                <text:p>0.010118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231032">
                <text:p>0.004231032</text:p>
              </table:table-cell>
              <table:table-cell office:value-type="float" office:value="0.010438278">
                <text:p>0.010438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404933">
                <text:p>0.004404933</text:p>
              </table:table-cell>
              <table:table-cell office:value-type="float" office:value="0.01064948">
                <text:p>0.010649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214532">
                <text:p>0.004214532</text:p>
              </table:table-cell>
              <table:table-cell office:value-type="float" office:value="0.009757373">
                <text:p>0.009757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784836">
                <text:p>0.004784836</text:p>
              </table:table-cell>
              <table:table-cell office:value-type="float" office:value="0.012534794">
                <text:p>0.012534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274932">
                <text:p>0.004274932</text:p>
              </table:table-cell>
              <table:table-cell office:value-type="float" office:value="0.009216169">
                <text:p>0.0092161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4377133">
                <text:p>0.004377133</text:p>
              </table:table-cell>
              <table:table-cell office:value-type="float" office:value="0.010771781">
                <text:p>0.010771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225025">
                <text:p>0.003225025</text:p>
              </table:table-cell>
              <table:table-cell office:value-type="float" office:value="0.009717773">
                <text:p>0.009717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099531">
                <text:p>0.004099531</text:p>
              </table:table-cell>
              <table:table-cell office:value-type="float" office:value="0.014035506">
                <text:p>0.014035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873729">
                <text:p>0.003873729</text:p>
              </table:table-cell>
              <table:table-cell office:value-type="float" office:value="0.011873689">
                <text:p>0.011873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946429">
                <text:p>0.003946429</text:p>
              </table:table-cell>
              <table:table-cell office:value-type="float" office:value="0.010300478">
                <text:p>0.010300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486533">
                <text:p>0.004486533</text:p>
              </table:table-cell>
              <table:table-cell office:value-type="float" office:value="0.010685979">
                <text:p>0.010685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273932">
                <text:p>0.004273932</text:p>
              </table:table-cell>
              <table:table-cell office:value-type="float" office:value="0.010343377">
                <text:p>0.010343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750427">
                <text:p>0.003750427</text:p>
              </table:table-cell>
              <table:table-cell office:value-type="float" office:value="0.00937507">
                <text:p>0.00937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385033">
                <text:p>0.004385033</text:p>
              </table:table-cell>
              <table:table-cell office:value-type="float" office:value="0.011254983">
                <text:p>0.011254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383832">
                <text:p>0.004383832</text:p>
              </table:table-cell>
              <table:table-cell office:value-type="float" office:value="0.01075058">
                <text:p>0.010750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695235">
                <text:p>0.004695235</text:p>
              </table:table-cell>
              <table:table-cell office:value-type="float" office:value="0.012755395">
                <text:p>0.012755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454533">
                <text:p>0.004454533</text:p>
              </table:table-cell>
              <table:table-cell office:value-type="float" office:value="0.01221069">
                <text:p>0.01221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2062">
                <text:p>0.00262062</text:p>
              </table:table-cell>
              <table:table-cell office:value-type="float" office:value="0.008971466">
                <text:p>0.008971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11083">
                <text:p>0.00411083</text:p>
              </table:table-cell>
              <table:table-cell office:value-type="float" office:value="0.010622179">
                <text:p>0.010622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896944">
                <text:p>0.005896944</text:p>
              </table:table-cell>
              <table:table-cell office:value-type="float" office:value="0.014559208">
                <text:p>0.0145592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76842">
                <text:p>0.00276842</text:p>
              </table:table-cell>
              <table:table-cell office:value-type="float" office:value="0.008908766">
                <text:p>0.008908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687335">
                <text:p>0.004687335</text:p>
              </table:table-cell>
              <table:table-cell office:value-type="float" office:value="0.011870188">
                <text:p>0.011870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756843">
                <text:p>0.005756843</text:p>
              </table:table-cell>
              <table:table-cell office:value-type="float" office:value="0.00955117">
                <text:p>0.00955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665235">
                <text:p>0.004665235</text:p>
              </table:table-cell>
              <table:table-cell office:value-type="float" office:value="0.01084178">
                <text:p>0.010841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547734">
                <text:p>0.004547734</text:p>
              </table:table-cell>
              <table:table-cell office:value-type="float" office:value="0.011431485">
                <text:p>0.0114314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392932">
                <text:p>0.004392932</text:p>
              </table:table-cell>
              <table:table-cell office:value-type="float" office:value="0.015702417">
                <text:p>0.015702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01983">
                <text:p>0.00401983</text:p>
              </table:table-cell>
              <table:table-cell office:value-type="float" office:value="0.010699079">
                <text:p>0.0106990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451818">
                <text:p>0.002451818</text:p>
              </table:table-cell>
              <table:table-cell office:value-type="float" office:value="0.008942066">
                <text:p>0.0089420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458533">
                <text:p>0.004458533</text:p>
              </table:table-cell>
              <table:table-cell office:value-type="float" office:value="0.012098689">
                <text:p>0.01209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457133">
                <text:p>0.004457133</text:p>
              </table:table-cell>
              <table:table-cell office:value-type="float" office:value="0.010749979">
                <text:p>0.010749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375718">
                <text:p>0.002375718</text:p>
              </table:table-cell>
              <table:table-cell office:value-type="float" office:value="0.009099467">
                <text:p>0.009099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4660235">
                <text:p>0.004660235</text:p>
              </table:table-cell>
              <table:table-cell office:value-type="float" office:value="0.009883573">
                <text:p>0.0098835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426032">
                <text:p>0.004426032</text:p>
              </table:table-cell>
              <table:table-cell office:value-type="float" office:value="0.011997489">
                <text:p>0.0119974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565334">
                <text:p>0.004565334</text:p>
              </table:table-cell>
              <table:table-cell office:value-type="float" office:value="0.010026874">
                <text:p>0.0100268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542334">
                <text:p>0.004542334</text:p>
              </table:table-cell>
              <table:table-cell office:value-type="float" office:value="0.011281584">
                <text:p>0.011281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799021">
                <text:p>0.002799021</text:p>
              </table:table-cell>
              <table:table-cell office:value-type="float" office:value="0.008931766">
                <text:p>0.0089317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4483633">
                <text:p>0.004483633</text:p>
              </table:table-cell>
              <table:table-cell office:value-type="float" office:value="0.011232084">
                <text:p>0.0112320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356833">
                <text:p>0.004356833</text:p>
              </table:table-cell>
              <table:table-cell office:value-type="float" office:value="0.010650179">
                <text:p>0.010650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194424">
                <text:p>0.003194424</text:p>
              </table:table-cell>
              <table:table-cell office:value-type="float" office:value="0.010415177">
                <text:p>0.010415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407333">
                <text:p>0.004407333</text:p>
              </table:table-cell>
              <table:table-cell office:value-type="float" office:value="0.011052482">
                <text:p>0.0110524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469948">
                <text:p>0.006469948</text:p>
              </table:table-cell>
              <table:table-cell office:value-type="float" office:value="0.015483715">
                <text:p>0.0154837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76202">
                <text:p>0.00276202</text:p>
              </table:table-cell>
              <table:table-cell office:value-type="float" office:value="0.009214169">
                <text:p>0.009214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4510633">
                <text:p>0.004510633</text:p>
              </table:table-cell>
              <table:table-cell office:value-type="float" office:value="0.013313999">
                <text:p>0.013313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98353">
                <text:p>0.00398353</text:p>
              </table:table-cell>
              <table:table-cell office:value-type="float" office:value="0.011317184">
                <text:p>0.0113171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729cm" svg:y="3.951cm" style:legend-expansion="high" chart:style-name="ch2"/>
        <chart:plot-area chart:style-name="ch3" chart:data-source-has-labels="both" svg:x="0.319cm" svg:y="0.179cm" svg:width="13.091cm" svg:height="8.641cm">
          <chartooo:coordinate-region svg:x="0.907cm" svg:y="0.3cm" svg:width="12.47cm" svg:height="7.517cm"/>
          <chart:axis chart:dimension="x" chart:name="primary-x" chart:style-name="ch4" chartooo:axis-type="text">
            <chart:categories table:cell-range-address="local-table.$A$2:.$A$1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5" chart:label-cell-address="local-table.$B$1" chart:class="chart:line">
            <chart:data-point chart:repeated="104"/>
          </chart:series>
          <chart:series chart:style-name="ch7" chart:values-cell-range-address="local-table.$C$2:.$C$105" chart:label-cell-address="local-table.$C$1" chart:class="chart:line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</text:p>
              </table:table-cell>
              <table:table-cell office:value-type="string">
                <text:p>edg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06709342">
                <text:p>9.706709342</text:p>
              </table:table-cell>
              <table:table-cell office:value-type="float" office:value="0.784278077">
                <text:p>0.7842780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31959283">
                <text:p>9.931959283</text:p>
              </table:table-cell>
              <table:table-cell office:value-type="float" office:value="0.757334164">
                <text:p>0.757334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37516968">
                <text:p>9.637516968</text:p>
              </table:table-cell>
              <table:table-cell office:value-type="float" office:value="0.730974466">
                <text:p>0.730974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50660832">
                <text:p>10.250660832</text:p>
              </table:table-cell>
              <table:table-cell office:value-type="float" office:value="0.7435025">
                <text:p>0.7435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082967206">
                <text:p>10.082967206</text:p>
              </table:table-cell>
              <table:table-cell office:value-type="float" office:value="0.700674285">
                <text:p>0.700674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17719245">
                <text:p>9.817719245</text:p>
              </table:table-cell>
              <table:table-cell office:value-type="float" office:value="0.751195358">
                <text:p>0.751195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71871427">
                <text:p>10.071871427</text:p>
              </table:table-cell>
              <table:table-cell office:value-type="float" office:value="0.721937942">
                <text:p>0.721937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07105169">
                <text:p>9.807105169</text:p>
              </table:table-cell>
              <table:table-cell office:value-type="float" office:value="0.702073595">
                <text:p>0.702073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11066259">
                <text:p>9.711066259</text:p>
              </table:table-cell>
              <table:table-cell office:value-type="float" office:value="0.746934327">
                <text:p>0.746934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846404262">
                <text:p>9.846404262</text:p>
              </table:table-cell>
              <table:table-cell office:value-type="float" office:value="0.736579151">
                <text:p>0.736579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568045">
                <text:p>9.7568045</text:p>
              </table:table-cell>
              <table:table-cell office:value-type="float" office:value="0.720682733">
                <text:p>0.720682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8493529">
                <text:p>9.48493529</text:p>
              </table:table-cell>
              <table:table-cell office:value-type="float" office:value="0.732946624">
                <text:p>0.732946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12102752">
                <text:p>9.912102752</text:p>
              </table:table-cell>
              <table:table-cell office:value-type="float" office:value="0.747724334">
                <text:p>0.747724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64013996">
                <text:p>9.364013996</text:p>
              </table:table-cell>
              <table:table-cell office:value-type="float" office:value="0.698550869">
                <text:p>0.698550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40573825">
                <text:p>9.340573825</text:p>
              </table:table-cell>
              <table:table-cell office:value-type="float" office:value="0.609381309">
                <text:p>0.609381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85911281">
                <text:p>9.185911281</text:p>
              </table:table-cell>
              <table:table-cell office:value-type="float" office:value="0.704409313">
                <text:p>0.704409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35693031">
                <text:p>9.935693031</text:p>
              </table:table-cell>
              <table:table-cell office:value-type="float" office:value="0.724866265">
                <text:p>0.724866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66260078">
                <text:p>9.766260078</text:p>
              </table:table-cell>
              <table:table-cell office:value-type="float" office:value="0.718570418">
                <text:p>0.718570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7016059">
                <text:p>9.7016059</text:p>
              </table:table-cell>
              <table:table-cell office:value-type="float" office:value="0.705553922">
                <text:p>0.705553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38329814">
                <text:p>9.838329814</text:p>
              </table:table-cell>
              <table:table-cell office:value-type="float" office:value="0.695616449">
                <text:p>0.695616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67825133">
                <text:p>9.67825133</text:p>
              </table:table-cell>
              <table:table-cell office:value-type="float" office:value="0.662552904">
                <text:p>0.662552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49436577">
                <text:p>9.549436577</text:p>
              </table:table-cell>
              <table:table-cell office:value-type="float" office:value="0.70118329">
                <text:p>0.70118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58866168">
                <text:p>9.358866168</text:p>
              </table:table-cell>
              <table:table-cell office:value-type="float" office:value="0.722536547">
                <text:p>0.722536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582321223">
                <text:p>9.582321223</text:p>
              </table:table-cell>
              <table:table-cell office:value-type="float" office:value="0.708690646">
                <text:p>0.708690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340507634">
                <text:p>9.340507634</text:p>
              </table:table-cell>
              <table:table-cell office:value-type="float" office:value="0.784559207">
                <text:p>0.784559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0332784">
                <text:p>9.50332784</text:p>
              </table:table-cell>
              <table:table-cell office:value-type="float" office:value="0.734246434">
                <text:p>0.734246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24451797">
                <text:p>9.524451797</text:p>
              </table:table-cell>
              <table:table-cell office:value-type="float" office:value="0.686438481">
                <text:p>0.686438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267556497">
                <text:p>9.267556497</text:p>
              </table:table-cell>
              <table:table-cell office:value-type="float" office:value="0.733159927">
                <text:p>0.733159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621310216">
                <text:p>9.621310216</text:p>
              </table:table-cell>
              <table:table-cell office:value-type="float" office:value="0.83087165">
                <text:p>0.83087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16809503">
                <text:p>9.416809503</text:p>
              </table:table-cell>
              <table:table-cell office:value-type="float" office:value="0.680350336">
                <text:p>0.68035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444909112">
                <text:p>9.444909112</text:p>
              </table:table-cell>
              <table:table-cell office:value-type="float" office:value="0.72415696">
                <text:p>0.72415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352718031">
                <text:p>9.352718031</text:p>
              </table:table-cell>
              <table:table-cell office:value-type="float" office:value="0.746558427">
                <text:p>0.746558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483776502">
                <text:p>9.483776502</text:p>
              </table:table-cell>
              <table:table-cell office:value-type="float" office:value="0.729697602">
                <text:p>0.729697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84139346">
                <text:p>9.584139346</text:p>
              </table:table-cell>
              <table:table-cell office:value-type="float" office:value="0.719095023">
                <text:p>0.719095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545821163">
                <text:p>9.545821163</text:p>
              </table:table-cell>
              <table:table-cell office:value-type="float" office:value="0.729137397">
                <text:p>0.7291373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568897834">
                <text:p>9.568897834</text:p>
              </table:table-cell>
              <table:table-cell office:value-type="float" office:value="0.717718913">
                <text:p>0.717718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68021956">
                <text:p>9.68021956</text:p>
              </table:table-cell>
              <table:table-cell office:value-type="float" office:value="0.695225947">
                <text:p>0.695225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27656111">
                <text:p>9.227656111</text:p>
              </table:table-cell>
              <table:table-cell office:value-type="float" office:value="0.714267787">
                <text:p>0.7142677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010859107">
                <text:p>9.010859107</text:p>
              </table:table-cell>
              <table:table-cell office:value-type="float" office:value="0.707085735">
                <text:p>0.707085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648191226">
                <text:p>9.648191226</text:p>
              </table:table-cell>
              <table:table-cell office:value-type="float" office:value="0.677640817">
                <text:p>0.677640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467354988">
                <text:p>9.467354988</text:p>
              </table:table-cell>
              <table:table-cell office:value-type="float" office:value="0.721083138">
                <text:p>0.721083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361938209">
                <text:p>9.361938209</text:p>
              </table:table-cell>
              <table:table-cell office:value-type="float" office:value="0.723531956">
                <text:p>0.7235319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357648477">
                <text:p>9.357648477</text:p>
              </table:table-cell>
              <table:table-cell office:value-type="float" office:value="0.708180743">
                <text:p>0.7081807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289441874">
                <text:p>9.289441874</text:p>
              </table:table-cell>
              <table:table-cell office:value-type="float" office:value="0.681780347">
                <text:p>0.681780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283147528">
                <text:p>9.283147528</text:p>
              </table:table-cell>
              <table:table-cell office:value-type="float" office:value="0.670422064">
                <text:p>0.6704220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989370254">
                <text:p>8.989370254</text:p>
              </table:table-cell>
              <table:table-cell office:value-type="float" office:value="0.623083613">
                <text:p>0.623083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52328542">
                <text:p>9.352328542</text:p>
              </table:table-cell>
              <table:table-cell office:value-type="float" office:value="0.717806114">
                <text:p>0.717806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954731299">
                <text:p>8.954731299</text:p>
              </table:table-cell>
              <table:table-cell office:value-type="float" office:value="0.699994883">
                <text:p>0.699994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477444874">
                <text:p>9.477444874</text:p>
              </table:table-cell>
              <table:table-cell office:value-type="float" office:value="0.712832154">
                <text:p>0.712832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350011714">
                <text:p>9.350011714</text:p>
              </table:table-cell>
              <table:table-cell office:value-type="float" office:value="0.705697999">
                <text:p>0.705697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250789666">
                <text:p>9.250789666</text:p>
              </table:table-cell>
              <table:table-cell office:value-type="float" office:value="0.814249314">
                <text:p>0.814249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342639652">
                <text:p>9.342639652</text:p>
              </table:table-cell>
              <table:table-cell office:value-type="float" office:value="0.745883601">
                <text:p>0.745883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482844202">
                <text:p>9.482844202</text:p>
              </table:table-cell>
              <table:table-cell office:value-type="float" office:value="0.766661556">
                <text:p>0.766661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283886605">
                <text:p>9.283886605</text:p>
              </table:table-cell>
              <table:table-cell office:value-type="float" office:value="0.705608098">
                <text:p>0.705608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468589488">
                <text:p>9.468589488</text:p>
              </table:table-cell>
              <table:table-cell office:value-type="float" office:value="0.760508009">
                <text:p>0.7605080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45280658">
                <text:p>9.145280658</text:p>
              </table:table-cell>
              <table:table-cell office:value-type="float" office:value="0.618330442">
                <text:p>0.618330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422513136">
                <text:p>9.422513136</text:p>
              </table:table-cell>
              <table:table-cell office:value-type="float" office:value="0.70994243">
                <text:p>0.70994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305409954">
                <text:p>9.305409954</text:p>
              </table:table-cell>
              <table:table-cell office:value-type="float" office:value="0.794259562">
                <text:p>0.794259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544560246">
                <text:p>9.544560246</text:p>
              </table:table-cell>
              <table:table-cell office:value-type="float" office:value="0.703148478">
                <text:p>0.703148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66866159">
                <text:p>9.466866159</text:p>
              </table:table-cell>
              <table:table-cell office:value-type="float" office:value="0.751035337">
                <text:p>0.751035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33407836">
                <text:p>9.33407836</text:p>
              </table:table-cell>
              <table:table-cell office:value-type="float" office:value="0.597193183">
                <text:p>0.597193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416064572">
                <text:p>9.416064572</text:p>
              </table:table-cell>
              <table:table-cell office:value-type="float" office:value="0.779046647">
                <text:p>0.7790466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625937544">
                <text:p>9.625937544</text:p>
              </table:table-cell>
              <table:table-cell office:value-type="float" office:value="0.688080064">
                <text:p>0.688080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431311081">
                <text:p>9.431311081</text:p>
              </table:table-cell>
              <table:table-cell office:value-type="float" office:value="0.695370519">
                <text:p>0.6953705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51999632">
                <text:p>9.451999632</text:p>
              </table:table-cell>
              <table:table-cell office:value-type="float" office:value="0.735054216">
                <text:p>0.735054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484300871">
                <text:p>9.484300871</text:p>
              </table:table-cell>
              <table:table-cell office:value-type="float" office:value="0.757971388">
                <text:p>0.757971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549477458">
                <text:p>9.549477458</text:p>
              </table:table-cell>
              <table:table-cell office:value-type="float" office:value="0.73425791">
                <text:p>0.73425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585974929">
                <text:p>9.585974929</text:p>
              </table:table-cell>
              <table:table-cell office:value-type="float" office:value="0.754380461">
                <text:p>0.754380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663381606">
                <text:p>9.663381606</text:p>
              </table:table-cell>
              <table:table-cell office:value-type="float" office:value="0.673820256">
                <text:p>0.673820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451573314">
                <text:p>9.451573314</text:p>
              </table:table-cell>
              <table:table-cell office:value-type="float" office:value="0.685442943">
                <text:p>0.685442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432027264">
                <text:p>9.432027264</text:p>
              </table:table-cell>
              <table:table-cell office:value-type="float" office:value="0.771299776">
                <text:p>0.771299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699920074">
                <text:p>9.699920074</text:p>
              </table:table-cell>
              <table:table-cell office:value-type="float" office:value="0.726541284">
                <text:p>0.726541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47549022">
                <text:p>9.247549022</text:p>
              </table:table-cell>
              <table:table-cell office:value-type="float" office:value="0.724952471">
                <text:p>0.724952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388433767">
                <text:p>9.388433767</text:p>
              </table:table-cell>
              <table:table-cell office:value-type="float" office:value="0.667847949">
                <text:p>0.667847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38636322">
                <text:p>9.638636322</text:p>
              </table:table-cell>
              <table:table-cell office:value-type="float" office:value="0.714920998">
                <text:p>0.714920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515248708">
                <text:p>9.515248708</text:p>
              </table:table-cell>
              <table:table-cell office:value-type="float" office:value="0.801183237">
                <text:p>0.8011832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199135776">
                <text:p>10.199135776</text:p>
              </table:table-cell>
              <table:table-cell office:value-type="float" office:value="0.740489587">
                <text:p>0.740489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56130453">
                <text:p>9.656130453</text:p>
              </table:table-cell>
              <table:table-cell office:value-type="float" office:value="0.726512783">
                <text:p>0.7265127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811924809">
                <text:p>9.811924809</text:p>
              </table:table-cell>
              <table:table-cell office:value-type="float" office:value="0.684362771">
                <text:p>0.684362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487843308">
                <text:p>9.487843308</text:p>
              </table:table-cell>
              <table:table-cell office:value-type="float" office:value="0.691404024">
                <text:p>0.691404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684551367">
                <text:p>9.684551367</text:p>
              </table:table-cell>
              <table:table-cell office:value-type="float" office:value="0.700261289">
                <text:p>0.700261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845107657">
                <text:p>9.845107657</text:p>
              </table:table-cell>
              <table:table-cell office:value-type="float" office:value="0.732079525">
                <text:p>0.732079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923808941">
                <text:p>9.923808941</text:p>
              </table:table-cell>
              <table:table-cell office:value-type="float" office:value="0.730264212">
                <text:p>0.730264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74215969">
                <text:p>9.374215969</text:p>
              </table:table-cell>
              <table:table-cell office:value-type="float" office:value="0.791536566">
                <text:p>0.7915365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841861935">
                <text:p>9.841861935</text:p>
              </table:table-cell>
              <table:table-cell office:value-type="float" office:value="0.718286823">
                <text:p>0.7182868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693116334">
                <text:p>9.693116334</text:p>
              </table:table-cell>
              <table:table-cell office:value-type="float" office:value="0.721172545">
                <text:p>0.7211725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425820054">
                <text:p>9.425820054</text:p>
              </table:table-cell>
              <table:table-cell office:value-type="float" office:value="0.631406279">
                <text:p>0.6314062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481331865">
                <text:p>9.481331865</text:p>
              </table:table-cell>
              <table:table-cell office:value-type="float" office:value="0.774235538">
                <text:p>0.774235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88282677">
                <text:p>9.388282677</text:p>
              </table:table-cell>
              <table:table-cell office:value-type="float" office:value="0.771680319">
                <text:p>0.7716803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807428683">
                <text:p>9.807428683</text:p>
              </table:table-cell>
              <table:table-cell office:value-type="float" office:value="0.649005809">
                <text:p>0.649005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445014398">
                <text:p>9.445014398</text:p>
              </table:table-cell>
              <table:table-cell office:value-type="float" office:value="0.720232838">
                <text:p>0.7202328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412852161">
                <text:p>9.412852161</text:p>
              </table:table-cell>
              <table:table-cell office:value-type="float" office:value="0.7557265">
                <text:p>0.7557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32710349">
                <text:p>9.532710349</text:p>
              </table:table-cell>
              <table:table-cell office:value-type="float" office:value="0.801236138">
                <text:p>0.801236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71343259">
                <text:p>9.71343259</text:p>
              </table:table-cell>
              <table:table-cell office:value-type="float" office:value="0.755078196">
                <text:p>0.755078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778559273">
                <text:p>9.778559273</text:p>
              </table:table-cell>
              <table:table-cell office:value-type="float" office:value="0.741690797">
                <text:p>0.741690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248418945">
                <text:p>9.248418945</text:p>
              </table:table-cell>
              <table:table-cell office:value-type="float" office:value="0.673497391">
                <text:p>0.6734973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96473408">
                <text:p>9.796473408</text:p>
              </table:table-cell>
              <table:table-cell office:value-type="float" office:value="0.743814013">
                <text:p>0.743814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31542686">
                <text:p>9.631542686</text:p>
              </table:table-cell>
              <table:table-cell office:value-type="float" office:value="0.744512618">
                <text:p>0.7445126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48166787">
                <text:p>9.348166787</text:p>
              </table:table-cell>
              <table:table-cell office:value-type="float" office:value="0.744103415">
                <text:p>0.7441034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28664907">
                <text:p>9.728664907</text:p>
              </table:table-cell>
              <table:table-cell office:value-type="float" office:value="0.807946088">
                <text:p>0.807946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763301165">
                <text:p>9.763301165</text:p>
              </table:table-cell>
              <table:table-cell office:value-type="float" office:value="0.750906966">
                <text:p>0.750906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841636746">
                <text:p>9.841636746</text:p>
              </table:table-cell>
              <table:table-cell office:value-type="float" office:value="0.72441987">
                <text:p>0.72441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429410291">
                <text:p>9.429410291</text:p>
              </table:table-cell>
              <table:table-cell office:value-type="float" office:value="0.686845091">
                <text:p>0.6868450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812915734">
                <text:p>9.812915734</text:p>
              </table:table-cell>
              <table:table-cell office:value-type="float" office:value="0.760427636">
                <text:p>0.7604276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ata_export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2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 calcext:value-type="string">
            <text:p>Build Table</text:p>
          </table:table-cell>
          <table:table-cell table:style-name="ce2" office:value-type="float" office:value="0.140096083449782" calcext:value-type="float">
            <text:p>0.1400960834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Build Edges</text:p>
          </table:table-cell>
          <table:table-cell table:style-name="ce2" office:value-type="float" office:value="0.0141948650436681" calcext:value-type="float">
            <text:p>0.014194865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A to B</text:p>
          </table:table-cell>
          <table:table-cell table:style-name="ce2" office:value-type="float" office:value="0.00272433937991267" calcext:value-type="float">
            <text:p>0.0027243394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Contained</text:p>
          </table:table-cell>
          <table:table-cell table:style-name="ce2" office:value-type="float" office:value="0.000568769266375546" calcext:value-type="float">
            <text:p>0.000568769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1">
          <table:table-cell table:number-columns-repeated="13"/>
          <table:table-cell table:style-name="ce2" table:number-columns-repeated="3"/>
        </table:table-row>
        <table:table-row table:style-name="ro1">
          <table:table-cell table:number-columns-repeated="13"/>
          <table:table-cell table:style-name="ce2" office:value-type="string" calcext:value-type="string">
            <text:p>Size Allocated</text:p>
          </table:table-cell>
          <table:table-cell table:style-name="ce2" office:value-type="float" office:value="9.23119549344979" calcext:value-type="float">
            <text:p>9.2311954934</text:p>
          </table:table-cell>
          <table:table-cell table:style-name="ce2" office:value-type="string" calcext:value-type="string">
            <text:p>MB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After Nodes</text:p>
          </table:table-cell>
          <table:table-cell table:style-name="ce2" office:value-type="float" office:value="54.0961729956332" calcext:value-type="float">
            <text:p>54.0961729956</text:p>
          </table:table-cell>
          <table:table-cell table:style-name="ce2" office:value-type="string" calcext:value-type="string">
            <text:p>MB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After Edges</text:p>
          </table:table-cell>
          <table:table-cell table:style-name="ce2" office:value-type="float" office:value="59.9811576593887" calcext:value-type="float">
            <text:p>59.9811576594</text:p>
          </table:table-cell>
          <table:table-cell table:style-name="ce2" office:value-type="string" calcext:value-type="string">
            <text:p>MB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3:38:16.677487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115cm" svg:y="3.453cm" style:legend-expansion="high" chart:style-name="ch2"/>
        <chart:plot-area chart:style-name="ch3" chart:data-source-has-labels="both" svg:x="0.319cm" svg:y="0.179cm" svg:width="11.477cm" svg:height="8.641cm">
          <chartooo:coordinate-region svg:x="1.231cm" svg:y="0.3cm" svg:width="10.565cm" svg:height="7.518cm"/>
          <chart:axis chart:dimension="x" chart:name="primary-x" chart:style-name="ch4" chartooo:axis-type="text">
            <chart:categories table:cell-range-address="local-table.$A$2:.$A$2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30" chart:label-cell-address="local-table.$B$1" chart:class="chart:line">
            <chart:data-point chart:repeated="229"/>
          </chart:series>
          <chart:series chart:style-name="ch7" chart:values-cell-range-address="local-table.$C$2:.$C$230" chart:label-cell-address="local-table.$C$1" chart:class="chart:line">
            <chart:data-point chart:repeated="229"/>
          </chart:series>
          <chart:series chart:style-name="ch8" chart:values-cell-range-address="local-table.$D$2:.$D$230" chart:label-cell-address="local-table.$D$1" chart:class="chart:line">
            <chart:data-point chart:repeated="229"/>
          </chart:series>
          <chart:series chart:style-name="ch9" chart:values-cell-range-address="local-table.$E$2:.$E$230" chart:label-cell-address="local-table.$E$1" chart:class="chart:line">
            <chart:data-point chart:repeated="2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Input</text:p>
              </table:table-cell>
              <table:table-cell office:value-type="string">
                <text:p>EdgeInput</text:p>
              </table:table-cell>
              <table:table-cell office:value-type="string">
                <text:p>AtoB</text:p>
              </table:table-cell>
              <table:table-cell office:value-type="string">
                <text:p>ConectedCom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84126">
                <text:p>0.1484126</text:p>
              </table:table-cell>
              <table:table-cell office:value-type="float" office:value="0.015632916">
                <text:p>0.015632916</text:p>
              </table:table-cell>
              <table:table-cell office:value-type="float" office:value="0.002833521">
                <text:p>0.002833521</text:p>
              </table:table-cell>
              <table:table-cell office:value-type="float" office:value="0.000562605">
                <text:p>0.0005626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5423604">
                <text:p>0.135423604</text:p>
              </table:table-cell>
              <table:table-cell office:value-type="float" office:value="0.013775402">
                <text:p>0.013775402</text:p>
              </table:table-cell>
              <table:table-cell office:value-type="float" office:value="0.002563819">
                <text:p>0.002563819</text:p>
              </table:table-cell>
              <table:table-cell office:value-type="float" office:value="0.000541904">
                <text:p>0.000541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762336">
                <text:p>0.139762336</text:p>
              </table:table-cell>
              <table:table-cell office:value-type="float" office:value="0.015680017">
                <text:p>0.015680017</text:p>
              </table:table-cell>
              <table:table-cell office:value-type="float" office:value="0.002510418">
                <text:p>0.002510418</text:p>
              </table:table-cell>
              <table:table-cell office:value-type="float" office:value="0.000534204">
                <text:p>0.000534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177694">
                <text:p>0.134177694</text:p>
              </table:table-cell>
              <table:table-cell office:value-type="float" office:value="0.013723802">
                <text:p>0.013723802</text:p>
              </table:table-cell>
              <table:table-cell office:value-type="float" office:value="0.00265042">
                <text:p>0.00265042</text:p>
              </table:table-cell>
              <table:table-cell office:value-type="float" office:value="0.000542804">
                <text:p>0.000542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533112">
                <text:p>0.136533112</text:p>
              </table:table-cell>
              <table:table-cell office:value-type="float" office:value="0.013209998">
                <text:p>0.013209998</text:p>
              </table:table-cell>
              <table:table-cell office:value-type="float" office:value="0.002950922">
                <text:p>0.002950922</text:p>
              </table:table-cell>
              <table:table-cell office:value-type="float" office:value="0.000601004">
                <text:p>0.000601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354518">
                <text:p>0.137354518</text:p>
              </table:table-cell>
              <table:table-cell office:value-type="float" office:value="0.012642294">
                <text:p>0.012642294</text:p>
              </table:table-cell>
              <table:table-cell office:value-type="float" office:value="0.002790321">
                <text:p>0.002790321</text:p>
              </table:table-cell>
              <table:table-cell office:value-type="float" office:value="0.000591704">
                <text:p>0.000591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1873726">
                <text:p>0.151873726</text:p>
              </table:table-cell>
              <table:table-cell office:value-type="float" office:value="0.016718124">
                <text:p>0.016718124</text:p>
              </table:table-cell>
              <table:table-cell office:value-type="float" office:value="0.003255224">
                <text:p>0.003255224</text:p>
              </table:table-cell>
              <table:table-cell office:value-type="float" office:value="0.000667405">
                <text:p>0.000667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935808">
                <text:p>0.162935808</text:p>
              </table:table-cell>
              <table:table-cell office:value-type="float" office:value="0.017779932">
                <text:p>0.017779932</text:p>
              </table:table-cell>
              <table:table-cell office:value-type="float" office:value="0.002988122">
                <text:p>0.002988122</text:p>
              </table:table-cell>
              <table:table-cell office:value-type="float" office:value="0.000526504">
                <text:p>0.000526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1252647">
                <text:p>0.141252647</text:p>
              </table:table-cell>
              <table:table-cell office:value-type="float" office:value="0.015655216">
                <text:p>0.015655216</text:p>
              </table:table-cell>
              <table:table-cell office:value-type="float" office:value="0.00263802">
                <text:p>0.00263802</text:p>
              </table:table-cell>
              <table:table-cell office:value-type="float" office:value="0.000525604">
                <text:p>0.000525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4625472">
                <text:p>0.144625472</text:p>
              </table:table-cell>
              <table:table-cell office:value-type="float" office:value="0.014258706">
                <text:p>0.014258706</text:p>
              </table:table-cell>
              <table:table-cell office:value-type="float" office:value="0.002984822">
                <text:p>0.002984822</text:p>
              </table:table-cell>
              <table:table-cell office:value-type="float" office:value="0.000570904">
                <text:p>0.000570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0017464">
                <text:p>0.130017464</text:p>
              </table:table-cell>
              <table:table-cell office:value-type="float" office:value="0.014615608">
                <text:p>0.014615608</text:p>
              </table:table-cell>
              <table:table-cell office:value-type="float" office:value="0.002548219">
                <text:p>0.002548219</text:p>
              </table:table-cell>
              <table:table-cell office:value-type="float" office:value="0.000539604">
                <text:p>0.000539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8491652">
                <text:p>0.128491652</text:p>
              </table:table-cell>
              <table:table-cell office:value-type="float" office:value="0.013719602">
                <text:p>0.013719602</text:p>
              </table:table-cell>
              <table:table-cell office:value-type="float" office:value="0.002599819">
                <text:p>0.002599819</text:p>
              </table:table-cell>
              <table:table-cell office:value-type="float" office:value="0.000565804">
                <text:p>0.000565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6963589">
                <text:p>0.146963589</text:p>
              </table:table-cell>
              <table:table-cell office:value-type="float" office:value="0.013981103">
                <text:p>0.013981103</text:p>
              </table:table-cell>
              <table:table-cell office:value-type="float" office:value="0.00270772">
                <text:p>0.00270772</text:p>
              </table:table-cell>
              <table:table-cell office:value-type="float" office:value="0.000549304">
                <text:p>0.000549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834847">
                <text:p>0.127834847</text:p>
              </table:table-cell>
              <table:table-cell office:value-type="float" office:value="0.013115298">
                <text:p>0.013115298</text:p>
              </table:table-cell>
              <table:table-cell office:value-type="float" office:value="0.002591419">
                <text:p>0.002591419</text:p>
              </table:table-cell>
              <table:table-cell office:value-type="float" office:value="0.000548504">
                <text:p>0.000548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3990267">
                <text:p>0.143990267</text:p>
              </table:table-cell>
              <table:table-cell office:value-type="float" office:value="0.013201198">
                <text:p>0.013201198</text:p>
              </table:table-cell>
              <table:table-cell office:value-type="float" office:value="0.002572619">
                <text:p>0.002572619</text:p>
              </table:table-cell>
              <table:table-cell office:value-type="float" office:value="0.000530704">
                <text:p>0.000530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8399925">
                <text:p>0.138399925</text:p>
              </table:table-cell>
              <table:table-cell office:value-type="float" office:value="0.013471799">
                <text:p>0.013471799</text:p>
              </table:table-cell>
              <table:table-cell office:value-type="float" office:value="0.00262012">
                <text:p>0.00262012</text:p>
              </table:table-cell>
              <table:table-cell office:value-type="float" office:value="0.000530504">
                <text:p>0.000530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5079001">
                <text:p>0.135079001</text:p>
              </table:table-cell>
              <table:table-cell office:value-type="float" office:value="0.014253806">
                <text:p>0.014253806</text:p>
              </table:table-cell>
              <table:table-cell office:value-type="float" office:value="0.003582827">
                <text:p>0.003582827</text:p>
              </table:table-cell>
              <table:table-cell office:value-type="float" office:value="0.000576104">
                <text:p>0.000576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2109353">
                <text:p>0.142109353</text:p>
              </table:table-cell>
              <table:table-cell office:value-type="float" office:value="0.014067305">
                <text:p>0.014067305</text:p>
              </table:table-cell>
              <table:table-cell office:value-type="float" office:value="0.002661619">
                <text:p>0.002661619</text:p>
              </table:table-cell>
              <table:table-cell office:value-type="float" office:value="0.000572505">
                <text:p>0.000572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99813">
                <text:p>0.13899813</text:p>
              </table:table-cell>
              <table:table-cell office:value-type="float" office:value="0.015424114">
                <text:p>0.015424114</text:p>
              </table:table-cell>
              <table:table-cell office:value-type="float" office:value="0.00264402">
                <text:p>0.00264402</text:p>
              </table:table-cell>
              <table:table-cell office:value-type="float" office:value="0.000658905">
                <text:p>0.000658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1574249">
                <text:p>0.141574249</text:p>
              </table:table-cell>
              <table:table-cell office:value-type="float" office:value="0.012874995">
                <text:p>0.012874995</text:p>
              </table:table-cell>
              <table:table-cell office:value-type="float" office:value="0.002637319">
                <text:p>0.002637319</text:p>
              </table:table-cell>
              <table:table-cell office:value-type="float" office:value="0.000545204">
                <text:p>0.000545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686835">
                <text:p>0.139686835</text:p>
              </table:table-cell>
              <table:table-cell office:value-type="float" office:value="0.015715117">
                <text:p>0.015715117</text:p>
              </table:table-cell>
              <table:table-cell office:value-type="float" office:value="0.002969122">
                <text:p>0.002969122</text:p>
              </table:table-cell>
              <table:table-cell office:value-type="float" office:value="0.000626304">
                <text:p>0.000626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6452611">
                <text:p>0.136452611</text:p>
              </table:table-cell>
              <table:table-cell office:value-type="float" office:value="0.013009097">
                <text:p>0.013009097</text:p>
              </table:table-cell>
              <table:table-cell office:value-type="float" office:value="0.00273532">
                <text:p>0.00273532</text:p>
              </table:table-cell>
              <table:table-cell office:value-type="float" office:value="0.000539604">
                <text:p>0.000539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6123009">
                <text:p>0.136123009</text:p>
              </table:table-cell>
              <table:table-cell office:value-type="float" office:value="0.0135208">
                <text:p>0.0135208</text:p>
              </table:table-cell>
              <table:table-cell office:value-type="float" office:value="0.002678319">
                <text:p>0.002678319</text:p>
              </table:table-cell>
              <table:table-cell office:value-type="float" office:value="0.000536504">
                <text:p>0.000536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576927">
                <text:p>0.138576927</text:p>
              </table:table-cell>
              <table:table-cell office:value-type="float" office:value="0.013830803">
                <text:p>0.013830803</text:p>
              </table:table-cell>
              <table:table-cell office:value-type="float" office:value="0.002598319">
                <text:p>0.002598319</text:p>
              </table:table-cell>
              <table:table-cell office:value-type="float" office:value="0.000535304">
                <text:p>0.000535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3871392">
                <text:p>0.133871392</text:p>
              </table:table-cell>
              <table:table-cell office:value-type="float" office:value="0.01619372">
                <text:p>0.01619372</text:p>
              </table:table-cell>
              <table:table-cell office:value-type="float" office:value="0.002783521">
                <text:p>0.002783521</text:p>
              </table:table-cell>
              <table:table-cell office:value-type="float" office:value="0.000521604">
                <text:p>0.000521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897603">
                <text:p>0.13897603</text:p>
              </table:table-cell>
              <table:table-cell office:value-type="float" office:value="0.016062719">
                <text:p>0.016062719</text:p>
              </table:table-cell>
              <table:table-cell office:value-type="float" office:value="0.002508719">
                <text:p>0.002508719</text:p>
              </table:table-cell>
              <table:table-cell office:value-type="float" office:value="0.000558404">
                <text:p>0.0005584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9263632">
                <text:p>0.139263632</text:p>
              </table:table-cell>
              <table:table-cell office:value-type="float" office:value="0.015336914">
                <text:p>0.015336914</text:p>
              </table:table-cell>
              <table:table-cell office:value-type="float" office:value="0.00269742">
                <text:p>0.00269742</text:p>
              </table:table-cell>
              <table:table-cell office:value-type="float" office:value="0.000522204">
                <text:p>0.000522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8310825">
                <text:p>0.138310825</text:p>
              </table:table-cell>
              <table:table-cell office:value-type="float" office:value="0.015798817">
                <text:p>0.015798817</text:p>
              </table:table-cell>
              <table:table-cell office:value-type="float" office:value="0.002629019">
                <text:p>0.002629019</text:p>
              </table:table-cell>
              <table:table-cell office:value-type="float" office:value="0.000512504">
                <text:p>0.000512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2643157">
                <text:p>0.142643157</text:p>
              </table:table-cell>
              <table:table-cell office:value-type="float" office:value="0.013257699">
                <text:p>0.013257699</text:p>
              </table:table-cell>
              <table:table-cell office:value-type="float" office:value="0.00277982">
                <text:p>0.00277982</text:p>
              </table:table-cell>
              <table:table-cell office:value-type="float" office:value="0.000527904">
                <text:p>0.000527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3651265">
                <text:p>0.143651265</text:p>
              </table:table-cell>
              <table:table-cell office:value-type="float" office:value="0.013206398">
                <text:p>0.013206398</text:p>
              </table:table-cell>
              <table:table-cell office:value-type="float" office:value="0.002609519">
                <text:p>0.002609519</text:p>
              </table:table-cell>
              <table:table-cell office:value-type="float" office:value="0.000546704">
                <text:p>0.000546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9525734">
                <text:p>0.139525734</text:p>
              </table:table-cell>
              <table:table-cell office:value-type="float" office:value="0.013297999">
                <text:p>0.013297999</text:p>
              </table:table-cell>
              <table:table-cell office:value-type="float" office:value="0.00262052">
                <text:p>0.00262052</text:p>
              </table:table-cell>
              <table:table-cell office:value-type="float" office:value="0.000574804">
                <text:p>0.000574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0757343">
                <text:p>0.140757343</text:p>
              </table:table-cell>
              <table:table-cell office:value-type="float" office:value="0.013904903">
                <text:p>0.013904903</text:p>
              </table:table-cell>
              <table:table-cell office:value-type="float" office:value="0.002748821">
                <text:p>0.002748821</text:p>
              </table:table-cell>
              <table:table-cell office:value-type="float" office:value="0.000552004">
                <text:p>0.000552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088086">
                <text:p>0.133088086</text:p>
              </table:table-cell>
              <table:table-cell office:value-type="float" office:value="0.013972904">
                <text:p>0.013972904</text:p>
              </table:table-cell>
              <table:table-cell office:value-type="float" office:value="0.00265582">
                <text:p>0.00265582</text:p>
              </table:table-cell>
              <table:table-cell office:value-type="float" office:value="0.000582204">
                <text:p>0.000582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52537">
                <text:p>0.139952537</text:p>
              </table:table-cell>
              <table:table-cell office:value-type="float" office:value="0.016565523">
                <text:p>0.016565523</text:p>
              </table:table-cell>
              <table:table-cell office:value-type="float" office:value="0.002847621">
                <text:p>0.002847621</text:p>
              </table:table-cell>
              <table:table-cell office:value-type="float" office:value="0.000589604">
                <text:p>0.000589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444617">
                <text:p>0.14444617</text:p>
              </table:table-cell>
              <table:table-cell office:value-type="float" office:value="0.014996711">
                <text:p>0.014996711</text:p>
              </table:table-cell>
              <table:table-cell office:value-type="float" office:value="0.002751821">
                <text:p>0.002751821</text:p>
              </table:table-cell>
              <table:table-cell office:value-type="float" office:value="0.000532104">
                <text:p>0.000532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06036">
                <text:p>0.14306036</text:p>
              </table:table-cell>
              <table:table-cell office:value-type="float" office:value="0.013051096">
                <text:p>0.013051096</text:p>
              </table:table-cell>
              <table:table-cell office:value-type="float" office:value="0.002680319">
                <text:p>0.002680319</text:p>
              </table:table-cell>
              <table:table-cell office:value-type="float" office:value="0.000525104">
                <text:p>0.000525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8780829">
                <text:p>0.138780829</text:p>
              </table:table-cell>
              <table:table-cell office:value-type="float" office:value="0.013344298">
                <text:p>0.013344298</text:p>
              </table:table-cell>
              <table:table-cell office:value-type="float" office:value="0.006636049">
                <text:p>0.006636049</text:p>
              </table:table-cell>
              <table:table-cell office:value-type="float" office:value="0.000877506">
                <text:p>0.000877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8062197">
                <text:p>0.148062197</text:p>
              </table:table-cell>
              <table:table-cell office:value-type="float" office:value="0.0134864">
                <text:p>0.0134864</text:p>
              </table:table-cell>
              <table:table-cell office:value-type="float" office:value="0.002557118">
                <text:p>0.002557118</text:p>
              </table:table-cell>
              <table:table-cell office:value-type="float" office:value="0.000667504">
                <text:p>0.000667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5572879">
                <text:p>0.145572879</text:p>
              </table:table-cell>
              <table:table-cell office:value-type="float" office:value="0.013102097">
                <text:p>0.013102097</text:p>
              </table:table-cell>
              <table:table-cell office:value-type="float" office:value="0.002574219">
                <text:p>0.002574219</text:p>
              </table:table-cell>
              <table:table-cell office:value-type="float" office:value="0.000538204">
                <text:p>0.000538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6747114">
                <text:p>0.136747114</text:p>
              </table:table-cell>
              <table:table-cell office:value-type="float" office:value="0.014179405">
                <text:p>0.014179405</text:p>
              </table:table-cell>
              <table:table-cell office:value-type="float" office:value="0.002833021">
                <text:p>0.002833021</text:p>
              </table:table-cell>
              <table:table-cell office:value-type="float" office:value="0.000685205">
                <text:p>0.000685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9828862">
                <text:p>0.129828862</text:p>
              </table:table-cell>
              <table:table-cell office:value-type="float" office:value="0.013235899">
                <text:p>0.013235899</text:p>
              </table:table-cell>
              <table:table-cell office:value-type="float" office:value="0.00271302">
                <text:p>0.00271302</text:p>
              </table:table-cell>
              <table:table-cell office:value-type="float" office:value="0.000571804">
                <text:p>0.000571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6455411">
                <text:p>0.136455411</text:p>
              </table:table-cell>
              <table:table-cell office:value-type="float" office:value="0.013104697">
                <text:p>0.013104697</text:p>
              </table:table-cell>
              <table:table-cell office:value-type="float" office:value="0.002784521">
                <text:p>0.002784521</text:p>
              </table:table-cell>
              <table:table-cell office:value-type="float" office:value="0.000544304">
                <text:p>0.000544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5108876">
                <text:p>0.145108876</text:p>
              </table:table-cell>
              <table:table-cell office:value-type="float" office:value="0.0134951">
                <text:p>0.0134951</text:p>
              </table:table-cell>
              <table:table-cell office:value-type="float" office:value="0.002998422">
                <text:p>0.002998422</text:p>
              </table:table-cell>
              <table:table-cell office:value-type="float" office:value="0.000556404">
                <text:p>0.000556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0567841">
                <text:p>0.140567841</text:p>
              </table:table-cell>
              <table:table-cell office:value-type="float" office:value="0.014015604">
                <text:p>0.014015604</text:p>
              </table:table-cell>
              <table:table-cell office:value-type="float" office:value="0.00260732">
                <text:p>0.00260732</text:p>
              </table:table-cell>
              <table:table-cell office:value-type="float" office:value="0.000524804">
                <text:p>0.0005248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0359115">
                <text:p>0.150359115</text:p>
              </table:table-cell>
              <table:table-cell office:value-type="float" office:value="0.013356699">
                <text:p>0.013356699</text:p>
              </table:table-cell>
              <table:table-cell office:value-type="float" office:value="0.002608519">
                <text:p>0.002608519</text:p>
              </table:table-cell>
              <table:table-cell office:value-type="float" office:value="0.000513504">
                <text:p>0.000513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632421">
                <text:p>0.13632421</text:p>
              </table:table-cell>
              <table:table-cell office:value-type="float" office:value="0.017438429">
                <text:p>0.017438429</text:p>
              </table:table-cell>
              <table:table-cell office:value-type="float" office:value="0.00273632">
                <text:p>0.00273632</text:p>
              </table:table-cell>
              <table:table-cell office:value-type="float" office:value="0.000518004">
                <text:p>0.000518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7290592">
                <text:p>0.147290592</text:p>
              </table:table-cell>
              <table:table-cell office:value-type="float" office:value="0.015394414">
                <text:p>0.015394414</text:p>
              </table:table-cell>
              <table:table-cell office:value-type="float" office:value="0.002816021">
                <text:p>0.002816021</text:p>
              </table:table-cell>
              <table:table-cell office:value-type="float" office:value="0.000539104">
                <text:p>0.000539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7768421">
                <text:p>0.137768421</text:p>
              </table:table-cell>
              <table:table-cell office:value-type="float" office:value="0.014054804">
                <text:p>0.014054804</text:p>
              </table:table-cell>
              <table:table-cell office:value-type="float" office:value="0.00266002">
                <text:p>0.00266002</text:p>
              </table:table-cell>
              <table:table-cell office:value-type="float" office:value="0.000517404">
                <text:p>0.000517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957056">
                <text:p>0.12957056</text:p>
              </table:table-cell>
              <table:table-cell office:value-type="float" office:value="0.0134989">
                <text:p>0.0134989</text:p>
              </table:table-cell>
              <table:table-cell office:value-type="float" office:value="0.002778421">
                <text:p>0.002778421</text:p>
              </table:table-cell>
              <table:table-cell office:value-type="float" office:value="0.000520604">
                <text:p>0.000520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8635453">
                <text:p>0.128635453</text:p>
              </table:table-cell>
              <table:table-cell office:value-type="float" office:value="0.013104797">
                <text:p>0.013104797</text:p>
              </table:table-cell>
              <table:table-cell office:value-type="float" office:value="0.002792821">
                <text:p>0.002792821</text:p>
              </table:table-cell>
              <table:table-cell office:value-type="float" office:value="0.000543204">
                <text:p>0.000543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3173887">
                <text:p>0.133173887</text:p>
              </table:table-cell>
              <table:table-cell office:value-type="float" office:value="0.015387914">
                <text:p>0.015387914</text:p>
              </table:table-cell>
              <table:table-cell office:value-type="float" office:value="0.002828821">
                <text:p>0.002828821</text:p>
              </table:table-cell>
              <table:table-cell office:value-type="float" office:value="0.000542004">
                <text:p>0.000542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0520167">
                <text:p>0.130520167</text:p>
              </table:table-cell>
              <table:table-cell office:value-type="float" office:value="0.013667701">
                <text:p>0.013667701</text:p>
              </table:table-cell>
              <table:table-cell office:value-type="float" office:value="0.002591119">
                <text:p>0.002591119</text:p>
              </table:table-cell>
              <table:table-cell office:value-type="float" office:value="0.000517504">
                <text:p>0.000517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2145053">
                <text:p>0.142145053</text:p>
              </table:table-cell>
              <table:table-cell office:value-type="float" office:value="0.013032097">
                <text:p>0.013032097</text:p>
              </table:table-cell>
              <table:table-cell office:value-type="float" office:value="0.002591819">
                <text:p>0.002591819</text:p>
              </table:table-cell>
              <table:table-cell office:value-type="float" office:value="0.000556204">
                <text:p>0.000556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1466075">
                <text:p>0.131466075</text:p>
              </table:table-cell>
              <table:table-cell office:value-type="float" office:value="0.013265198">
                <text:p>0.013265198</text:p>
              </table:table-cell>
              <table:table-cell office:value-type="float" office:value="0.002633919">
                <text:p>0.002633919</text:p>
              </table:table-cell>
              <table:table-cell office:value-type="float" office:value="0.000519604">
                <text:p>0.000519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2384681">
                <text:p>0.132384681</text:p>
              </table:table-cell>
              <table:table-cell office:value-type="float" office:value="0.0135988">
                <text:p>0.0135988</text:p>
              </table:table-cell>
              <table:table-cell office:value-type="float" office:value="0.002659119">
                <text:p>0.002659119</text:p>
              </table:table-cell>
              <table:table-cell office:value-type="float" office:value="0.000535204">
                <text:p>0.000535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109139">
                <text:p>0.140109139</text:p>
              </table:table-cell>
              <table:table-cell office:value-type="float" office:value="0.013364199">
                <text:p>0.013364199</text:p>
              </table:table-cell>
              <table:table-cell office:value-type="float" office:value="0.00272612">
                <text:p>0.00272612</text:p>
              </table:table-cell>
              <table:table-cell office:value-type="float" office:value="0.000532304">
                <text:p>0.000532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1921952">
                <text:p>0.141921952</text:p>
              </table:table-cell>
              <table:table-cell office:value-type="float" office:value="0.014057004">
                <text:p>0.014057004</text:p>
              </table:table-cell>
              <table:table-cell office:value-type="float" office:value="0.002542619">
                <text:p>0.002542619</text:p>
              </table:table-cell>
              <table:table-cell office:value-type="float" office:value="0.000510304">
                <text:p>0.0005103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1244247">
                <text:p>0.141244247</text:p>
              </table:table-cell>
              <table:table-cell office:value-type="float" office:value="0.014286605">
                <text:p>0.014286605</text:p>
              </table:table-cell>
              <table:table-cell office:value-type="float" office:value="0.002633919">
                <text:p>0.002633919</text:p>
              </table:table-cell>
              <table:table-cell office:value-type="float" office:value="0.000523804">
                <text:p>0.000523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8557901">
                <text:p>0.148557901</text:p>
              </table:table-cell>
              <table:table-cell office:value-type="float" office:value="0.017324628">
                <text:p>0.017324628</text:p>
              </table:table-cell>
              <table:table-cell office:value-type="float" office:value="0.002944422">
                <text:p>0.002944422</text:p>
              </table:table-cell>
              <table:table-cell office:value-type="float" office:value="0.000808006">
                <text:p>0.000808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5533404">
                <text:p>0.135533404</text:p>
              </table:table-cell>
              <table:table-cell office:value-type="float" office:value="0.0133899">
                <text:p>0.0133899</text:p>
              </table:table-cell>
              <table:table-cell office:value-type="float" office:value="0.002662519">
                <text:p>0.002662519</text:p>
              </table:table-cell>
              <table:table-cell office:value-type="float" office:value="0.000525204">
                <text:p>0.000525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3262387">
                <text:p>0.133262387</text:p>
              </table:table-cell>
              <table:table-cell office:value-type="float" office:value="0.013407699">
                <text:p>0.013407699</text:p>
              </table:table-cell>
              <table:table-cell office:value-type="float" office:value="0.002542518">
                <text:p>0.002542518</text:p>
              </table:table-cell>
              <table:table-cell office:value-type="float" office:value="0.000521404">
                <text:p>0.000521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3786166">
                <text:p>0.143786166</text:p>
              </table:table-cell>
              <table:table-cell office:value-type="float" office:value="0.014079504">
                <text:p>0.014079504</text:p>
              </table:table-cell>
              <table:table-cell office:value-type="float" office:value="0.002812521">
                <text:p>0.002812521</text:p>
              </table:table-cell>
              <table:table-cell office:value-type="float" office:value="0.000661005">
                <text:p>0.000661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9165631">
                <text:p>0.139165631</text:p>
              </table:table-cell>
              <table:table-cell office:value-type="float" office:value="0.014607909">
                <text:p>0.014607909</text:p>
              </table:table-cell>
              <table:table-cell office:value-type="float" office:value="0.002975122">
                <text:p>0.002975122</text:p>
              </table:table-cell>
              <table:table-cell office:value-type="float" office:value="0.000542504">
                <text:p>0.00054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4397496">
                <text:p>0.134397496</text:p>
              </table:table-cell>
              <table:table-cell office:value-type="float" office:value="0.013865003">
                <text:p>0.013865003</text:p>
              </table:table-cell>
              <table:table-cell office:value-type="float" office:value="0.002641019">
                <text:p>0.002641019</text:p>
              </table:table-cell>
              <table:table-cell office:value-type="float" office:value="0.000520004">
                <text:p>0.000520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7244965">
                <text:p>0.157244965</text:p>
              </table:table-cell>
              <table:table-cell office:value-type="float" office:value="0.014556308">
                <text:p>0.014556308</text:p>
              </table:table-cell>
              <table:table-cell office:value-type="float" office:value="0.002567419">
                <text:p>0.002567419</text:p>
              </table:table-cell>
              <table:table-cell office:value-type="float" office:value="0.000532004">
                <text:p>0.000532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0161639">
                <text:p>0.140161639</text:p>
              </table:table-cell>
              <table:table-cell office:value-type="float" office:value="0.015514915">
                <text:p>0.015514915</text:p>
              </table:table-cell>
              <table:table-cell office:value-type="float" office:value="0.00268972">
                <text:p>0.00268972</text:p>
              </table:table-cell>
              <table:table-cell office:value-type="float" office:value="0.000551904">
                <text:p>0.000551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5128502">
                <text:p>0.135128502</text:p>
              </table:table-cell>
              <table:table-cell office:value-type="float" office:value="0.0135385">
                <text:p>0.0135385</text:p>
              </table:table-cell>
              <table:table-cell office:value-type="float" office:value="0.002580819">
                <text:p>0.002580819</text:p>
              </table:table-cell>
              <table:table-cell office:value-type="float" office:value="0.002190016">
                <text:p>0.002190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198424">
                <text:p>0.138198424</text:p>
              </table:table-cell>
              <table:table-cell office:value-type="float" office:value="0.014959011">
                <text:p>0.014959011</text:p>
              </table:table-cell>
              <table:table-cell office:value-type="float" office:value="0.002561119">
                <text:p>0.002561119</text:p>
              </table:table-cell>
              <table:table-cell office:value-type="float" office:value="0.000515204">
                <text:p>0.000515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9925537">
                <text:p>0.139925537</text:p>
              </table:table-cell>
              <table:table-cell office:value-type="float" office:value="0.013673301">
                <text:p>0.013673301</text:p>
              </table:table-cell>
              <table:table-cell office:value-type="float" office:value="0.00262122">
                <text:p>0.00262122</text:p>
              </table:table-cell>
              <table:table-cell office:value-type="float" office:value="0.000530804">
                <text:p>0.000530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84368">
                <text:p>0.1484368</text:p>
              </table:table-cell>
              <table:table-cell office:value-type="float" office:value="0.013079697">
                <text:p>0.013079697</text:p>
              </table:table-cell>
              <table:table-cell office:value-type="float" office:value="0.002516018">
                <text:p>0.002516018</text:p>
              </table:table-cell>
              <table:table-cell office:value-type="float" office:value="0.000504304">
                <text:p>0.000504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2870784">
                <text:p>0.132870784</text:p>
              </table:table-cell>
              <table:table-cell office:value-type="float" office:value="0.013308499">
                <text:p>0.013308499</text:p>
              </table:table-cell>
              <table:table-cell office:value-type="float" office:value="0.002569619">
                <text:p>0.002569619</text:p>
              </table:table-cell>
              <table:table-cell office:value-type="float" office:value="0.000533904">
                <text:p>0.000533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2239879">
                <text:p>0.132239879</text:p>
              </table:table-cell>
              <table:table-cell office:value-type="float" office:value="0.013116098">
                <text:p>0.013116098</text:p>
              </table:table-cell>
              <table:table-cell office:value-type="float" office:value="0.002935622">
                <text:p>0.002935622</text:p>
              </table:table-cell>
              <table:table-cell office:value-type="float" office:value="0.000547304">
                <text:p>0.000547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112462">
                <text:p>0.15112462</text:p>
              </table:table-cell>
              <table:table-cell office:value-type="float" office:value="0.015640816">
                <text:p>0.015640816</text:p>
              </table:table-cell>
              <table:table-cell office:value-type="float" office:value="0.002860321">
                <text:p>0.002860321</text:p>
              </table:table-cell>
              <table:table-cell office:value-type="float" office:value="0.000551204">
                <text:p>0.000551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0990645">
                <text:p>0.140990645</text:p>
              </table:table-cell>
              <table:table-cell office:value-type="float" office:value="0.016349221">
                <text:p>0.016349221</text:p>
              </table:table-cell>
              <table:table-cell office:value-type="float" office:value="0.002588719">
                <text:p>0.002588719</text:p>
              </table:table-cell>
              <table:table-cell office:value-type="float" office:value="0.000520504">
                <text:p>0.000520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310246">
                <text:p>0.14310246</text:p>
              </table:table-cell>
              <table:table-cell office:value-type="float" office:value="0.013541401">
                <text:p>0.013541401</text:p>
              </table:table-cell>
              <table:table-cell office:value-type="float" office:value="0.002534819">
                <text:p>0.002534819</text:p>
              </table:table-cell>
              <table:table-cell office:value-type="float" office:value="0.000512103">
                <text:p>0.0005121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1404374">
                <text:p>0.131404374</text:p>
              </table:table-cell>
              <table:table-cell office:value-type="float" office:value="0.013622501">
                <text:p>0.013622501</text:p>
              </table:table-cell>
              <table:table-cell office:value-type="float" office:value="0.002554019">
                <text:p>0.002554019</text:p>
              </table:table-cell>
              <table:table-cell office:value-type="float" office:value="0.000755906">
                <text:p>0.0007559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9784335">
                <text:p>0.139784335</text:p>
              </table:table-cell>
              <table:table-cell office:value-type="float" office:value="0.013165398">
                <text:p>0.013165398</text:p>
              </table:table-cell>
              <table:table-cell office:value-type="float" office:value="0.002484719">
                <text:p>0.002484719</text:p>
              </table:table-cell>
              <table:table-cell office:value-type="float" office:value="0.000559504">
                <text:p>0.000559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9057631">
                <text:p>0.139057631</text:p>
              </table:table-cell>
              <table:table-cell office:value-type="float" office:value="0.0134973">
                <text:p>0.0134973</text:p>
              </table:table-cell>
              <table:table-cell office:value-type="float" office:value="0.00268312">
                <text:p>0.00268312</text:p>
              </table:table-cell>
              <table:table-cell office:value-type="float" office:value="0.000593904">
                <text:p>0.0005939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6189383">
                <text:p>0.146189383</text:p>
              </table:table-cell>
              <table:table-cell office:value-type="float" office:value="0.013713202">
                <text:p>0.013713202</text:p>
              </table:table-cell>
              <table:table-cell office:value-type="float" office:value="0.002645619">
                <text:p>0.002645619</text:p>
              </table:table-cell>
              <table:table-cell office:value-type="float" office:value="0.000519104">
                <text:p>0.000519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1457648">
                <text:p>0.141457648</text:p>
              </table:table-cell>
              <table:table-cell office:value-type="float" office:value="0.013727102">
                <text:p>0.013727102</text:p>
              </table:table-cell>
              <table:table-cell office:value-type="float" office:value="0.002844621">
                <text:p>0.002844621</text:p>
              </table:table-cell>
              <table:table-cell office:value-type="float" office:value="0.000516904">
                <text:p>0.000516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4920299">
                <text:p>0.134920299</text:p>
              </table:table-cell>
              <table:table-cell office:value-type="float" office:value="0.013906204">
                <text:p>0.013906204</text:p>
              </table:table-cell>
              <table:table-cell office:value-type="float" office:value="0.002590319">
                <text:p>0.002590319</text:p>
              </table:table-cell>
              <table:table-cell office:value-type="float" office:value="0.000511704">
                <text:p>0.0005117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762002">
                <text:p>0.13762002</text:p>
              </table:table-cell>
              <table:table-cell office:value-type="float" office:value="0.015204613">
                <text:p>0.015204613</text:p>
              </table:table-cell>
              <table:table-cell office:value-type="float" office:value="0.00274652">
                <text:p>0.00274652</text:p>
              </table:table-cell>
              <table:table-cell office:value-type="float" office:value="0.000533704">
                <text:p>0.0005337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9947011">
                <text:p>0.149947011</text:p>
              </table:table-cell>
              <table:table-cell office:value-type="float" office:value="0.01623182">
                <text:p>0.01623182</text:p>
              </table:table-cell>
              <table:table-cell office:value-type="float" office:value="0.004113231">
                <text:p>0.004113231</text:p>
              </table:table-cell>
              <table:table-cell office:value-type="float" office:value="0.000877606">
                <text:p>0.0008776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1352547">
                <text:p>0.141352547</text:p>
              </table:table-cell>
              <table:table-cell office:value-type="float" office:value="0.013322699">
                <text:p>0.013322699</text:p>
              </table:table-cell>
              <table:table-cell office:value-type="float" office:value="0.00269392">
                <text:p>0.00269392</text:p>
              </table:table-cell>
              <table:table-cell office:value-type="float" office:value="0.000525104">
                <text:p>0.000525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0347866">
                <text:p>0.130347866</text:p>
              </table:table-cell>
              <table:table-cell office:value-type="float" office:value="0.014215305">
                <text:p>0.014215305</text:p>
              </table:table-cell>
              <table:table-cell office:value-type="float" office:value="0.002596219">
                <text:p>0.002596219</text:p>
              </table:table-cell>
              <table:table-cell office:value-type="float" office:value="0.000525604">
                <text:p>0.000525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3924567">
                <text:p>0.143924567</text:p>
              </table:table-cell>
              <table:table-cell office:value-type="float" office:value="0.015505715">
                <text:p>0.015505715</text:p>
              </table:table-cell>
              <table:table-cell office:value-type="float" office:value="0.002766521">
                <text:p>0.002766521</text:p>
              </table:table-cell>
              <table:table-cell office:value-type="float" office:value="0.000540004">
                <text:p>0.000540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0756243">
                <text:p>0.140756243</text:p>
              </table:table-cell>
              <table:table-cell office:value-type="float" office:value="0.014614409">
                <text:p>0.014614409</text:p>
              </table:table-cell>
              <table:table-cell office:value-type="float" office:value="0.004283432">
                <text:p>0.004283432</text:p>
              </table:table-cell>
              <table:table-cell office:value-type="float" office:value="0.001193108">
                <text:p>0.001193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7378992">
                <text:p>0.147378992</text:p>
              </table:table-cell>
              <table:table-cell office:value-type="float" office:value="0.013647202">
                <text:p>0.013647202</text:p>
              </table:table-cell>
              <table:table-cell office:value-type="float" office:value="0.002648619">
                <text:p>0.002648619</text:p>
              </table:table-cell>
              <table:table-cell office:value-type="float" office:value="0.000528104">
                <text:p>0.000528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2984186">
                <text:p>0.132984186</text:p>
              </table:table-cell>
              <table:table-cell office:value-type="float" office:value="0.013456599">
                <text:p>0.013456599</text:p>
              </table:table-cell>
              <table:table-cell office:value-type="float" office:value="0.00262132">
                <text:p>0.00262132</text:p>
              </table:table-cell>
              <table:table-cell office:value-type="float" office:value="0.000526304">
                <text:p>0.000526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8517826">
                <text:p>0.138517826</text:p>
              </table:table-cell>
              <table:table-cell office:value-type="float" office:value="0.013397499">
                <text:p>0.013397499</text:p>
              </table:table-cell>
              <table:table-cell office:value-type="float" office:value="0.002601719">
                <text:p>0.002601719</text:p>
              </table:table-cell>
              <table:table-cell office:value-type="float" office:value="0.000517104">
                <text:p>0.000517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9146705">
                <text:p>0.149146705</text:p>
              </table:table-cell>
              <table:table-cell office:value-type="float" office:value="0.013300198">
                <text:p>0.013300198</text:p>
              </table:table-cell>
              <table:table-cell office:value-type="float" office:value="0.002754521">
                <text:p>0.002754521</text:p>
              </table:table-cell>
              <table:table-cell office:value-type="float" office:value="0.000544104">
                <text:p>0.000544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37234717">
                <text:p>0.137234717</text:p>
              </table:table-cell>
              <table:table-cell office:value-type="float" office:value="0.012814995">
                <text:p>0.012814995</text:p>
              </table:table-cell>
              <table:table-cell office:value-type="float" office:value="0.002836021">
                <text:p>0.002836021</text:p>
              </table:table-cell>
              <table:table-cell office:value-type="float" office:value="0.000562204">
                <text:p>0.000562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4097142">
                <text:p>0.154097142</text:p>
              </table:table-cell>
              <table:table-cell office:value-type="float" office:value="0.014556407">
                <text:p>0.014556407</text:p>
              </table:table-cell>
              <table:table-cell office:value-type="float" office:value="0.00280282">
                <text:p>0.00280282</text:p>
              </table:table-cell>
              <table:table-cell office:value-type="float" office:value="0.000565005">
                <text:p>0.000565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302306">
                <text:p>0.14302306</text:p>
              </table:table-cell>
              <table:table-cell office:value-type="float" office:value="0.016397222">
                <text:p>0.016397222</text:p>
              </table:table-cell>
              <table:table-cell office:value-type="float" office:value="0.002641819">
                <text:p>0.002641819</text:p>
              </table:table-cell>
              <table:table-cell office:value-type="float" office:value="0.000569505">
                <text:p>0.000569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2522756">
                <text:p>0.142522756</text:p>
              </table:table-cell>
              <table:table-cell office:value-type="float" office:value="0.013950703">
                <text:p>0.013950703</text:p>
              </table:table-cell>
              <table:table-cell office:value-type="float" office:value="0.00275582">
                <text:p>0.00275582</text:p>
              </table:table-cell>
              <table:table-cell office:value-type="float" office:value="0.000528504">
                <text:p>0.000528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6988515">
                <text:p>0.136988515</text:p>
              </table:table-cell>
              <table:table-cell office:value-type="float" office:value="0.013268198">
                <text:p>0.013268198</text:p>
              </table:table-cell>
              <table:table-cell office:value-type="float" office:value="0.002507819">
                <text:p>0.002507819</text:p>
              </table:table-cell>
              <table:table-cell office:value-type="float" office:value="0.000530904">
                <text:p>0.0005309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6154209">
                <text:p>0.136154209</text:p>
              </table:table-cell>
              <table:table-cell office:value-type="float" office:value="0.013122797">
                <text:p>0.013122797</text:p>
              </table:table-cell>
              <table:table-cell office:value-type="float" office:value="0.00258852">
                <text:p>0.00258852</text:p>
              </table:table-cell>
              <table:table-cell office:value-type="float" office:value="0.000534103">
                <text:p>0.000534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6434811">
                <text:p>0.136434811</text:p>
              </table:table-cell>
              <table:table-cell office:value-type="float" office:value="0.0135311">
                <text:p>0.0135311</text:p>
              </table:table-cell>
              <table:table-cell office:value-type="float" office:value="0.00264752">
                <text:p>0.00264752</text:p>
              </table:table-cell>
              <table:table-cell office:value-type="float" office:value="0.000644004">
                <text:p>0.000644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5622805">
                <text:p>0.135622805</text:p>
              </table:table-cell>
              <table:table-cell office:value-type="float" office:value="0.0135114">
                <text:p>0.0135114</text:p>
              </table:table-cell>
              <table:table-cell office:value-type="float" office:value="0.002617419">
                <text:p>0.002617419</text:p>
              </table:table-cell>
              <table:table-cell office:value-type="float" office:value="0.000567304">
                <text:p>0.000567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976951">
                <text:p>0.14976951</text:p>
              </table:table-cell>
              <table:table-cell office:value-type="float" office:value="0.014216805">
                <text:p>0.014216805</text:p>
              </table:table-cell>
              <table:table-cell office:value-type="float" office:value="0.00270912">
                <text:p>0.00270912</text:p>
              </table:table-cell>
              <table:table-cell office:value-type="float" office:value="0.000527804">
                <text:p>0.0005278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9088505">
                <text:p>0.149088505</text:p>
              </table:table-cell>
              <table:table-cell office:value-type="float" office:value="0.015139112">
                <text:p>0.015139112</text:p>
              </table:table-cell>
              <table:table-cell office:value-type="float" office:value="0.002888822">
                <text:p>0.002888822</text:p>
              </table:table-cell>
              <table:table-cell office:value-type="float" office:value="0.001003807">
                <text:p>0.001003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909493">
                <text:p>0.13909493</text:p>
              </table:table-cell>
              <table:table-cell office:value-type="float" office:value="0.0134087">
                <text:p>0.0134087</text:p>
              </table:table-cell>
              <table:table-cell office:value-type="float" office:value="0.002638519">
                <text:p>0.002638519</text:p>
              </table:table-cell>
              <table:table-cell office:value-type="float" office:value="0.000540904">
                <text:p>0.0005409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738944">
                <text:p>0.16738944</text:p>
              </table:table-cell>
              <table:table-cell office:value-type="float" office:value="0.015639016">
                <text:p>0.015639016</text:p>
              </table:table-cell>
              <table:table-cell office:value-type="float" office:value="0.002806721">
                <text:p>0.002806721</text:p>
              </table:table-cell>
              <table:table-cell office:value-type="float" office:value="0.000684505">
                <text:p>0.0006845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9640535">
                <text:p>0.139640535</text:p>
              </table:table-cell>
              <table:table-cell office:value-type="float" office:value="0.013769002">
                <text:p>0.013769002</text:p>
              </table:table-cell>
              <table:table-cell office:value-type="float" office:value="0.002882221">
                <text:p>0.002882221</text:p>
              </table:table-cell>
              <table:table-cell office:value-type="float" office:value="0.000539604">
                <text:p>0.000539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5971181">
                <text:p>0.145971181</text:p>
              </table:table-cell>
              <table:table-cell office:value-type="float" office:value="0.01485741">
                <text:p>0.01485741</text:p>
              </table:table-cell>
              <table:table-cell office:value-type="float" office:value="0.002583219">
                <text:p>0.002583219</text:p>
              </table:table-cell>
              <table:table-cell office:value-type="float" office:value="0.000544004">
                <text:p>0.000544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4744772">
                <text:p>0.144744772</text:p>
              </table:table-cell>
              <table:table-cell office:value-type="float" office:value="0.013798103">
                <text:p>0.013798103</text:p>
              </table:table-cell>
              <table:table-cell office:value-type="float" office:value="0.002798521">
                <text:p>0.002798521</text:p>
              </table:table-cell>
              <table:table-cell office:value-type="float" office:value="0.000564504">
                <text:p>0.0005645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3558664">
                <text:p>0.143558664</text:p>
              </table:table-cell>
              <table:table-cell office:value-type="float" office:value="0.013684301">
                <text:p>0.013684301</text:p>
              </table:table-cell>
              <table:table-cell office:value-type="float" office:value="0.002799821">
                <text:p>0.002799821</text:p>
              </table:table-cell>
              <table:table-cell office:value-type="float" office:value="0.000528504">
                <text:p>0.000528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2126279">
                <text:p>0.132126279</text:p>
              </table:table-cell>
              <table:table-cell office:value-type="float" office:value="0.014181305">
                <text:p>0.014181305</text:p>
              </table:table-cell>
              <table:table-cell office:value-type="float" office:value="0.002589319">
                <text:p>0.002589319</text:p>
              </table:table-cell>
              <table:table-cell office:value-type="float" office:value="0.000560104">
                <text:p>0.0005601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41361647">
                <text:p>0.141361647</text:p>
              </table:table-cell>
              <table:table-cell office:value-type="float" office:value="0.017049827">
                <text:p>0.017049827</text:p>
              </table:table-cell>
              <table:table-cell office:value-type="float" office:value="0.002952622">
                <text:p>0.002952622</text:p>
              </table:table-cell>
              <table:table-cell office:value-type="float" office:value="0.000603004">
                <text:p>0.000603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948956">
                <text:p>0.12948956</text:p>
              </table:table-cell>
              <table:table-cell office:value-type="float" office:value="0.013789702">
                <text:p>0.013789702</text:p>
              </table:table-cell>
              <table:table-cell office:value-type="float" office:value="0.002603219">
                <text:p>0.002603219</text:p>
              </table:table-cell>
              <table:table-cell office:value-type="float" office:value="0.000504204">
                <text:p>0.000504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32940885">
                <text:p>0.132940885</text:p>
              </table:table-cell>
              <table:table-cell office:value-type="float" office:value="0.013105897">
                <text:p>0.013105897</text:p>
              </table:table-cell>
              <table:table-cell office:value-type="float" office:value="0.002583819">
                <text:p>0.002583819</text:p>
              </table:table-cell>
              <table:table-cell office:value-type="float" office:value="0.000508604">
                <text:p>0.0005086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0460567">
                <text:p>0.130460567</text:p>
              </table:table-cell>
              <table:table-cell office:value-type="float" office:value="0.014571708">
                <text:p>0.014571708</text:p>
              </table:table-cell>
              <table:table-cell office:value-type="float" office:value="0.002524019">
                <text:p>0.002524019</text:p>
              </table:table-cell>
              <table:table-cell office:value-type="float" office:value="0.000531504">
                <text:p>0.000531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6072983">
                <text:p>0.146072983</text:p>
              </table:table-cell>
              <table:table-cell office:value-type="float" office:value="0.015187112">
                <text:p>0.015187112</text:p>
              </table:table-cell>
              <table:table-cell office:value-type="float" office:value="0.002992323">
                <text:p>0.002992323</text:p>
              </table:table-cell>
              <table:table-cell office:value-type="float" office:value="0.000638604">
                <text:p>0.0006386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6674513">
                <text:p>0.136674513</text:p>
              </table:table-cell>
              <table:table-cell office:value-type="float" office:value="0.013923203">
                <text:p>0.013923203</text:p>
              </table:table-cell>
              <table:table-cell office:value-type="float" office:value="0.002597419">
                <text:p>0.002597419</text:p>
              </table:table-cell>
              <table:table-cell office:value-type="float" office:value="0.000519604">
                <text:p>0.000519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9169957">
                <text:p>0.129169957</text:p>
              </table:table-cell>
              <table:table-cell office:value-type="float" office:value="0.012996796">
                <text:p>0.012996796</text:p>
              </table:table-cell>
              <table:table-cell office:value-type="float" office:value="0.002552819">
                <text:p>0.002552819</text:p>
              </table:table-cell>
              <table:table-cell office:value-type="float" office:value="0.000509404">
                <text:p>0.0005094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34143194">
                <text:p>0.134143194</text:p>
              </table:table-cell>
              <table:table-cell office:value-type="float" office:value="0.01486521">
                <text:p>0.01486521</text:p>
              </table:table-cell>
              <table:table-cell office:value-type="float" office:value="0.002584919">
                <text:p>0.002584919</text:p>
              </table:table-cell>
              <table:table-cell office:value-type="float" office:value="0.000525204">
                <text:p>0.000525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3889293">
                <text:p>0.13889293</text:p>
              </table:table-cell>
              <table:table-cell office:value-type="float" office:value="0.013049296">
                <text:p>0.013049296</text:p>
              </table:table-cell>
              <table:table-cell office:value-type="float" office:value="0.002555419">
                <text:p>0.002555419</text:p>
              </table:table-cell>
              <table:table-cell office:value-type="float" office:value="0.000531704">
                <text:p>0.0005317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7411966">
                <text:p>0.157411966</text:p>
              </table:table-cell>
              <table:table-cell office:value-type="float" office:value="0.015411114">
                <text:p>0.015411114</text:p>
              </table:table-cell>
              <table:table-cell office:value-type="float" office:value="0.002966621">
                <text:p>0.002966621</text:p>
              </table:table-cell>
              <table:table-cell office:value-type="float" office:value="0.000592905">
                <text:p>0.0005929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44953674">
                <text:p>0.144953674</text:p>
              </table:table-cell>
              <table:table-cell office:value-type="float" office:value="0.013963503">
                <text:p>0.013963503</text:p>
              </table:table-cell>
              <table:table-cell office:value-type="float" office:value="0.003044323">
                <text:p>0.003044323</text:p>
              </table:table-cell>
              <table:table-cell office:value-type="float" office:value="0.000548904">
                <text:p>0.0005489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4264995">
                <text:p>0.134264995</text:p>
              </table:table-cell>
              <table:table-cell office:value-type="float" office:value="0.014180905">
                <text:p>0.014180905</text:p>
              </table:table-cell>
              <table:table-cell office:value-type="float" office:value="0.003103423">
                <text:p>0.003103423</text:p>
              </table:table-cell>
              <table:table-cell office:value-type="float" office:value="0.000551704">
                <text:p>0.0005517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1839425">
                <text:p>0.151839425</text:p>
              </table:table-cell>
              <table:table-cell office:value-type="float" office:value="0.0134423">
                <text:p>0.0134423</text:p>
              </table:table-cell>
              <table:table-cell office:value-type="float" office:value="0.002810721">
                <text:p>0.002810721</text:p>
              </table:table-cell>
              <table:table-cell office:value-type="float" office:value="0.000553204">
                <text:p>0.000553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9440007">
                <text:p>0.149440007</text:p>
              </table:table-cell>
              <table:table-cell office:value-type="float" office:value="0.013236198">
                <text:p>0.013236198</text:p>
              </table:table-cell>
              <table:table-cell office:value-type="float" office:value="0.002599319">
                <text:p>0.002599319</text:p>
              </table:table-cell>
              <table:table-cell office:value-type="float" office:value="0.000528704">
                <text:p>0.0005287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6453485">
                <text:p>0.146453485</text:p>
              </table:table-cell>
              <table:table-cell office:value-type="float" office:value="0.014885111">
                <text:p>0.014885111</text:p>
              </table:table-cell>
              <table:table-cell office:value-type="float" office:value="0.002657119">
                <text:p>0.002657119</text:p>
              </table:table-cell>
              <table:table-cell office:value-type="float" office:value="0.000559205">
                <text:p>0.0005592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0621816">
                <text:p>0.150621816</text:p>
              </table:table-cell>
              <table:table-cell office:value-type="float" office:value="0.016729424">
                <text:p>0.016729424</text:p>
              </table:table-cell>
              <table:table-cell office:value-type="float" office:value="0.002791621">
                <text:p>0.002791621</text:p>
              </table:table-cell>
              <table:table-cell office:value-type="float" office:value="0.000563804">
                <text:p>0.000563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6964489">
                <text:p>0.146964489</text:p>
              </table:table-cell>
              <table:table-cell office:value-type="float" office:value="0.013388199">
                <text:p>0.013388199</text:p>
              </table:table-cell>
              <table:table-cell office:value-type="float" office:value="0.002863521">
                <text:p>0.002863521</text:p>
              </table:table-cell>
              <table:table-cell office:value-type="float" office:value="0.000584005">
                <text:p>0.000584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7783746">
                <text:p>0.127783746</text:p>
              </table:table-cell>
              <table:table-cell office:value-type="float" office:value="0.014041304">
                <text:p>0.014041304</text:p>
              </table:table-cell>
              <table:table-cell office:value-type="float" office:value="0.002634619">
                <text:p>0.002634619</text:p>
              </table:table-cell>
              <table:table-cell office:value-type="float" office:value="0.000526904">
                <text:p>0.0005269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9323907">
                <text:p>0.149323907</text:p>
              </table:table-cell>
              <table:table-cell office:value-type="float" office:value="0.013399299">
                <text:p>0.013399299</text:p>
              </table:table-cell>
              <table:table-cell office:value-type="float" office:value="0.00274082">
                <text:p>0.00274082</text:p>
              </table:table-cell>
              <table:table-cell office:value-type="float" office:value="0.000563005">
                <text:p>0.0005630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34141094">
                <text:p>0.134141094</text:p>
              </table:table-cell>
              <table:table-cell office:value-type="float" office:value="0.013727402">
                <text:p>0.013727402</text:p>
              </table:table-cell>
              <table:table-cell office:value-type="float" office:value="0.002513219">
                <text:p>0.002513219</text:p>
              </table:table-cell>
              <table:table-cell office:value-type="float" office:value="0.000530104">
                <text:p>0.000530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9036956">
                <text:p>0.129036956</text:p>
              </table:table-cell>
              <table:table-cell office:value-type="float" office:value="0.013082797">
                <text:p>0.013082797</text:p>
              </table:table-cell>
              <table:table-cell office:value-type="float" office:value="0.002556219">
                <text:p>0.002556219</text:p>
              </table:table-cell>
              <table:table-cell office:value-type="float" office:value="0.000546204">
                <text:p>0.0005462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438067">
                <text:p>0.14438067</text:p>
              </table:table-cell>
              <table:table-cell office:value-type="float" office:value="0.013304298">
                <text:p>0.013304298</text:p>
              </table:table-cell>
              <table:table-cell office:value-type="float" office:value="0.00259512">
                <text:p>0.00259512</text:p>
              </table:table-cell>
              <table:table-cell office:value-type="float" office:value="0.000524404">
                <text:p>0.0005244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9455359">
                <text:p>0.129455359</text:p>
              </table:table-cell>
              <table:table-cell office:value-type="float" office:value="0.0135703">
                <text:p>0.0135703</text:p>
              </table:table-cell>
              <table:table-cell office:value-type="float" office:value="0.00263992">
                <text:p>0.00263992</text:p>
              </table:table-cell>
              <table:table-cell office:value-type="float" office:value="0.000546204">
                <text:p>0.000546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2682357">
                <text:p>0.142682357</text:p>
              </table:table-cell>
              <table:table-cell office:value-type="float" office:value="0.015703117">
                <text:p>0.015703117</text:p>
              </table:table-cell>
              <table:table-cell office:value-type="float" office:value="0.002651819">
                <text:p>0.002651819</text:p>
              </table:table-cell>
              <table:table-cell office:value-type="float" office:value="0.000521604">
                <text:p>0.0005216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43869566">
                <text:p>0.143869566</text:p>
              </table:table-cell>
              <table:table-cell office:value-type="float" office:value="0.012803695">
                <text:p>0.012803695</text:p>
              </table:table-cell>
              <table:table-cell office:value-type="float" office:value="0.002617819">
                <text:p>0.002617819</text:p>
              </table:table-cell>
              <table:table-cell office:value-type="float" office:value="0.000503604">
                <text:p>0.000503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1229921">
                <text:p>0.151229921</text:p>
              </table:table-cell>
              <table:table-cell office:value-type="float" office:value="0.015538115">
                <text:p>0.015538115</text:p>
              </table:table-cell>
              <table:table-cell office:value-type="float" office:value="0.003123323">
                <text:p>0.003123323</text:p>
              </table:table-cell>
              <table:table-cell office:value-type="float" office:value="0.000557704">
                <text:p>0.000557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4617272">
                <text:p>0.144617272</text:p>
              </table:table-cell>
              <table:table-cell office:value-type="float" office:value="0.012911996">
                <text:p>0.012911996</text:p>
              </table:table-cell>
              <table:table-cell office:value-type="float" office:value="0.002654619">
                <text:p>0.002654619</text:p>
              </table:table-cell>
              <table:table-cell office:value-type="float" office:value="0.000502804">
                <text:p>0.0005028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3207287">
                <text:p>0.133207287</text:p>
              </table:table-cell>
              <table:table-cell office:value-type="float" office:value="0.012943396">
                <text:p>0.012943396</text:p>
              </table:table-cell>
              <table:table-cell office:value-type="float" office:value="0.00265932">
                <text:p>0.00265932</text:p>
              </table:table-cell>
              <table:table-cell office:value-type="float" office:value="0.000498803">
                <text:p>0.0004988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6475059">
                <text:p>0.156475059</text:p>
              </table:table-cell>
              <table:table-cell office:value-type="float" office:value="0.014653109">
                <text:p>0.014653109</text:p>
              </table:table-cell>
              <table:table-cell office:value-type="float" office:value="0.002878421">
                <text:p>0.002878421</text:p>
              </table:table-cell>
              <table:table-cell office:value-type="float" office:value="0.000901207">
                <text:p>0.0009012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0268339">
                <text:p>0.140268339</text:p>
              </table:table-cell>
              <table:table-cell office:value-type="float" office:value="0.014603609">
                <text:p>0.014603609</text:p>
              </table:table-cell>
              <table:table-cell office:value-type="float" office:value="0.002587919">
                <text:p>0.002587919</text:p>
              </table:table-cell>
              <table:table-cell office:value-type="float" office:value="0.000521904">
                <text:p>0.0005219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0857944">
                <text:p>0.140857944</text:p>
              </table:table-cell>
              <table:table-cell office:value-type="float" office:value="0.013478699">
                <text:p>0.013478699</text:p>
              </table:table-cell>
              <table:table-cell office:value-type="float" office:value="0.00270002">
                <text:p>0.00270002</text:p>
              </table:table-cell>
              <table:table-cell office:value-type="float" office:value="0.000517603">
                <text:p>0.0005176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5563279">
                <text:p>0.145563279</text:p>
              </table:table-cell>
              <table:table-cell office:value-type="float" office:value="0.014445307">
                <text:p>0.014445307</text:p>
              </table:table-cell>
              <table:table-cell office:value-type="float" office:value="0.002555819">
                <text:p>0.002555819</text:p>
              </table:table-cell>
              <table:table-cell office:value-type="float" office:value="0.000526704">
                <text:p>0.0005267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4654997">
                <text:p>0.134654997</text:p>
              </table:table-cell>
              <table:table-cell office:value-type="float" office:value="0.014059404">
                <text:p>0.014059404</text:p>
              </table:table-cell>
              <table:table-cell office:value-type="float" office:value="0.002684119">
                <text:p>0.002684119</text:p>
              </table:table-cell>
              <table:table-cell office:value-type="float" office:value="0.000542004">
                <text:p>0.0005420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034052">
                <text:p>0.142034052</text:p>
              </table:table-cell>
              <table:table-cell office:value-type="float" office:value="0.014933711">
                <text:p>0.014933711</text:p>
              </table:table-cell>
              <table:table-cell office:value-type="float" office:value="0.00277972">
                <text:p>0.00277972</text:p>
              </table:table-cell>
              <table:table-cell office:value-type="float" office:value="0.000537104">
                <text:p>0.0005371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907143">
                <text:p>0.13907143</text:p>
              </table:table-cell>
              <table:table-cell office:value-type="float" office:value="0.012833495">
                <text:p>0.012833495</text:p>
              </table:table-cell>
              <table:table-cell office:value-type="float" office:value="0.002535618">
                <text:p>0.002535618</text:p>
              </table:table-cell>
              <table:table-cell office:value-type="float" office:value="0.000538604">
                <text:p>0.0005386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8149097">
                <text:p>0.148149097</text:p>
              </table:table-cell>
              <table:table-cell office:value-type="float" office:value="0.019490044">
                <text:p>0.019490044</text:p>
              </table:table-cell>
              <table:table-cell office:value-type="float" office:value="0.002768021">
                <text:p>0.002768021</text:p>
              </table:table-cell>
              <table:table-cell office:value-type="float" office:value="0.000653604">
                <text:p>0.000653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0723965">
                <text:p>0.170723965</text:p>
              </table:table-cell>
              <table:table-cell office:value-type="float" office:value="0.015952119">
                <text:p>0.015952119</text:p>
              </table:table-cell>
              <table:table-cell office:value-type="float" office:value="0.002882121">
                <text:p>0.002882121</text:p>
              </table:table-cell>
              <table:table-cell office:value-type="float" office:value="0.000561504">
                <text:p>0.000561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9464534">
                <text:p>0.139464534</text:p>
              </table:table-cell>
              <table:table-cell office:value-type="float" office:value="0.013924803">
                <text:p>0.013924803</text:p>
              </table:table-cell>
              <table:table-cell office:value-type="float" office:value="0.00272832">
                <text:p>0.00272832</text:p>
              </table:table-cell>
              <table:table-cell office:value-type="float" office:value="0.000534104">
                <text:p>0.000534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1499974">
                <text:p>0.131499974</text:p>
              </table:table-cell>
              <table:table-cell office:value-type="float" office:value="0.012912096">
                <text:p>0.012912096</text:p>
              </table:table-cell>
              <table:table-cell office:value-type="float" office:value="0.002551019">
                <text:p>0.002551019</text:p>
              </table:table-cell>
              <table:table-cell office:value-type="float" office:value="0.000517804">
                <text:p>0.0005178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4819847">
                <text:p>0.154819847</text:p>
              </table:table-cell>
              <table:table-cell office:value-type="float" office:value="0.014500308">
                <text:p>0.014500308</text:p>
              </table:table-cell>
              <table:table-cell office:value-type="float" office:value="0.002636219">
                <text:p>0.002636219</text:p>
              </table:table-cell>
              <table:table-cell office:value-type="float" office:value="0.000518304">
                <text:p>0.0005183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2461482">
                <text:p>0.132461482</text:p>
              </table:table-cell>
              <table:table-cell office:value-type="float" office:value="0.0134937">
                <text:p>0.0134937</text:p>
              </table:table-cell>
              <table:table-cell office:value-type="float" office:value="0.002879721">
                <text:p>0.002879721</text:p>
              </table:table-cell>
              <table:table-cell office:value-type="float" office:value="0.000567904">
                <text:p>0.0005679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5783932">
                <text:p>0.125783932</text:p>
              </table:table-cell>
              <table:table-cell office:value-type="float" office:value="0.013166097">
                <text:p>0.013166097</text:p>
              </table:table-cell>
              <table:table-cell office:value-type="float" office:value="0.00261012">
                <text:p>0.00261012</text:p>
              </table:table-cell>
              <table:table-cell office:value-type="float" office:value="0.000515803">
                <text:p>0.0005158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5601304">
                <text:p>0.135601304</text:p>
              </table:table-cell>
              <table:table-cell office:value-type="float" office:value="0.014152205">
                <text:p>0.014152205</text:p>
              </table:table-cell>
              <table:table-cell office:value-type="float" office:value="0.002526519">
                <text:p>0.002526519</text:p>
              </table:table-cell>
              <table:table-cell office:value-type="float" office:value="0.000557704">
                <text:p>0.000557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0962219">
                <text:p>0.150962219</text:p>
              </table:table-cell>
              <table:table-cell office:value-type="float" office:value="0.015591515">
                <text:p>0.015591515</text:p>
              </table:table-cell>
              <table:table-cell office:value-type="float" office:value="0.002514519">
                <text:p>0.002514519</text:p>
              </table:table-cell>
              <table:table-cell office:value-type="float" office:value="0.000518904">
                <text:p>0.0005189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4249369">
                <text:p>0.144249369</text:p>
              </table:table-cell>
              <table:table-cell office:value-type="float" office:value="0.013884603">
                <text:p>0.013884603</text:p>
              </table:table-cell>
              <table:table-cell office:value-type="float" office:value="0.002586719">
                <text:p>0.002586719</text:p>
              </table:table-cell>
              <table:table-cell office:value-type="float" office:value="0.000547604">
                <text:p>0.000547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5443878">
                <text:p>0.145443878</text:p>
              </table:table-cell>
              <table:table-cell office:value-type="float" office:value="0.014510207">
                <text:p>0.014510207</text:p>
              </table:table-cell>
              <table:table-cell office:value-type="float" office:value="0.002851022">
                <text:p>0.002851022</text:p>
              </table:table-cell>
              <table:table-cell office:value-type="float" office:value="0.000870406">
                <text:p>0.0008704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5377103">
                <text:p>0.135377103</text:p>
              </table:table-cell>
              <table:table-cell office:value-type="float" office:value="0.013182297">
                <text:p>0.013182297</text:p>
              </table:table-cell>
              <table:table-cell office:value-type="float" office:value="0.002630719">
                <text:p>0.002630719</text:p>
              </table:table-cell>
              <table:table-cell office:value-type="float" office:value="0.000528104">
                <text:p>0.000528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958786">
                <text:p>0.12958786</text:p>
              </table:table-cell>
              <table:table-cell office:value-type="float" office:value="0.013960003">
                <text:p>0.013960003</text:p>
              </table:table-cell>
              <table:table-cell office:value-type="float" office:value="0.002529618">
                <text:p>0.002529618</text:p>
              </table:table-cell>
              <table:table-cell office:value-type="float" office:value="0.000530904">
                <text:p>0.0005309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0489015">
                <text:p>0.150489015</text:p>
              </table:table-cell>
              <table:table-cell office:value-type="float" office:value="0.014392407">
                <text:p>0.014392407</text:p>
              </table:table-cell>
              <table:table-cell office:value-type="float" office:value="0.002524219">
                <text:p>0.002524219</text:p>
              </table:table-cell>
              <table:table-cell office:value-type="float" office:value="0.000554404">
                <text:p>0.0005544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9869836">
                <text:p>0.139869836</text:p>
              </table:table-cell>
              <table:table-cell office:value-type="float" office:value="0.013790102">
                <text:p>0.013790102</text:p>
              </table:table-cell>
              <table:table-cell office:value-type="float" office:value="0.00270382">
                <text:p>0.00270382</text:p>
              </table:table-cell>
              <table:table-cell office:value-type="float" office:value="0.000563604">
                <text:p>0.0005636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70332">
                <text:p>0.13770332</text:p>
              </table:table-cell>
              <table:table-cell office:value-type="float" office:value="0.013689802">
                <text:p>0.013689802</text:p>
              </table:table-cell>
              <table:table-cell office:value-type="float" office:value="0.00271332">
                <text:p>0.00271332</text:p>
              </table:table-cell>
              <table:table-cell office:value-type="float" office:value="0.000530104">
                <text:p>0.0005301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2237879">
                <text:p>0.132237879</text:p>
              </table:table-cell>
              <table:table-cell office:value-type="float" office:value="0.014990012">
                <text:p>0.014990012</text:p>
              </table:table-cell>
              <table:table-cell office:value-type="float" office:value="0.002585719">
                <text:p>0.002585719</text:p>
              </table:table-cell>
              <table:table-cell office:value-type="float" office:value="0.000519004">
                <text:p>0.000519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1402848">
                <text:p>0.141402848</text:p>
              </table:table-cell>
              <table:table-cell office:value-type="float" office:value="0.014583308">
                <text:p>0.014583308</text:p>
              </table:table-cell>
              <table:table-cell office:value-type="float" office:value="0.002512119">
                <text:p>0.002512119</text:p>
              </table:table-cell>
              <table:table-cell office:value-type="float" office:value="0.000516804">
                <text:p>0.0005168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8015748">
                <text:p>0.128015748</text:p>
              </table:table-cell>
              <table:table-cell office:value-type="float" office:value="0.014538908">
                <text:p>0.014538908</text:p>
              </table:table-cell>
              <table:table-cell office:value-type="float" office:value="0.002549019">
                <text:p>0.002549019</text:p>
              </table:table-cell>
              <table:table-cell office:value-type="float" office:value="0.000551604">
                <text:p>0.0005516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2598583">
                <text:p>0.132598583</text:p>
              </table:table-cell>
              <table:table-cell office:value-type="float" office:value="0.013138097">
                <text:p>0.013138097</text:p>
              </table:table-cell>
              <table:table-cell office:value-type="float" office:value="0.00261582">
                <text:p>0.00261582</text:p>
              </table:table-cell>
              <table:table-cell office:value-type="float" office:value="0.000519704">
                <text:p>0.0005197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4693898">
                <text:p>0.134693898</text:p>
              </table:table-cell>
              <table:table-cell office:value-type="float" office:value="0.013662402">
                <text:p>0.013662402</text:p>
              </table:table-cell>
              <table:table-cell office:value-type="float" office:value="0.002588619">
                <text:p>0.002588619</text:p>
              </table:table-cell>
              <table:table-cell office:value-type="float" office:value="0.000518204">
                <text:p>0.000518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2373655">
                <text:p>0.142373655</text:p>
              </table:table-cell>
              <table:table-cell office:value-type="float" office:value="0.016241721">
                <text:p>0.016241721</text:p>
              </table:table-cell>
              <table:table-cell office:value-type="float" office:value="0.003168123">
                <text:p>0.003168123</text:p>
              </table:table-cell>
              <table:table-cell office:value-type="float" office:value="0.000522804">
                <text:p>0.0005228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1664749">
                <text:p>0.141664749</text:p>
              </table:table-cell>
              <table:table-cell office:value-type="float" office:value="0.015032912">
                <text:p>0.015032912</text:p>
              </table:table-cell>
              <table:table-cell office:value-type="float" office:value="0.00270182">
                <text:p>0.00270182</text:p>
              </table:table-cell>
              <table:table-cell office:value-type="float" office:value="0.000535504">
                <text:p>0.000535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2302354">
                <text:p>0.142302354</text:p>
              </table:table-cell>
              <table:table-cell office:value-type="float" office:value="0.015400315">
                <text:p>0.015400315</text:p>
              </table:table-cell>
              <table:table-cell office:value-type="float" office:value="0.002822521">
                <text:p>0.002822521</text:p>
              </table:table-cell>
              <table:table-cell office:value-type="float" office:value="0.000565904">
                <text:p>0.0005659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5109701">
                <text:p>0.135109701</text:p>
              </table:table-cell>
              <table:table-cell office:value-type="float" office:value="0.013136698">
                <text:p>0.013136698</text:p>
              </table:table-cell>
              <table:table-cell office:value-type="float" office:value="0.00277172">
                <text:p>0.00277172</text:p>
              </table:table-cell>
              <table:table-cell office:value-type="float" office:value="0.000513504">
                <text:p>0.0005135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25706532">
                <text:p>0.125706532</text:p>
              </table:table-cell>
              <table:table-cell office:value-type="float" office:value="0.014150205">
                <text:p>0.014150205</text:p>
              </table:table-cell>
              <table:table-cell office:value-type="float" office:value="0.002681319">
                <text:p>0.002681319</text:p>
              </table:table-cell>
              <table:table-cell office:value-type="float" office:value="0.000514804">
                <text:p>0.0005148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3026434">
                <text:p>0.153026434</text:p>
              </table:table-cell>
              <table:table-cell office:value-type="float" office:value="0.013780802">
                <text:p>0.013780802</text:p>
              </table:table-cell>
              <table:table-cell office:value-type="float" office:value="0.00261972">
                <text:p>0.00261972</text:p>
              </table:table-cell>
              <table:table-cell office:value-type="float" office:value="0.000543004">
                <text:p>0.0005430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7355818">
                <text:p>0.137355818</text:p>
              </table:table-cell>
              <table:table-cell office:value-type="float" office:value="0.013655601">
                <text:p>0.013655601</text:p>
              </table:table-cell>
              <table:table-cell office:value-type="float" office:value="0.00268372">
                <text:p>0.00268372</text:p>
              </table:table-cell>
              <table:table-cell office:value-type="float" office:value="0.000527504">
                <text:p>0.0005275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777212">
                <text:p>0.13777212</text:p>
              </table:table-cell>
              <table:table-cell office:value-type="float" office:value="0.014657609">
                <text:p>0.014657609</text:p>
              </table:table-cell>
              <table:table-cell office:value-type="float" office:value="0.002621919">
                <text:p>0.002621919</text:p>
              </table:table-cell>
              <table:table-cell office:value-type="float" office:value="0.000500704">
                <text:p>0.0005007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44482271">
                <text:p>0.144482271</text:p>
              </table:table-cell>
              <table:table-cell office:value-type="float" office:value="0.018224435">
                <text:p>0.018224435</text:p>
              </table:table-cell>
              <table:table-cell office:value-type="float" office:value="0.00269862">
                <text:p>0.00269862</text:p>
              </table:table-cell>
              <table:table-cell office:value-type="float" office:value="0.000515704">
                <text:p>0.000515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3398488">
                <text:p>0.133398488</text:p>
              </table:table-cell>
              <table:table-cell office:value-type="float" office:value="0.013675802">
                <text:p>0.013675802</text:p>
              </table:table-cell>
              <table:table-cell office:value-type="float" office:value="0.002603519">
                <text:p>0.002603519</text:p>
              </table:table-cell>
              <table:table-cell office:value-type="float" office:value="0.000801606">
                <text:p>0.0008016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28765554">
                <text:p>0.128765554</text:p>
              </table:table-cell>
              <table:table-cell office:value-type="float" office:value="0.015032311">
                <text:p>0.015032311</text:p>
              </table:table-cell>
              <table:table-cell office:value-type="float" office:value="0.00268752">
                <text:p>0.00268752</text:p>
              </table:table-cell>
              <table:table-cell office:value-type="float" office:value="0.000539404">
                <text:p>0.0005394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8809077">
                <text:p>0.158809077</text:p>
              </table:table-cell>
              <table:table-cell office:value-type="float" office:value="0.017609231">
                <text:p>0.017609231</text:p>
              </table:table-cell>
              <table:table-cell office:value-type="float" office:value="0.00271312">
                <text:p>0.00271312</text:p>
              </table:table-cell>
              <table:table-cell office:value-type="float" office:value="0.000709905">
                <text:p>0.000709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8317299">
                <text:p>0.148317299</text:p>
              </table:table-cell>
              <table:table-cell office:value-type="float" office:value="0.013748202">
                <text:p>0.013748202</text:p>
              </table:table-cell>
              <table:table-cell office:value-type="float" office:value="0.00269232">
                <text:p>0.00269232</text:p>
              </table:table-cell>
              <table:table-cell office:value-type="float" office:value="0.000522704">
                <text:p>0.0005227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7322117">
                <text:p>0.137322117</text:p>
              </table:table-cell>
              <table:table-cell office:value-type="float" office:value="0.012817895">
                <text:p>0.012817895</text:p>
              </table:table-cell>
              <table:table-cell office:value-type="float" office:value="0.00259682">
                <text:p>0.00259682</text:p>
              </table:table-cell>
              <table:table-cell office:value-type="float" office:value="0.000531003">
                <text:p>0.0005310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5484104">
                <text:p>0.135484104</text:p>
              </table:table-cell>
              <table:table-cell office:value-type="float" office:value="0.012810295">
                <text:p>0.012810295</text:p>
              </table:table-cell>
              <table:table-cell office:value-type="float" office:value="0.002554619">
                <text:p>0.002554619</text:p>
              </table:table-cell>
              <table:table-cell office:value-type="float" office:value="0.000516704">
                <text:p>0.0005167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5361229">
                <text:p>0.125361229</text:p>
              </table:table-cell>
              <table:table-cell office:value-type="float" office:value="0.013196798">
                <text:p>0.013196798</text:p>
              </table:table-cell>
              <table:table-cell office:value-type="float" office:value="0.002590219">
                <text:p>0.002590219</text:p>
              </table:table-cell>
              <table:table-cell office:value-type="float" office:value="0.000551904">
                <text:p>0.0005519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758392">
                <text:p>0.13758392</text:p>
              </table:table-cell>
              <table:table-cell office:value-type="float" office:value="0.012819895">
                <text:p>0.012819895</text:p>
              </table:table-cell>
              <table:table-cell office:value-type="float" office:value="0.002507718">
                <text:p>0.002507718</text:p>
              </table:table-cell>
              <table:table-cell office:value-type="float" office:value="0.000551904">
                <text:p>0.0005519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44799073">
                <text:p>0.144799073</text:p>
              </table:table-cell>
              <table:table-cell office:value-type="float" office:value="0.014639708">
                <text:p>0.014639708</text:p>
              </table:table-cell>
              <table:table-cell office:value-type="float" office:value="0.00262072">
                <text:p>0.00262072</text:p>
              </table:table-cell>
              <table:table-cell office:value-type="float" office:value="0.000811606">
                <text:p>0.0008116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4044314">
                <text:p>0.14044314</text:p>
              </table:table-cell>
              <table:table-cell office:value-type="float" office:value="0.013648601">
                <text:p>0.013648601</text:p>
              </table:table-cell>
              <table:table-cell office:value-type="float" office:value="0.00259772">
                <text:p>0.00259772</text:p>
              </table:table-cell>
              <table:table-cell office:value-type="float" office:value="0.000509103">
                <text:p>0.0005091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42901958">
                <text:p>0.142901958</text:p>
              </table:table-cell>
              <table:table-cell office:value-type="float" office:value="0.013751202">
                <text:p>0.013751202</text:p>
              </table:table-cell>
              <table:table-cell office:value-type="float" office:value="0.00262182">
                <text:p>0.00262182</text:p>
              </table:table-cell>
              <table:table-cell office:value-type="float" office:value="0.000528804">
                <text:p>0.0005288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2835065">
                <text:p>0.12835065</text:p>
              </table:table-cell>
              <table:table-cell office:value-type="float" office:value="0.012659194">
                <text:p>0.012659194</text:p>
              </table:table-cell>
              <table:table-cell office:value-type="float" office:value="0.002571719">
                <text:p>0.002571719</text:p>
              </table:table-cell>
              <table:table-cell office:value-type="float" office:value="0.000531604">
                <text:p>0.0005316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9698235">
                <text:p>0.139698235</text:p>
              </table:table-cell>
              <table:table-cell office:value-type="float" office:value="0.013071197">
                <text:p>0.013071197</text:p>
              </table:table-cell>
              <table:table-cell office:value-type="float" office:value="0.002579319">
                <text:p>0.002579319</text:p>
              </table:table-cell>
              <table:table-cell office:value-type="float" office:value="0.000492104">
                <text:p>0.000492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8946077">
                <text:p>0.158946077</text:p>
              </table:table-cell>
              <table:table-cell office:value-type="float" office:value="0.015731917">
                <text:p>0.015731917</text:p>
              </table:table-cell>
              <table:table-cell office:value-type="float" office:value="0.003116423">
                <text:p>0.003116423</text:p>
              </table:table-cell>
              <table:table-cell office:value-type="float" office:value="0.000564104">
                <text:p>0.0005641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4159894">
                <text:p>0.134159894</text:p>
              </table:table-cell>
              <table:table-cell office:value-type="float" office:value="0.014111205">
                <text:p>0.014111205</text:p>
              </table:table-cell>
              <table:table-cell office:value-type="float" office:value="0.002796121">
                <text:p>0.002796121</text:p>
              </table:table-cell>
              <table:table-cell office:value-type="float" office:value="0.000574204">
                <text:p>0.0005742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3018933">
                <text:p>0.153018933</text:p>
              </table:table-cell>
              <table:table-cell office:value-type="float" office:value="0.01483271">
                <text:p>0.01483271</text:p>
              </table:table-cell>
              <table:table-cell office:value-type="float" office:value="0.00263882">
                <text:p>0.00263882</text:p>
              </table:table-cell>
              <table:table-cell office:value-type="float" office:value="0.000534204">
                <text:p>0.0005342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29360658">
                <text:p>0.129360658</text:p>
              </table:table-cell>
              <table:table-cell office:value-type="float" office:value="0.014166705">
                <text:p>0.014166705</text:p>
              </table:table-cell>
              <table:table-cell office:value-type="float" office:value="0.00271882">
                <text:p>0.00271882</text:p>
              </table:table-cell>
              <table:table-cell office:value-type="float" office:value="0.000705105">
                <text:p>0.0007051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4166068">
                <text:p>0.144166068</text:p>
              </table:table-cell>
              <table:table-cell office:value-type="float" office:value="0.014977411">
                <text:p>0.014977411</text:p>
              </table:table-cell>
              <table:table-cell office:value-type="float" office:value="0.002821721">
                <text:p>0.002821721</text:p>
              </table:table-cell>
              <table:table-cell office:value-type="float" office:value="0.000561904">
                <text:p>0.000561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4028067">
                <text:p>0.144028067</text:p>
              </table:table-cell>
              <table:table-cell office:value-type="float" office:value="0.01479511">
                <text:p>0.01479511</text:p>
              </table:table-cell>
              <table:table-cell office:value-type="float" office:value="0.003042522">
                <text:p>0.003042522</text:p>
              </table:table-cell>
              <table:table-cell office:value-type="float" office:value="0.000630905">
                <text:p>0.0006309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2166779">
                <text:p>0.132166779</text:p>
              </table:table-cell>
              <table:table-cell office:value-type="float" office:value="0.013310199">
                <text:p>0.013310199</text:p>
              </table:table-cell>
              <table:table-cell office:value-type="float" office:value="0.002492018">
                <text:p>0.002492018</text:p>
              </table:table-cell>
              <table:table-cell office:value-type="float" office:value="0.000524204">
                <text:p>0.0005242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5058523">
                <text:p>0.165058523</text:p>
              </table:table-cell>
              <table:table-cell office:value-type="float" office:value="0.013714301">
                <text:p>0.013714301</text:p>
              </table:table-cell>
              <table:table-cell office:value-type="float" office:value="0.00272412">
                <text:p>0.00272412</text:p>
              </table:table-cell>
              <table:table-cell office:value-type="float" office:value="0.000552904">
                <text:p>0.000552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45063174">
                <text:p>0.145063174</text:p>
              </table:table-cell>
              <table:table-cell office:value-type="float" office:value="0.013985604">
                <text:p>0.013985604</text:p>
              </table:table-cell>
              <table:table-cell office:value-type="float" office:value="0.002580319">
                <text:p>0.002580319</text:p>
              </table:table-cell>
              <table:table-cell office:value-type="float" office:value="0.000517604">
                <text:p>0.0005176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8369025">
                <text:p>0.138369025</text:p>
              </table:table-cell>
              <table:table-cell office:value-type="float" office:value="0.013321899">
                <text:p>0.013321899</text:p>
              </table:table-cell>
              <table:table-cell office:value-type="float" office:value="0.002573119">
                <text:p>0.002573119</text:p>
              </table:table-cell>
              <table:table-cell office:value-type="float" office:value="0.000534304">
                <text:p>0.0005343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0210313">
                <text:p>0.150210313</text:p>
              </table:table-cell>
              <table:table-cell office:value-type="float" office:value="0.013737402">
                <text:p>0.013737402</text:p>
              </table:table-cell>
              <table:table-cell office:value-type="float" office:value="0.00263142">
                <text:p>0.00263142</text:p>
              </table:table-cell>
              <table:table-cell office:value-type="float" office:value="0.000786805">
                <text:p>0.0007868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1942378">
                <text:p>0.131942378</text:p>
              </table:table-cell>
              <table:table-cell office:value-type="float" office:value="0.013692901">
                <text:p>0.013692901</text:p>
              </table:table-cell>
              <table:table-cell office:value-type="float" office:value="0.002553519">
                <text:p>0.002553519</text:p>
              </table:table-cell>
              <table:table-cell office:value-type="float" office:value="0.000531904">
                <text:p>0.000531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0779669">
                <text:p>0.130779669</text:p>
              </table:table-cell>
              <table:table-cell office:value-type="float" office:value="0.015878318">
                <text:p>0.015878318</text:p>
              </table:table-cell>
              <table:table-cell office:value-type="float" office:value="0.002789821">
                <text:p>0.002789821</text:p>
              </table:table-cell>
              <table:table-cell office:value-type="float" office:value="0.000519804">
                <text:p>0.0005198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8359625">
                <text:p>0.138359625</text:p>
              </table:table-cell>
              <table:table-cell office:value-type="float" office:value="0.015935719">
                <text:p>0.015935719</text:p>
              </table:table-cell>
              <table:table-cell office:value-type="float" office:value="0.00270862">
                <text:p>0.00270862</text:p>
              </table:table-cell>
              <table:table-cell office:value-type="float" office:value="0.000513304">
                <text:p>0.0005133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41947252">
                <text:p>0.141947252</text:p>
              </table:table-cell>
              <table:table-cell office:value-type="float" office:value="0.013812102">
                <text:p>0.013812102</text:p>
              </table:table-cell>
              <table:table-cell office:value-type="float" office:value="0.002557519">
                <text:p>0.002557519</text:p>
              </table:table-cell>
              <table:table-cell office:value-type="float" office:value="0.000516504">
                <text:p>0.0005165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42588656">
                <text:p>0.142588656</text:p>
              </table:table-cell>
              <table:table-cell office:value-type="float" office:value="0.017453629">
                <text:p>0.017453629</text:p>
              </table:table-cell>
              <table:table-cell office:value-type="float" office:value="0.003050723">
                <text:p>0.003050723</text:p>
              </table:table-cell>
              <table:table-cell office:value-type="float" office:value="0.000562904">
                <text:p>0.0005629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6341084">
                <text:p>0.146341084</text:p>
              </table:table-cell>
              <table:table-cell office:value-type="float" office:value="0.013526">
                <text:p>0.013526</text:p>
              </table:table-cell>
              <table:table-cell office:value-type="float" office:value="0.002540719">
                <text:p>0.002540719</text:p>
              </table:table-cell>
              <table:table-cell office:value-type="float" office:value="0.000495204">
                <text:p>0.000495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636281">
                <text:p>0.13636281</text:p>
              </table:table-cell>
              <table:table-cell office:value-type="float" office:value="0.013886803">
                <text:p>0.013886803</text:p>
              </table:table-cell>
              <table:table-cell office:value-type="float" office:value="0.002928822">
                <text:p>0.002928822</text:p>
              </table:table-cell>
              <table:table-cell office:value-type="float" office:value="0.000541404">
                <text:p>0.0005414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0009237">
                <text:p>0.140009237</text:p>
              </table:table-cell>
              <table:table-cell office:value-type="float" office:value="0.0134962">
                <text:p>0.0134962</text:p>
              </table:table-cell>
              <table:table-cell office:value-type="float" office:value="0.002557119">
                <text:p>0.002557119</text:p>
              </table:table-cell>
              <table:table-cell office:value-type="float" office:value="0.000529004">
                <text:p>0.0005290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1911177">
                <text:p>0.131911177</text:p>
              </table:table-cell>
              <table:table-cell office:value-type="float" office:value="0.015702716">
                <text:p>0.015702716</text:p>
              </table:table-cell>
              <table:table-cell office:value-type="float" office:value="0.002590519">
                <text:p>0.002590519</text:p>
              </table:table-cell>
              <table:table-cell office:value-type="float" office:value="0.000516704">
                <text:p>0.0005167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41095046">
                <text:p>0.141095046</text:p>
              </table:table-cell>
              <table:table-cell office:value-type="float" office:value="0.013793902">
                <text:p>0.013793902</text:p>
              </table:table-cell>
              <table:table-cell office:value-type="float" office:value="0.002762721">
                <text:p>0.002762721</text:p>
              </table:table-cell>
              <table:table-cell office:value-type="float" office:value="0.000577304">
                <text:p>0.000577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2131753">
                <text:p>0.142131753</text:p>
              </table:table-cell>
              <table:table-cell office:value-type="float" office:value="0.012775994">
                <text:p>0.012775994</text:p>
              </table:table-cell>
              <table:table-cell office:value-type="float" office:value="0.00260142">
                <text:p>0.00260142</text:p>
              </table:table-cell>
              <table:table-cell office:value-type="float" office:value="0.000520403">
                <text:p>0.0005204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546363">
                <text:p>0.12546363</text:p>
              </table:table-cell>
              <table:table-cell office:value-type="float" office:value="0.013700801">
                <text:p>0.013700801</text:p>
              </table:table-cell>
              <table:table-cell office:value-type="float" office:value="0.002568819">
                <text:p>0.002568819</text:p>
              </table:table-cell>
              <table:table-cell office:value-type="float" office:value="0.000519004">
                <text:p>0.0005190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1187346">
                <text:p>0.141187346</text:p>
              </table:table-cell>
              <table:table-cell office:value-type="float" office:value="0.0135568">
                <text:p>0.0135568</text:p>
              </table:table-cell>
              <table:table-cell office:value-type="float" office:value="0.003031623">
                <text:p>0.003031623</text:p>
              </table:table-cell>
              <table:table-cell office:value-type="float" office:value="0.000568304">
                <text:p>0.0005683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0743643">
                <text:p>0.140743643</text:p>
              </table:table-cell>
              <table:table-cell office:value-type="float" office:value="0.012887496">
                <text:p>0.012887496</text:p>
              </table:table-cell>
              <table:table-cell office:value-type="float" office:value="0.002626519">
                <text:p>0.002626519</text:p>
              </table:table-cell>
              <table:table-cell office:value-type="float" office:value="0.000520004">
                <text:p>0.000520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3803491">
                <text:p>0.133803491</text:p>
              </table:table-cell>
              <table:table-cell office:value-type="float" office:value="0.013486799">
                <text:p>0.013486799</text:p>
              </table:table-cell>
              <table:table-cell office:value-type="float" office:value="0.002654419">
                <text:p>0.002654419</text:p>
              </table:table-cell>
              <table:table-cell office:value-type="float" office:value="0.000512104">
                <text:p>0.0005121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33344888">
                <text:p>0.133344888</text:p>
              </table:table-cell>
              <table:table-cell office:value-type="float" office:value="0.018092734">
                <text:p>0.018092734</text:p>
              </table:table-cell>
              <table:table-cell office:value-type="float" office:value="0.00259332">
                <text:p>0.00259332</text:p>
              </table:table-cell>
              <table:table-cell office:value-type="float" office:value="0.000531204">
                <text:p>0.0005312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43328161">
                <text:p>0.143328161</text:p>
              </table:table-cell>
              <table:table-cell office:value-type="float" office:value="0.013624701">
                <text:p>0.013624701</text:p>
              </table:table-cell>
              <table:table-cell office:value-type="float" office:value="0.00263922">
                <text:p>0.00263922</text:p>
              </table:table-cell>
              <table:table-cell office:value-type="float" office:value="0.000525304">
                <text:p>0.0005253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5783554">
                <text:p>0.155783554</text:p>
              </table:table-cell>
              <table:table-cell office:value-type="float" office:value="0.014429307">
                <text:p>0.014429307</text:p>
              </table:table-cell>
              <table:table-cell office:value-type="float" office:value="0.00271472">
                <text:p>0.00271472</text:p>
              </table:table-cell>
              <table:table-cell office:value-type="float" office:value="0.000697805">
                <text:p>0.000697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2178853">
                <text:p>0.142178853</text:p>
              </table:table-cell>
              <table:table-cell office:value-type="float" office:value="0.013925104">
                <text:p>0.013925104</text:p>
              </table:table-cell>
              <table:table-cell office:value-type="float" office:value="0.002664119">
                <text:p>0.002664119</text:p>
              </table:table-cell>
              <table:table-cell office:value-type="float" office:value="0.000508204">
                <text:p>0.000508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35487004">
                <text:p>0.135487004</text:p>
              </table:table-cell>
              <table:table-cell office:value-type="float" office:value="0.0135132">
                <text:p>0.0135132</text:p>
              </table:table-cell>
              <table:table-cell office:value-type="float" office:value="0.00263762">
                <text:p>0.00263762</text:p>
              </table:table-cell>
              <table:table-cell office:value-type="float" office:value="0.000548404">
                <text:p>0.0005484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41037045">
                <text:p>0.141037045</text:p>
              </table:table-cell>
              <table:table-cell office:value-type="float" office:value="0.0135752">
                <text:p>0.0135752</text:p>
              </table:table-cell>
              <table:table-cell office:value-type="float" office:value="0.002490419">
                <text:p>0.002490419</text:p>
              </table:table-cell>
              <table:table-cell office:value-type="float" office:value="0.000521404">
                <text:p>0.0005214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36662612">
                <text:p>0.136662612</text:p>
              </table:table-cell>
              <table:table-cell office:value-type="float" office:value="0.0134715">
                <text:p>0.0134715</text:p>
              </table:table-cell>
              <table:table-cell office:value-type="float" office:value="0.002952622">
                <text:p>0.002952622</text:p>
              </table:table-cell>
              <table:table-cell office:value-type="float" office:value="0.000577805">
                <text:p>0.000577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36760113">
                <text:p>0.136760113</text:p>
              </table:table-cell>
              <table:table-cell office:value-type="float" office:value="0.014257405">
                <text:p>0.014257405</text:p>
              </table:table-cell>
              <table:table-cell office:value-type="float" office:value="0.00271032">
                <text:p>0.00271032</text:p>
              </table:table-cell>
              <table:table-cell office:value-type="float" office:value="0.000511304">
                <text:p>0.0005113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50391">
                <text:p>0.1350391</text:p>
              </table:table-cell>
              <table:table-cell office:value-type="float" office:value="0.014268806">
                <text:p>0.014268806</text:p>
              </table:table-cell>
              <table:table-cell office:value-type="float" office:value="0.00273972">
                <text:p>0.00273972</text:p>
              </table:table-cell>
              <table:table-cell office:value-type="float" office:value="0.000509104">
                <text:p>0.000509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8846554">
                <text:p>0.128846554</text:p>
              </table:table-cell>
              <table:table-cell office:value-type="float" office:value="0.013875303">
                <text:p>0.013875303</text:p>
              </table:table-cell>
              <table:table-cell office:value-type="float" office:value="0.002524519">
                <text:p>0.002524519</text:p>
              </table:table-cell>
              <table:table-cell office:value-type="float" office:value="0.000519504">
                <text:p>0.0005195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37652519">
                <text:p>0.137652519</text:p>
              </table:table-cell>
              <table:table-cell office:value-type="float" office:value="0.0136287">
                <text:p>0.0136287</text:p>
              </table:table-cell>
              <table:table-cell office:value-type="float" office:value="0.002678419">
                <text:p>0.002678419</text:p>
              </table:table-cell>
              <table:table-cell office:value-type="float" office:value="0.000542104">
                <text:p>0.000542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36025308">
                <text:p>0.136025308</text:p>
              </table:table-cell>
              <table:table-cell office:value-type="float" office:value="0.012828595">
                <text:p>0.012828595</text:p>
              </table:table-cell>
              <table:table-cell office:value-type="float" office:value="0.00259542">
                <text:p>0.00259542</text:p>
              </table:table-cell>
              <table:table-cell office:value-type="float" office:value="0.000523003">
                <text:p>0.0005230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37172316">
                <text:p>0.137172316</text:p>
              </table:table-cell>
              <table:table-cell office:value-type="float" office:value="0.013723202">
                <text:p>0.013723202</text:p>
              </table:table-cell>
              <table:table-cell office:value-type="float" office:value="0.002565819">
                <text:p>0.002565819</text:p>
              </table:table-cell>
              <table:table-cell office:value-type="float" office:value="0.000528904">
                <text:p>0.0005289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47550493">
                <text:p>0.147550493</text:p>
              </table:table-cell>
              <table:table-cell office:value-type="float" office:value="0.013915003">
                <text:p>0.013915003</text:p>
              </table:table-cell>
              <table:table-cell office:value-type="float" office:value="0.002599019">
                <text:p>0.002599019</text:p>
              </table:table-cell>
              <table:table-cell office:value-type="float" office:value="0.000547004">
                <text:p>0.0005470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2887284">
                <text:p>0.132887284</text:p>
              </table:table-cell>
              <table:table-cell office:value-type="float" office:value="0.014169205">
                <text:p>0.014169205</text:p>
              </table:table-cell>
              <table:table-cell office:value-type="float" office:value="0.002566919">
                <text:p>0.002566919</text:p>
              </table:table-cell>
              <table:table-cell office:value-type="float" office:value="0.000572304">
                <text:p>0.0005723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2693384">
                <text:p>0.12693384</text:p>
              </table:table-cell>
              <table:table-cell office:value-type="float" office:value="0.012959696">
                <text:p>0.012959696</text:p>
              </table:table-cell>
              <table:table-cell office:value-type="float" office:value="0.00267462">
                <text:p>0.00267462</text:p>
              </table:table-cell>
              <table:table-cell office:value-type="float" office:value="0.000534304">
                <text:p>0.0005343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33513489">
                <text:p>0.133513489</text:p>
              </table:table-cell>
              <table:table-cell office:value-type="float" office:value="0.013701301">
                <text:p>0.013701301</text:p>
              </table:table-cell>
              <table:table-cell office:value-type="float" office:value="0.002528319">
                <text:p>0.002528319</text:p>
              </table:table-cell>
              <table:table-cell office:value-type="float" office:value="0.000576204">
                <text:p>0.0005762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988cm" svg:y="3.702cm" style:legend-expansion="high" chart:style-name="ch2"/>
        <chart:plot-area chart:style-name="ch3" chart:data-source-has-labels="both" svg:x="0.319cm" svg:y="0.179cm" svg:width="12.35cm" svg:height="8.641cm">
          <chartooo:coordinate-region svg:x="0.94cm" svg:y="0.3cm" svg:width="11.729cm" svg:height="7.518cm"/>
          <chart:axis chart:dimension="x" chart:name="primary-x" chart:style-name="ch4" chartooo:axis-type="text">
            <chart:categories table:cell-range-address="local-table.$A$2:.$A$2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30" chart:label-cell-address="local-table.$B$1" chart:class="chart:line">
            <chart:data-point chart:repeated="229"/>
          </chart:series>
          <chart:series chart:style-name="ch7" chart:values-cell-range-address="local-table.$C$2:.$C$230" chart:label-cell-address="local-table.$C$1" chart:class="chart:line">
            <chart:data-point chart:repeated="229"/>
          </chart:series>
          <chart:series chart:style-name="ch8" chart:values-cell-range-address="local-table.$D$2:.$D$230" chart:label-cell-address="local-table.$D$1" chart:class="chart:line">
            <chart:data-point chart:repeated="2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</text:p>
              </table:table-cell>
              <table:table-cell office:value-type="string">
                <text:p>Nodes</text:p>
              </table:table-cell>
              <table:table-cell office:value-type="string">
                <text:p>WithEdg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4808">
                <text:p>55.524808</text:p>
              </table:table-cell>
              <table:table-cell office:value-type="float" office:value="60.809784">
                <text:p>60.8097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">
                <text:p>55.527</text:p>
              </table:table-cell>
              <table:table-cell office:value-type="float" office:value="60.811872">
                <text:p>60.81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248">
                <text:p>52.886248</text:p>
              </table:table-cell>
              <table:table-cell office:value-type="float" office:value="58.171096">
                <text:p>58.171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956">
                <text:p>55.52956</text:p>
              </table:table-cell>
              <table:table-cell office:value-type="float" office:value="60.814376">
                <text:p>60.814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048">
                <text:p>55.527048</text:p>
              </table:table-cell>
              <table:table-cell office:value-type="float" office:value="60.812072">
                <text:p>60.812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736">
                <text:p>52.884736</text:p>
              </table:table-cell>
              <table:table-cell office:value-type="float" office:value="58.169824">
                <text:p>58.169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496">
                <text:p>55.528496</text:p>
              </table:table-cell>
              <table:table-cell office:value-type="float" office:value="60.813344">
                <text:p>60.813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7288">
                <text:p>55.527288</text:p>
              </table:table-cell>
              <table:table-cell office:value-type="float" office:value="60.812272">
                <text:p>60.812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148">
                <text:p>50.24148</text:p>
              </table:table-cell>
              <table:table-cell office:value-type="float" office:value="55.52632">
                <text:p>55.5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656">
                <text:p>52.884656</text:p>
              </table:table-cell>
              <table:table-cell office:value-type="float" office:value="60.81204">
                <text:p>60.81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352">
                <text:p>52.88352</text:p>
              </table:table-cell>
              <table:table-cell office:value-type="float" office:value="58.168608">
                <text:p>58.168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024">
                <text:p>52.886024</text:p>
              </table:table-cell>
              <table:table-cell office:value-type="float" office:value="58.17092">
                <text:p>58.17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5024">
                <text:p>52.885024</text:p>
              </table:table-cell>
              <table:table-cell office:value-type="float" office:value="60.812352">
                <text:p>60.812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144">
                <text:p>55.527144</text:p>
              </table:table-cell>
              <table:table-cell office:value-type="float" office:value="60.812032">
                <text:p>60.812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96">
                <text:p>52.88496</text:p>
              </table:table-cell>
              <table:table-cell office:value-type="float" office:value="60.81248">
                <text:p>60.81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2256">
                <text:p>50.242256</text:p>
              </table:table-cell>
              <table:table-cell office:value-type="float" office:value="58.169712">
                <text:p>58.169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744">
                <text:p>52.884744</text:p>
              </table:table-cell>
              <table:table-cell office:value-type="float" office:value="60.812264">
                <text:p>60.812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">
                <text:p>55.527</text:p>
              </table:table-cell>
              <table:table-cell office:value-type="float" office:value="60.812024">
                <text:p>60.812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712">
                <text:p>52.884712</text:p>
              </table:table-cell>
              <table:table-cell office:value-type="float" office:value="58.1698">
                <text:p>58.1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552">
                <text:p>55.528552</text:p>
              </table:table-cell>
              <table:table-cell office:value-type="float" office:value="60.813776">
                <text:p>60.813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88">
                <text:p>55.527088</text:p>
              </table:table-cell>
              <table:table-cell office:value-type="float" office:value="60.81204">
                <text:p>60.81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364">
                <text:p>52.88364</text:p>
              </table:table-cell>
              <table:table-cell office:value-type="float" office:value="60.81096">
                <text:p>60.81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568">
                <text:p>52.884568</text:p>
              </table:table-cell>
              <table:table-cell office:value-type="float" office:value="58.169592">
                <text:p>58.169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976">
                <text:p>52.884976</text:p>
              </table:table-cell>
              <table:table-cell office:value-type="float" office:value="60.812304">
                <text:p>60.812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2176">
                <text:p>50.242176</text:p>
              </table:table-cell>
              <table:table-cell office:value-type="float" office:value="58.16948">
                <text:p>58.16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064">
                <text:p>52.886064</text:p>
              </table:table-cell>
              <table:table-cell office:value-type="float" office:value="60.813344">
                <text:p>60.81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896">
                <text:p>52.884896</text:p>
              </table:table-cell>
              <table:table-cell office:value-type="float" office:value="58.169984">
                <text:p>58.169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38">
                <text:p>52.8838</text:p>
              </table:table-cell>
              <table:table-cell office:value-type="float" office:value="58.168736">
                <text:p>58.168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2">
                <text:p>55.5272</text:p>
              </table:table-cell>
              <table:table-cell office:value-type="float" office:value="60.812104">
                <text:p>60.812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84856">
                <text:p>5.284856</text:p>
              </table:table-cell>
              <table:table-cell office:value-type="float" office:value="55.527656">
                <text:p>55.527656</text:p>
              </table:table-cell>
              <table:table-cell office:value-type="float" office:value="60.812552">
                <text:p>60.812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128">
                <text:p>52.886128</text:p>
              </table:table-cell>
              <table:table-cell office:value-type="float" office:value="58.170976">
                <text:p>58.170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4888">
                <text:p>55.524888</text:p>
              </table:table-cell>
              <table:table-cell office:value-type="float" office:value="60.809776">
                <text:p>60.809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872">
                <text:p>55.52872</text:p>
              </table:table-cell>
              <table:table-cell office:value-type="float" office:value="60.813624">
                <text:p>60.813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2688">
                <text:p>52.882688</text:p>
              </table:table-cell>
              <table:table-cell office:value-type="float" office:value="60.810056">
                <text:p>60.810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064">
                <text:p>52.886064</text:p>
              </table:table-cell>
              <table:table-cell office:value-type="float" office:value="58.170912">
                <text:p>58.170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4">
                <text:p>55.5274</text:p>
              </table:table-cell>
              <table:table-cell office:value-type="float" office:value="60.812296">
                <text:p>60.812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6424">
                <text:p>55.526424</text:p>
              </table:table-cell>
              <table:table-cell office:value-type="float" office:value="60.811312">
                <text:p>60.811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056">
                <text:p>55.525056</text:p>
              </table:table-cell>
              <table:table-cell office:value-type="float" office:value="60.809944">
                <text:p>60.8099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712">
                <text:p>52.884712</text:p>
              </table:table-cell>
              <table:table-cell office:value-type="float" office:value="60.812232">
                <text:p>60.812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84856">
                <text:p>5.284856</text:p>
              </table:table-cell>
              <table:table-cell office:value-type="float" office:value="50.241032">
                <text:p>50.241032</text:p>
              </table:table-cell>
              <table:table-cell office:value-type="float" office:value="58.168352">
                <text:p>58.168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92">
                <text:p>52.88492</text:p>
              </table:table-cell>
              <table:table-cell office:value-type="float" office:value="60.812544">
                <text:p>60.8125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856">
                <text:p>52.884856</text:p>
              </table:table-cell>
              <table:table-cell office:value-type="float" office:value="60.812376">
                <text:p>60.812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696">
                <text:p>52.884696</text:p>
              </table:table-cell>
              <table:table-cell office:value-type="float" office:value="60.811976">
                <text:p>60.811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7">
                <text:p>55.527</text:p>
              </table:table-cell>
              <table:table-cell office:value-type="float" office:value="60.811872">
                <text:p>60.811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304">
                <text:p>55.527304</text:p>
              </table:table-cell>
              <table:table-cell office:value-type="float" office:value="60.812208">
                <text:p>60.812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224">
                <text:p>50.24224</text:p>
              </table:table-cell>
              <table:table-cell office:value-type="float" office:value="58.16976">
                <text:p>58.16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96">
                <text:p>55.52596</text:p>
              </table:table-cell>
              <table:table-cell office:value-type="float" office:value="60.810848">
                <text:p>60.8108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128">
                <text:p>52.886128</text:p>
              </table:table-cell>
              <table:table-cell office:value-type="float" office:value="58.170976">
                <text:p>58.170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6232">
                <text:p>55.526232</text:p>
              </table:table-cell>
              <table:table-cell office:value-type="float" office:value="60.811168">
                <text:p>60.8111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624">
                <text:p>52.884624</text:p>
              </table:table-cell>
              <table:table-cell office:value-type="float" office:value="60.811944">
                <text:p>60.811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284856">
                <text:p>5.284856</text:p>
              </table:table-cell>
              <table:table-cell office:value-type="float" office:value="52.884784">
                <text:p>52.884784</text:p>
              </table:table-cell>
              <table:table-cell office:value-type="float" office:value="58.169872">
                <text:p>58.169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408">
                <text:p>55.527408</text:p>
              </table:table-cell>
              <table:table-cell office:value-type="float" office:value="60.812304">
                <text:p>60.812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84856">
                <text:p>5.284856</text:p>
              </table:table-cell>
              <table:table-cell office:value-type="float" office:value="55.527256">
                <text:p>55.527256</text:p>
              </table:table-cell>
              <table:table-cell office:value-type="float" office:value="60.812128">
                <text:p>60.812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96">
                <text:p>55.52596</text:p>
              </table:table-cell>
              <table:table-cell office:value-type="float" office:value="60.810776">
                <text:p>60.8107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96">
                <text:p>55.5296</text:p>
              </table:table-cell>
              <table:table-cell office:value-type="float" office:value="60.81448">
                <text:p>60.81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984">
                <text:p>55.525984</text:p>
              </table:table-cell>
              <table:table-cell office:value-type="float" office:value="60.81088">
                <text:p>60.810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616">
                <text:p>52.884616</text:p>
              </table:table-cell>
              <table:table-cell office:value-type="float" office:value="58.169464">
                <text:p>58.169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128">
                <text:p>52.886128</text:p>
              </table:table-cell>
              <table:table-cell office:value-type="float" office:value="58.170976">
                <text:p>58.170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5072">
                <text:p>52.885072</text:p>
              </table:table-cell>
              <table:table-cell office:value-type="float" office:value="60.812696">
                <text:p>60.812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2296">
                <text:p>52.882296</text:p>
              </table:table-cell>
              <table:table-cell office:value-type="float" office:value="60.809704">
                <text:p>60.809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4568">
                <text:p>55.524568</text:p>
              </table:table-cell>
              <table:table-cell office:value-type="float" office:value="60.809488">
                <text:p>60.8094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88">
                <text:p>52.88488</text:p>
              </table:table-cell>
              <table:table-cell office:value-type="float" office:value="58.169864">
                <text:p>58.169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08">
                <text:p>52.88608</text:p>
              </table:table-cell>
              <table:table-cell office:value-type="float" office:value="58.171304">
                <text:p>58.171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648">
                <text:p>52.884648</text:p>
              </table:table-cell>
              <table:table-cell office:value-type="float" office:value="58.169672">
                <text:p>58.169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5952">
                <text:p>55.525952</text:p>
              </table:table-cell>
              <table:table-cell office:value-type="float" office:value="60.810824">
                <text:p>60.810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84856">
                <text:p>5.284856</text:p>
              </table:table-cell>
              <table:table-cell office:value-type="float" office:value="52.88512">
                <text:p>52.88512</text:p>
              </table:table-cell>
              <table:table-cell office:value-type="float" office:value="58.170312">
                <text:p>58.1703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4568">
                <text:p>55.524568</text:p>
              </table:table-cell>
              <table:table-cell office:value-type="float" office:value="60.809488">
                <text:p>60.8094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616">
                <text:p>55.527616</text:p>
              </table:table-cell>
              <table:table-cell office:value-type="float" office:value="60.812504">
                <text:p>60.812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52">
                <text:p>55.52752</text:p>
              </table:table-cell>
              <table:table-cell office:value-type="float" office:value="60.812712">
                <text:p>60.812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16">
                <text:p>55.52716</text:p>
              </table:table-cell>
              <table:table-cell office:value-type="float" office:value="60.812056">
                <text:p>60.8120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3976">
                <text:p>52.883976</text:p>
              </table:table-cell>
              <table:table-cell office:value-type="float" office:value="58.168864">
                <text:p>58.168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2352">
                <text:p>50.242352</text:p>
              </table:table-cell>
              <table:table-cell office:value-type="float" office:value="60.81244">
                <text:p>60.812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84856">
                <text:p>5.284856</text:p>
              </table:table-cell>
              <table:table-cell office:value-type="float" office:value="52.883568">
                <text:p>52.883568</text:p>
              </table:table-cell>
              <table:table-cell office:value-type="float" office:value="58.168408">
                <text:p>58.168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3928">
                <text:p>52.883928</text:p>
              </table:table-cell>
              <table:table-cell office:value-type="float" office:value="58.168816">
                <text:p>58.1688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912">
                <text:p>55.525912</text:p>
              </table:table-cell>
              <table:table-cell office:value-type="float" office:value="60.810784">
                <text:p>60.810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3632">
                <text:p>50.243632</text:p>
              </table:table-cell>
              <table:table-cell office:value-type="float" office:value="58.170912">
                <text:p>58.170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64">
                <text:p>55.527064</text:p>
              </table:table-cell>
              <table:table-cell office:value-type="float" office:value="60.812088">
                <text:p>60.8120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5856">
                <text:p>52.885856</text:p>
              </table:table-cell>
              <table:table-cell office:value-type="float" office:value="58.170704">
                <text:p>58.1707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248">
                <text:p>55.527248</text:p>
              </table:table-cell>
              <table:table-cell office:value-type="float" office:value="60.81212">
                <text:p>60.81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3992">
                <text:p>52.883992</text:p>
              </table:table-cell>
              <table:table-cell office:value-type="float" office:value="60.811312">
                <text:p>60.8113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92">
                <text:p>52.88492</text:p>
              </table:table-cell>
              <table:table-cell office:value-type="float" office:value="60.812544">
                <text:p>60.812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144">
                <text:p>52.884144</text:p>
              </table:table-cell>
              <table:table-cell office:value-type="float" office:value="58.169032">
                <text:p>58.1690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76">
                <text:p>52.88476</text:p>
              </table:table-cell>
              <table:table-cell office:value-type="float" office:value="60.812416">
                <text:p>60.8124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64">
                <text:p>55.527064</text:p>
              </table:table-cell>
              <table:table-cell office:value-type="float" office:value="60.812016">
                <text:p>60.81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376">
                <text:p>55.527376</text:p>
              </table:table-cell>
              <table:table-cell office:value-type="float" office:value="60.812432">
                <text:p>60.8124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144">
                <text:p>52.884144</text:p>
              </table:table-cell>
              <table:table-cell office:value-type="float" office:value="60.811464">
                <text:p>60.811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4">
                <text:p>55.52704</text:p>
              </table:table-cell>
              <table:table-cell office:value-type="float" office:value="60.812064">
                <text:p>60.812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48">
                <text:p>55.527048</text:p>
              </table:table-cell>
              <table:table-cell office:value-type="float" office:value="60.811896">
                <text:p>60.811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6576">
                <text:p>55.526576</text:p>
              </table:table-cell>
              <table:table-cell office:value-type="float" office:value="60.811464">
                <text:p>60.811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088">
                <text:p>52.886088</text:p>
              </table:table-cell>
              <table:table-cell office:value-type="float" office:value="58.170936">
                <text:p>58.170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4">
                <text:p>55.5274</text:p>
              </table:table-cell>
              <table:table-cell office:value-type="float" office:value="60.812456">
                <text:p>60.812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496">
                <text:p>55.528496</text:p>
              </table:table-cell>
              <table:table-cell office:value-type="float" office:value="60.813344">
                <text:p>60.8133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48">
                <text:p>55.527048</text:p>
              </table:table-cell>
              <table:table-cell office:value-type="float" office:value="60.811896">
                <text:p>60.811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632">
                <text:p>52.884632</text:p>
              </table:table-cell>
              <table:table-cell office:value-type="float" office:value="58.16952">
                <text:p>58.16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7168">
                <text:p>55.527168</text:p>
              </table:table-cell>
              <table:table-cell office:value-type="float" office:value="60.812256">
                <text:p>60.812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128">
                <text:p>55.527128</text:p>
              </table:table-cell>
              <table:table-cell office:value-type="float" office:value="60.812016">
                <text:p>60.812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4">
                <text:p>55.5274</text:p>
              </table:table-cell>
              <table:table-cell office:value-type="float" office:value="60.812456">
                <text:p>60.812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384">
                <text:p>55.527384</text:p>
              </table:table-cell>
              <table:table-cell office:value-type="float" office:value="60.81228">
                <text:p>60.81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224">
                <text:p>55.527224</text:p>
              </table:table-cell>
              <table:table-cell office:value-type="float" office:value="60.812112">
                <text:p>60.812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8496">
                <text:p>55.528496</text:p>
              </table:table-cell>
              <table:table-cell office:value-type="float" office:value="60.813344">
                <text:p>60.813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232">
                <text:p>55.527232</text:p>
              </table:table-cell>
              <table:table-cell office:value-type="float" office:value="60.812216">
                <text:p>60.8122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2224">
                <text:p>50.242224</text:p>
              </table:table-cell>
              <table:table-cell office:value-type="float" office:value="55.527112">
                <text:p>55.527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612">
                <text:p>55.52612</text:p>
              </table:table-cell>
              <table:table-cell office:value-type="float" office:value="60.811176">
                <text:p>60.8111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976">
                <text:p>52.884976</text:p>
              </table:table-cell>
              <table:table-cell office:value-type="float" office:value="60.812304">
                <text:p>60.812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448">
                <text:p>55.528448</text:p>
              </table:table-cell>
              <table:table-cell office:value-type="float" office:value="60.813288">
                <text:p>60.8132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712">
                <text:p>55.52712</text:p>
              </table:table-cell>
              <table:table-cell office:value-type="float" office:value="60.812208">
                <text:p>60.8122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376">
                <text:p>55.527376</text:p>
              </table:table-cell>
              <table:table-cell office:value-type="float" office:value="60.812272">
                <text:p>60.812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284856">
                <text:p>5.284856</text:p>
              </table:table-cell>
              <table:table-cell office:value-type="float" office:value="52.883496">
                <text:p>52.883496</text:p>
              </table:table-cell>
              <table:table-cell office:value-type="float" office:value="58.168416">
                <text:p>58.168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728">
                <text:p>55.525728</text:p>
              </table:table-cell>
              <table:table-cell office:value-type="float" office:value="60.8106">
                <text:p>60.8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48">
                <text:p>55.52748</text:p>
              </table:table-cell>
              <table:table-cell office:value-type="float" office:value="60.812384">
                <text:p>60.8123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216">
                <text:p>55.527216</text:p>
              </table:table-cell>
              <table:table-cell office:value-type="float" office:value="60.812064">
                <text:p>60.8120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376">
                <text:p>55.527376</text:p>
              </table:table-cell>
              <table:table-cell office:value-type="float" office:value="60.812432">
                <text:p>60.812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1936">
                <text:p>52.881936</text:p>
              </table:table-cell>
              <table:table-cell office:value-type="float" office:value="58.166888">
                <text:p>58.1668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064">
                <text:p>55.527064</text:p>
              </table:table-cell>
              <table:table-cell office:value-type="float" office:value="60.812088">
                <text:p>60.812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84856">
                <text:p>5.284856</text:p>
              </table:table-cell>
              <table:table-cell office:value-type="float" office:value="52.884736">
                <text:p>52.884736</text:p>
              </table:table-cell>
              <table:table-cell office:value-type="float" office:value="60.812016">
                <text:p>60.812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12">
                <text:p>52.88612</text:p>
              </table:table-cell>
              <table:table-cell office:value-type="float" office:value="58.171344">
                <text:p>58.1713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064">
                <text:p>52.886064</text:p>
              </table:table-cell>
              <table:table-cell office:value-type="float" office:value="60.813344">
                <text:p>60.8133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5768">
                <text:p>55.525768</text:p>
              </table:table-cell>
              <table:table-cell office:value-type="float" office:value="60.81064">
                <text:p>60.81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6632">
                <text:p>55.526632</text:p>
              </table:table-cell>
              <table:table-cell office:value-type="float" office:value="60.81152">
                <text:p>60.81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284856">
                <text:p>5.284856</text:p>
              </table:table-cell>
              <table:table-cell office:value-type="float" office:value="50.242616">
                <text:p>50.242616</text:p>
              </table:table-cell>
              <table:table-cell office:value-type="float" office:value="60.812672">
                <text:p>60.812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284856">
                <text:p>5.284856</text:p>
              </table:table-cell>
              <table:table-cell office:value-type="float" office:value="50.241112">
                <text:p>50.241112</text:p>
              </table:table-cell>
              <table:table-cell office:value-type="float" office:value="58.168416">
                <text:p>58.168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32">
                <text:p>55.52732</text:p>
              </table:table-cell>
              <table:table-cell office:value-type="float" office:value="60.812192">
                <text:p>60.8121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2064">
                <text:p>52.882064</text:p>
              </table:table-cell>
              <table:table-cell office:value-type="float" office:value="58.166952">
                <text:p>58.166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312">
                <text:p>55.527312</text:p>
              </table:table-cell>
              <table:table-cell office:value-type="float" office:value="60.812296">
                <text:p>60.812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8496">
                <text:p>55.528496</text:p>
              </table:table-cell>
              <table:table-cell office:value-type="float" office:value="60.813344">
                <text:p>60.8133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84856">
                <text:p>5.284856</text:p>
              </table:table-cell>
              <table:table-cell office:value-type="float" office:value="55.52832">
                <text:p>55.52832</text:p>
              </table:table-cell>
              <table:table-cell office:value-type="float" office:value="60.813168">
                <text:p>60.813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6104">
                <text:p>55.526104</text:p>
              </table:table-cell>
              <table:table-cell office:value-type="float" office:value="60.810944">
                <text:p>60.8109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864">
                <text:p>52.884864</text:p>
              </table:table-cell>
              <table:table-cell office:value-type="float" office:value="60.81228">
                <text:p>60.812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">
                <text:p>55.527</text:p>
              </table:table-cell>
              <table:table-cell office:value-type="float" office:value="60.811848">
                <text:p>60.8118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184">
                <text:p>55.527184</text:p>
              </table:table-cell>
              <table:table-cell office:value-type="float" office:value="60.81208">
                <text:p>60.812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84856">
                <text:p>5.284856</text:p>
              </table:table-cell>
              <table:table-cell office:value-type="float" office:value="52.884944">
                <text:p>52.884944</text:p>
              </table:table-cell>
              <table:table-cell office:value-type="float" office:value="58.17">
                <text:p>58.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3448">
                <text:p>52.883448</text:p>
              </table:table-cell>
              <table:table-cell office:value-type="float" office:value="60.810936">
                <text:p>60.8109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96">
                <text:p>55.527096</text:p>
              </table:table-cell>
              <table:table-cell office:value-type="float" office:value="60.812048">
                <text:p>60.8120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848">
                <text:p>55.52848</text:p>
              </table:table-cell>
              <table:table-cell office:value-type="float" office:value="60.813328">
                <text:p>60.8133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3504">
                <text:p>52.883504</text:p>
              </table:table-cell>
              <table:table-cell office:value-type="float" office:value="58.168512">
                <text:p>58.168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7328">
                <text:p>55.527328</text:p>
              </table:table-cell>
              <table:table-cell office:value-type="float" office:value="60.812552">
                <text:p>60.8125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248">
                <text:p>55.527248</text:p>
              </table:table-cell>
              <table:table-cell office:value-type="float" office:value="60.812232">
                <text:p>60.8122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2352">
                <text:p>52.882352</text:p>
              </table:table-cell>
              <table:table-cell office:value-type="float" office:value="58.1672">
                <text:p>58.16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064">
                <text:p>52.886064</text:p>
              </table:table-cell>
              <table:table-cell office:value-type="float" office:value="60.813344">
                <text:p>60.813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152">
                <text:p>55.527152</text:p>
              </table:table-cell>
              <table:table-cell office:value-type="float" office:value="60.812376">
                <text:p>60.8123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56">
                <text:p>55.52856</text:p>
              </table:table-cell>
              <table:table-cell office:value-type="float" office:value="60.813408">
                <text:p>60.8134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4912">
                <text:p>55.524912</text:p>
              </table:table-cell>
              <table:table-cell office:value-type="float" office:value="60.8098">
                <text:p>60.80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284856">
                <text:p>5.284856</text:p>
              </table:table-cell>
              <table:table-cell office:value-type="float" office:value="50.242344">
                <text:p>50.242344</text:p>
              </table:table-cell>
              <table:table-cell office:value-type="float" office:value="60.812056">
                <text:p>60.812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6224">
                <text:p>55.526224</text:p>
              </table:table-cell>
              <table:table-cell office:value-type="float" office:value="60.811168">
                <text:p>60.811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976">
                <text:p>55.525976</text:p>
              </table:table-cell>
              <table:table-cell office:value-type="float" office:value="60.810848">
                <text:p>60.8108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4952">
                <text:p>55.524952</text:p>
              </table:table-cell>
              <table:table-cell office:value-type="float" office:value="60.810224">
                <text:p>60.8102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3464">
                <text:p>52.883464</text:p>
              </table:table-cell>
              <table:table-cell office:value-type="float" office:value="60.810784">
                <text:p>60.8107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192">
                <text:p>55.527192</text:p>
              </table:table-cell>
              <table:table-cell office:value-type="float" office:value="60.81228">
                <text:p>60.81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656">
                <text:p>52.884656</text:p>
              </table:table-cell>
              <table:table-cell office:value-type="float" office:value="58.16968">
                <text:p>58.16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248">
                <text:p>55.527248</text:p>
              </table:table-cell>
              <table:table-cell office:value-type="float" office:value="60.812136">
                <text:p>60.812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2416">
                <text:p>50.242416</text:p>
              </table:table-cell>
              <table:table-cell office:value-type="float" office:value="55.527608">
                <text:p>55.527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6632">
                <text:p>55.526632</text:p>
              </table:table-cell>
              <table:table-cell office:value-type="float" office:value="60.81152">
                <text:p>60.81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4568">
                <text:p>55.524568</text:p>
              </table:table-cell>
              <table:table-cell office:value-type="float" office:value="60.809488">
                <text:p>60.809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608">
                <text:p>55.528608</text:p>
              </table:table-cell>
              <table:table-cell office:value-type="float" office:value="60.813504">
                <text:p>60.8135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4456">
                <text:p>55.524456</text:p>
              </table:table-cell>
              <table:table-cell office:value-type="float" office:value="60.809376">
                <text:p>60.8093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808">
                <text:p>52.884808</text:p>
              </table:table-cell>
              <table:table-cell office:value-type="float" office:value="58.169896">
                <text:p>58.1698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748">
                <text:p>55.52748</text:p>
              </table:table-cell>
              <table:table-cell office:value-type="float" office:value="60.812376">
                <text:p>60.812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4808">
                <text:p>55.524808</text:p>
              </table:table-cell>
              <table:table-cell office:value-type="float" office:value="60.809744">
                <text:p>60.8097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144">
                <text:p>55.527144</text:p>
              </table:table-cell>
              <table:table-cell office:value-type="float" office:value="60.812168">
                <text:p>60.812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27288">
                <text:p>7.927288</text:p>
              </table:table-cell>
              <table:table-cell office:value-type="float" office:value="50.239864">
                <text:p>50.239864</text:p>
              </table:table-cell>
              <table:table-cell office:value-type="float" office:value="58.167568">
                <text:p>58.167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12">
                <text:p>55.52712</text:p>
              </table:table-cell>
              <table:table-cell office:value-type="float" office:value="60.812008">
                <text:p>60.8120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696">
                <text:p>52.884696</text:p>
              </table:table-cell>
              <table:table-cell office:value-type="float" office:value="58.16972">
                <text:p>58.16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776">
                <text:p>52.884776</text:p>
              </table:table-cell>
              <table:table-cell office:value-type="float" office:value="58.17">
                <text:p>58.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096">
                <text:p>55.527096</text:p>
              </table:table-cell>
              <table:table-cell office:value-type="float" office:value="60.811992">
                <text:p>60.8119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896">
                <text:p>55.525896</text:p>
              </table:table-cell>
              <table:table-cell office:value-type="float" office:value="60.810784">
                <text:p>60.8107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432">
                <text:p>55.528432</text:p>
              </table:table-cell>
              <table:table-cell office:value-type="float" office:value="60.813328">
                <text:p>60.8133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4544">
                <text:p>55.524544</text:p>
              </table:table-cell>
              <table:table-cell office:value-type="float" office:value="60.80948">
                <text:p>60.80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3464">
                <text:p>52.883464</text:p>
              </table:table-cell>
              <table:table-cell office:value-type="float" office:value="58.168352">
                <text:p>58.1683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768">
                <text:p>52.884768</text:p>
              </table:table-cell>
              <table:table-cell office:value-type="float" office:value="60.812088">
                <text:p>60.8120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808">
                <text:p>52.884808</text:p>
              </table:table-cell>
              <table:table-cell office:value-type="float" office:value="58.169704">
                <text:p>58.169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688">
                <text:p>52.884688</text:p>
              </table:table-cell>
              <table:table-cell office:value-type="float" office:value="58.169536">
                <text:p>58.1695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096">
                <text:p>52.886096</text:p>
              </table:table-cell>
              <table:table-cell office:value-type="float" office:value="58.170944">
                <text:p>58.1709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064">
                <text:p>52.886064</text:p>
              </table:table-cell>
              <table:table-cell office:value-type="float" office:value="58.170912">
                <text:p>58.1709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5856">
                <text:p>55.525856</text:p>
              </table:table-cell>
              <table:table-cell office:value-type="float" office:value="60.810776">
                <text:p>60.8107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6088">
                <text:p>55.526088</text:p>
              </table:table-cell>
              <table:table-cell office:value-type="float" office:value="60.810976">
                <text:p>60.8109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424">
                <text:p>55.528424</text:p>
              </table:table-cell>
              <table:table-cell office:value-type="float" office:value="60.813264">
                <text:p>60.813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024">
                <text:p>52.886024</text:p>
              </table:table-cell>
              <table:table-cell office:value-type="float" office:value="58.17092">
                <text:p>58.170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2304">
                <text:p>50.242304</text:p>
              </table:table-cell>
              <table:table-cell office:value-type="float" office:value="58.169824">
                <text:p>58.169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7168">
                <text:p>55.527168</text:p>
              </table:table-cell>
              <table:table-cell office:value-type="float" office:value="60.812056">
                <text:p>60.812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712">
                <text:p>55.52712</text:p>
              </table:table-cell>
              <table:table-cell office:value-type="float" office:value="60.812008">
                <text:p>60.812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2136">
                <text:p>52.882136</text:p>
              </table:table-cell>
              <table:table-cell office:value-type="float" office:value="60.809488">
                <text:p>60.8094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136">
                <text:p>55.527136</text:p>
              </table:table-cell>
              <table:table-cell office:value-type="float" office:value="60.812024">
                <text:p>60.8120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4496">
                <text:p>55.524496</text:p>
              </table:table-cell>
              <table:table-cell office:value-type="float" office:value="60.809384">
                <text:p>60.809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912">
                <text:p>52.884912</text:p>
              </table:table-cell>
              <table:table-cell office:value-type="float" office:value="58.169808">
                <text:p>58.1698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6128">
                <text:p>55.526128</text:p>
              </table:table-cell>
              <table:table-cell office:value-type="float" office:value="60.811016">
                <text:p>60.811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3464">
                <text:p>52.883464</text:p>
              </table:table-cell>
              <table:table-cell office:value-type="float" office:value="58.168352">
                <text:p>58.168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52">
                <text:p>55.52852</text:p>
              </table:table-cell>
              <table:table-cell office:value-type="float" office:value="60.813416">
                <text:p>60.8134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296">
                <text:p>55.527296</text:p>
              </table:table-cell>
              <table:table-cell office:value-type="float" office:value="60.81228">
                <text:p>60.81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8512">
                <text:p>55.528512</text:p>
              </table:table-cell>
              <table:table-cell office:value-type="float" office:value="60.813736">
                <text:p>60.8137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3752">
                <text:p>52.883752</text:p>
              </table:table-cell>
              <table:table-cell office:value-type="float" office:value="58.168656">
                <text:p>58.1686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136">
                <text:p>55.527136</text:p>
              </table:table-cell>
              <table:table-cell office:value-type="float" office:value="60.812024">
                <text:p>60.812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5784">
                <text:p>55.525784</text:p>
              </table:table-cell>
              <table:table-cell office:value-type="float" office:value="60.811056">
                <text:p>60.811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248">
                <text:p>52.886248</text:p>
              </table:table-cell>
              <table:table-cell office:value-type="float" office:value="58.171096">
                <text:p>58.171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376">
                <text:p>55.527376</text:p>
              </table:table-cell>
              <table:table-cell office:value-type="float" office:value="60.812432">
                <text:p>60.8124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824">
                <text:p>52.884824</text:p>
              </table:table-cell>
              <table:table-cell office:value-type="float" office:value="58.169808">
                <text:p>58.1698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064">
                <text:p>52.886064</text:p>
              </table:table-cell>
              <table:table-cell office:value-type="float" office:value="58.170912">
                <text:p>58.1709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08">
                <text:p>52.88608</text:p>
              </table:table-cell>
              <table:table-cell office:value-type="float" office:value="60.813784">
                <text:p>60.8137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488">
                <text:p>55.528488</text:p>
              </table:table-cell>
              <table:table-cell office:value-type="float" office:value="60.813712">
                <text:p>60.813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48">
                <text:p>55.527048</text:p>
              </table:table-cell>
              <table:table-cell office:value-type="float" office:value="60.811896">
                <text:p>60.8118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064">
                <text:p>55.527064</text:p>
              </table:table-cell>
              <table:table-cell office:value-type="float" office:value="60.81204">
                <text:p>60.812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5944">
                <text:p>52.885944</text:p>
              </table:table-cell>
              <table:table-cell office:value-type="float" office:value="60.813224">
                <text:p>60.8132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284856">
                <text:p>5.284856</text:p>
              </table:table-cell>
              <table:table-cell office:value-type="float" office:value="52.883928">
                <text:p>52.883928</text:p>
              </table:table-cell>
              <table:table-cell office:value-type="float" office:value="58.168816">
                <text:p>58.1688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8552">
                <text:p>55.528552</text:p>
              </table:table-cell>
              <table:table-cell office:value-type="float" office:value="60.813776">
                <text:p>60.8137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328">
                <text:p>55.527328</text:p>
              </table:table-cell>
              <table:table-cell office:value-type="float" office:value="60.812416">
                <text:p>60.8124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912">
                <text:p>52.884912</text:p>
              </table:table-cell>
              <table:table-cell office:value-type="float" office:value="60.81224">
                <text:p>60.812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248">
                <text:p>50.24248</text:p>
              </table:table-cell>
              <table:table-cell office:value-type="float" office:value="58.169808">
                <text:p>58.1698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408">
                <text:p>55.527408</text:p>
              </table:table-cell>
              <table:table-cell office:value-type="float" office:value="60.812304">
                <text:p>60.812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328">
                <text:p>55.527328</text:p>
              </table:table-cell>
              <table:table-cell office:value-type="float" office:value="60.812416">
                <text:p>60.8124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284856">
                <text:p>5.284856</text:p>
              </table:table-cell>
              <table:table-cell office:value-type="float" office:value="52.88356">
                <text:p>52.88356</text:p>
              </table:table-cell>
              <table:table-cell office:value-type="float" office:value="60.810896">
                <text:p>60.8108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6128">
                <text:p>52.886128</text:p>
              </table:table-cell>
              <table:table-cell office:value-type="float" office:value="58.170976">
                <text:p>58.1709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224">
                <text:p>55.527224</text:p>
              </table:table-cell>
              <table:table-cell office:value-type="float" office:value="60.812312">
                <text:p>60.8123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92">
                <text:p>52.88492</text:p>
              </table:table-cell>
              <table:table-cell office:value-type="float" office:value="58.170112">
                <text:p>58.1701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616">
                <text:p>55.527616</text:p>
              </table:table-cell>
              <table:table-cell office:value-type="float" office:value="60.812504">
                <text:p>60.812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712">
                <text:p>52.884712</text:p>
              </table:table-cell>
              <table:table-cell office:value-type="float" office:value="60.812368">
                <text:p>60.8123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304">
                <text:p>55.527304</text:p>
              </table:table-cell>
              <table:table-cell office:value-type="float" office:value="60.812208">
                <text:p>60.8122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492">
                <text:p>52.88492</text:p>
              </table:table-cell>
              <table:table-cell office:value-type="float" office:value="58.170112">
                <text:p>58.1701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84856">
                <text:p>5.284856</text:p>
              </table:table-cell>
              <table:table-cell office:value-type="float" office:value="55.524496">
                <text:p>55.524496</text:p>
              </table:table-cell>
              <table:table-cell office:value-type="float" office:value="60.809384">
                <text:p>60.8093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4976">
                <text:p>52.884976</text:p>
              </table:table-cell>
              <table:table-cell office:value-type="float" office:value="60.812392">
                <text:p>60.8123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968">
                <text:p>55.525968</text:p>
              </table:table-cell>
              <table:table-cell office:value-type="float" office:value="60.810952">
                <text:p>60.810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0016">
                <text:p>50.240016</text:p>
              </table:table-cell>
              <table:table-cell office:value-type="float" office:value="55.524992">
                <text:p>55.524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624">
                <text:p>55.52624</text:p>
              </table:table-cell>
              <table:table-cell office:value-type="float" office:value="60.811136">
                <text:p>60.8111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927288">
                <text:p>7.927288</text:p>
              </table:table-cell>
              <table:table-cell office:value-type="float" office:value="55.527104">
                <text:p>55.527104</text:p>
              </table:table-cell>
              <table:table-cell office:value-type="float" office:value="60.812192">
                <text:p>60.8121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927288">
                <text:p>7.927288</text:p>
              </table:table-cell>
              <table:table-cell office:value-type="float" office:value="52.885144">
                <text:p>52.885144</text:p>
              </table:table-cell>
              <table:table-cell office:value-type="float" office:value="58.170128">
                <text:p>58.1701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212152">
                <text:p>13.212152</text:p>
              </table:table-cell>
              <table:table-cell office:value-type="float" office:value="55.52596">
                <text:p>55.52596</text:p>
              </table:table-cell>
              <table:table-cell office:value-type="float" office:value="60.810848">
                <text:p>60.8108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72">
                <text:p>55.5272</text:p>
              </table:table-cell>
              <table:table-cell office:value-type="float" office:value="60.81212">
                <text:p>60.812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56972">
                <text:p>10.56972</text:p>
              </table:table-cell>
              <table:table-cell office:value-type="float" office:value="55.52584">
                <text:p>55.52584</text:p>
              </table:table-cell>
              <table:table-cell office:value-type="float" office:value="60.810744">
                <text:p>60.8107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56972">
                <text:p>10.56972</text:p>
              </table:table-cell>
              <table:table-cell office:value-type="float" office:value="52.886248">
                <text:p>52.886248</text:p>
              </table:table-cell>
              <table:table-cell office:value-type="float" office:value="60.813528">
                <text:p>60.8135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1264">
                <text:p>50.241264</text:p>
              </table:table-cell>
              <table:table-cell office:value-type="float" office:value="58.168584">
                <text:p>58.1685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927288">
                <text:p>7.927288</text:p>
              </table:table-cell>
              <table:table-cell office:value-type="float" office:value="50.240896">
                <text:p>50.240896</text:p>
              </table:table-cell>
              <table:table-cell office:value-type="float" office:value="58.168248">
                <text:p>58.1682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